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3.0pt" fo:color="#434343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a</text:span></text:p>
      <text:p text:style-name="P1"><text:span text:style-name="T1">abandon</text:span></text:p>
      <text:p text:style-name="P1"><text:span text:style-name="T1">ability</text:span></text:p>
      <text:p text:style-name="P1"><text:span text:style-name="T1">able</text:span></text:p>
      <text:p text:style-name="P1"><text:span text:style-name="T1">abortion</text:span></text:p>
      <text:p text:style-name="P1"><text:span text:style-name="T1">about</text:span></text:p>
      <text:p text:style-name="P1"><text:span text:style-name="T1">above</text:span></text:p>
      <text:p text:style-name="P1"><text:span text:style-name="T1">abroad</text:span></text:p>
      <text:p text:style-name="P1"><text:span text:style-name="T1">absence</text:span></text:p>
      <text:p text:style-name="P1"><text:span text:style-name="T1">absolute</text:span></text:p>
      <text:p text:style-name="P1"><text:span text:style-name="T1">absolutely</text:span></text:p>
      <text:p text:style-name="P1"><text:span text:style-name="T1">absorb</text:span></text:p>
      <text:p text:style-name="P1"><text:span text:style-name="T1">abuse</text:span></text:p>
      <text:p text:style-name="P1"><text:span text:style-name="T1">academic</text:span></text:p>
      <text:p text:style-name="P1"><text:span text:style-name="T1">accept</text:span></text:p>
      <text:p text:style-name="P1"><text:span text:style-name="T1">access</text:span></text:p>
      <text:p text:style-name="P1"><text:span text:style-name="T1">accident</text:span></text:p>
      <text:p text:style-name="P1"><text:span text:style-name="T1">accompany</text:span></text:p>
      <text:p text:style-name="P1"><text:span text:style-name="T1">accomplish</text:span></text:p>
      <text:p text:style-name="P1"><text:span text:style-name="T1">according</text:span></text:p>
      <text:p text:style-name="P1"><text:span text:style-name="T1">account</text:span></text:p>
      <text:p text:style-name="P1"><text:span text:style-name="T1">accurate</text:span></text:p>
      <text:p text:style-name="P1"><text:span text:style-name="T1">accuse</text:span></text:p>
      <text:p text:style-name="P1"><text:span text:style-name="T1">achieve</text:span></text:p>
      <text:p text:style-name="P1"><text:span text:style-name="T1">achievement</text:span></text:p>
      <text:p text:style-name="P1"><text:span text:style-name="T1">acid</text:span></text:p>
      <text:p text:style-name="P1"><text:span text:style-name="T1">acknowledge</text:span></text:p>
      <text:p text:style-name="P1"><text:span text:style-name="T1">acquire</text:span></text:p>
      <text:p text:style-name="P1"><text:span text:style-name="T1">across</text:span></text:p>
      <text:p text:style-name="P1"><text:span text:style-name="T1">act</text:span></text:p>
      <text:p text:style-name="P1"><text:span text:style-name="T1">action</text:span></text:p>
      <text:p text:style-name="P1"><text:span text:style-name="T1">active</text:span></text:p>
      <text:p text:style-name="P1"><text:span text:style-name="T1">activist</text:span></text:p>
      <text:p text:style-name="P1"><text:span text:style-name="T1">activity</text:span></text:p>
      <text:p text:style-name="P1"><text:span text:style-name="T1">actor</text:span></text:p>
      <text:p text:style-name="P1"><text:span text:style-name="T1">actress</text:span></text:p>
      <text:p text:style-name="P1"><text:span text:style-name="T1">actual</text:span></text:p>
      <text:p text:style-name="P1"><text:span text:style-name="T1">actually</text:span></text:p>
      <text:p text:style-name="P1"><text:span text:style-name="T1">ad</text:span></text:p>
      <text:p text:style-name="P1"><text:span text:style-name="T1">adapt</text:span></text:p>
      <text:p text:style-name="P1"><text:span text:style-name="T1">add</text:span></text:p>
      <text:p text:style-name="P1"><text:span text:style-name="T1">addition</text:span></text:p>
      <text:p text:style-name="P1"><text:span text:style-name="T1">additional</text:span></text:p>
      <text:p text:style-name="P1"><text:span text:style-name="T1">address</text:span></text:p>
      <text:p text:style-name="P1"><text:span text:style-name="T1">adequate</text:span></text:p>
      <text:p text:style-name="P1"><text:span text:style-name="T1">adjust</text:span></text:p>
      <text:p text:style-name="P1"><text:span text:style-name="T1">adjustment</text:span></text:p>
      <text:p text:style-name="P1"><text:span text:style-name="T1">administration</text:span></text:p>
      <text:p text:style-name="P1"><text:span text:style-name="T1">administrator</text:span></text:p>
      <text:p text:style-name="P1"><text:span text:style-name="T1">admire</text:span></text:p>
      <text:p text:style-name="P1"><text:span text:style-name="T1">admission</text:span></text:p>
      <text:p text:style-name="P1"><text:span text:style-name="T1">admit</text:span></text:p>
      <text:p text:style-name="P1"><text:span text:style-name="T1">adolescent</text:span></text:p>
      <text:p text:style-name="P1"><text:span text:style-name="T1">adopt</text:span></text:p>
      <text:p text:style-name="P1"><text:span text:style-name="T1">adult</text:span></text:p>
      <text:p text:style-name="P1"><text:span text:style-name="T1">advance</text:span></text:p>
      <text:p text:style-name="P1"><text:span text:style-name="T1">advanced</text:span></text:p>
      <text:p text:style-name="P1"><text:span text:style-name="T1">advantage</text:span></text:p>
      <text:p text:style-name="P1"><text:span text:style-name="T1">adventure</text:span></text:p>
      <text:p text:style-name="P1"><text:span text:style-name="T1">advertising</text:span></text:p>
      <text:p text:style-name="P1"><text:span text:style-name="T1">advice</text:span></text:p>
      <text:p text:style-name="P1"><text:span text:style-name="T1">advise</text:span></text:p>
      <text:p text:style-name="P1"><text:span text:style-name="T1">adviser</text:span></text:p>
      <text:p text:style-name="P1"><text:span text:style-name="T1">advocate</text:span></text:p>
      <text:p text:style-name="P1"><text:span text:style-name="T1">affair</text:span></text:p>
      <text:p text:style-name="P1"><text:span text:style-name="T1">affect</text:span></text:p>
      <text:p text:style-name="P1"><text:span text:style-name="T1">afford</text:span></text:p>
      <text:p text:style-name="P1"><text:span text:style-name="T1">afraid</text:span></text:p>
      <text:p text:style-name="P1"><text:span text:style-name="T1">African</text:span></text:p>
      <text:p text:style-name="P1"><text:span text:style-name="T1">African-American</text:span></text:p>
      <text:p text:style-name="P1"><text:span text:style-name="T1">after</text:span></text:p>
      <text:p text:style-name="P1"><text:span text:style-name="T1">afternoon</text:span></text:p>
      <text:p text:style-name="P1"><text:span text:style-name="T1">again</text:span></text:p>
      <text:p text:style-name="P1"><text:span text:style-name="T1">against</text:span></text:p>
      <text:p text:style-name="P1"><text:span text:style-name="T1">age</text:span></text:p>
      <text:p text:style-name="P1"><text:span text:style-name="T1">agency</text:span></text:p>
      <text:p text:style-name="P1"><text:span text:style-name="T1">agenda</text:span></text:p>
      <text:p text:style-name="P1"><text:span text:style-name="T1">agent</text:span></text:p>
      <text:p text:style-name="P1"><text:span text:style-name="T1">aggressive</text:span></text:p>
      <text:p text:style-name="P1"><text:span text:style-name="T1">ago</text:span></text:p>
      <text:p text:style-name="P1"><text:span text:style-name="T1">agree</text:span></text:p>
      <text:p text:style-name="P1"><text:span text:style-name="T1">agreement</text:span></text:p>
      <text:p text:style-name="P1"><text:span text:style-name="T1">agricultural</text:span></text:p>
      <text:p text:style-name="P1"><text:span text:style-name="T1">ah</text:span></text:p>
      <text:p text:style-name="P1"><text:span text:style-name="T1">ahead</text:span></text:p>
      <text:p text:style-name="P1"><text:span text:style-name="T1">aid</text:span></text:p>
      <text:p text:style-name="P1"><text:span text:style-name="T1">aide</text:span></text:p>
      <text:p text:style-name="P1"><text:span text:style-name="T1">AIDS</text:span></text:p>
      <text:p text:style-name="P1"><text:span text:style-name="T1">aim</text:span></text:p>
      <text:p text:style-name="P1"><text:span text:style-name="T1">air</text:span></text:p>
      <text:p text:style-name="P1"><text:span text:style-name="T1">aircraft</text:span></text:p>
      <text:p text:style-name="P1"><text:span text:style-name="T1">airline</text:span></text:p>
      <text:p text:style-name="P1"><text:span text:style-name="T1">airport</text:span></text:p>
      <text:p text:style-name="P1"><text:span text:style-name="T1">album</text:span></text:p>
      <text:p text:style-name="P1"><text:span text:style-name="T1">alcohol</text:span></text:p>
      <text:p text:style-name="P1"><text:span text:style-name="T1">alive</text:span></text:p>
      <text:p text:style-name="P1"><text:span text:style-name="T1">all</text:span></text:p>
      <text:p text:style-name="P1"><text:span text:style-name="T1">alliance</text:span></text:p>
      <text:p text:style-name="P1"><text:span text:style-name="T1">allow</text:span></text:p>
      <text:p text:style-name="P1"><text:span text:style-name="T1">ally</text:span></text:p>
      <text:p text:style-name="P1"><text:span text:style-name="T1">almost</text:span></text:p>
      <text:p text:style-name="P1"><text:span text:style-name="T1">alone</text:span></text:p>
      <text:p text:style-name="P1"><text:span text:style-name="T1">along</text:span></text:p>
      <text:p text:style-name="P1"><text:span text:style-name="T1">already</text:span></text:p>
      <text:p text:style-name="P1"><text:span text:style-name="T1">also</text:span></text:p>
      <text:p text:style-name="P1"><text:span text:style-name="T1">alter</text:span></text:p>
      <text:p text:style-name="P1"><text:span text:style-name="T1">alternative</text:span></text:p>
      <text:p text:style-name="P1"><text:span text:style-name="T1">although</text:span></text:p>
      <text:p text:style-name="P1"><text:span text:style-name="T1">always</text:span></text:p>
      <text:p text:style-name="P1"><text:span text:style-name="T1">AM</text:span></text:p>
      <text:p text:style-name="P1"><text:span text:style-name="T1">amazing</text:span></text:p>
      <text:p text:style-name="P1"><text:span text:style-name="T1">American</text:span></text:p>
      <text:p text:style-name="P1"><text:span text:style-name="T1">among</text:span></text:p>
      <text:p text:style-name="P1"><text:span text:style-name="T1">amount</text:span></text:p>
      <text:p text:style-name="P1"><text:span text:style-name="T1">analysis</text:span></text:p>
      <text:p text:style-name="P1"><text:span text:style-name="T1">analyst</text:span></text:p>
      <text:p text:style-name="P1"><text:span text:style-name="T1">analyze</text:span></text:p>
      <text:p text:style-name="P1"><text:span text:style-name="T1">ancient</text:span></text:p>
      <text:p text:style-name="P1"><text:span text:style-name="T1">and</text:span></text:p>
      <text:p text:style-name="P1"><text:span text:style-name="T1">anger</text:span></text:p>
      <text:p text:style-name="P1"><text:span text:style-name="T1">angle</text:span></text:p>
      <text:p text:style-name="P1"><text:span text:style-name="T1">angry</text:span></text:p>
      <text:p text:style-name="P1"><text:span text:style-name="T1">animal</text:span></text:p>
      <text:p text:style-name="P1"><text:span text:style-name="T1">anniversary</text:span></text:p>
      <text:p text:style-name="P1"><text:span text:style-name="T1">announce</text:span></text:p>
      <text:p text:style-name="P1"><text:span text:style-name="T1">annual</text:span></text:p>
      <text:p text:style-name="P1"><text:span text:style-name="T1">another</text:span></text:p>
      <text:p text:style-name="P1"><text:span text:style-name="T1">answer</text:span></text:p>
      <text:p text:style-name="P1"><text:span text:style-name="T1">anticipate</text:span></text:p>
      <text:p text:style-name="P1"><text:span text:style-name="T1">anxiety</text:span></text:p>
      <text:p text:style-name="P1"><text:span text:style-name="T1">any</text:span></text:p>
      <text:p text:style-name="P1"><text:span text:style-name="T1">anybody</text:span></text:p>
      <text:p text:style-name="P1"><text:span text:style-name="T1">anymore</text:span></text:p>
      <text:p text:style-name="P1"><text:span text:style-name="T1">anyone</text:span></text:p>
      <text:p text:style-name="P1"><text:span text:style-name="T1">anything</text:span></text:p>
      <text:p text:style-name="P1"><text:span text:style-name="T1">anyway</text:span></text:p>
      <text:p text:style-name="P1"><text:span text:style-name="T1">anywhere</text:span></text:p>
      <text:p text:style-name="P1"><text:span text:style-name="T1">apart</text:span></text:p>
      <text:p text:style-name="P1"><text:span text:style-name="T1">apartment</text:span></text:p>
      <text:p text:style-name="P1"><text:span text:style-name="T1">apparent</text:span></text:p>
      <text:p text:style-name="P1"><text:span text:style-name="T1">apparently</text:span></text:p>
      <text:p text:style-name="P1"><text:span text:style-name="T1">appeal</text:span></text:p>
      <text:p text:style-name="P1"><text:span text:style-name="T1">appear</text:span></text:p>
      <text:p text:style-name="P1"><text:span text:style-name="T1">appearance</text:span></text:p>
      <text:p text:style-name="P1"><text:span text:style-name="T1">apple</text:span></text:p>
      <text:p text:style-name="P1"><text:span text:style-name="T1">application</text:span></text:p>
      <text:p text:style-name="P1"><text:span text:style-name="T1">apply</text:span></text:p>
      <text:p text:style-name="P1"><text:span text:style-name="T1">appoint</text:span></text:p>
      <text:p text:style-name="P1"><text:span text:style-name="T1">appointment</text:span></text:p>
      <text:p text:style-name="P1"><text:span text:style-name="T1">appreciate</text:span></text:p>
      <text:p text:style-name="P1"><text:span text:style-name="T1">approach</text:span></text:p>
      <text:p text:style-name="P1"><text:span text:style-name="T1">appropriate</text:span></text:p>
      <text:p text:style-name="P1"><text:span text:style-name="T1">approval</text:span></text:p>
      <text:p text:style-name="P1"><text:span text:style-name="T1">approve</text:span></text:p>
      <text:p text:style-name="P1"><text:span text:style-name="T1">approximately</text:span></text:p>
      <text:p text:style-name="P1"><text:span text:style-name="T1">Arab</text:span></text:p>
      <text:p text:style-name="P1"><text:span text:style-name="T1">architect</text:span></text:p>
      <text:p text:style-name="P1"><text:span text:style-name="T1">area</text:span></text:p>
      <text:p text:style-name="P1"><text:span text:style-name="T1">argue</text:span></text:p>
      <text:p text:style-name="P1"><text:span text:style-name="T1">argument</text:span></text:p>
      <text:p text:style-name="P1"><text:span text:style-name="T1">arise</text:span></text:p>
      <text:p text:style-name="P1"><text:span text:style-name="T1">arm</text:span></text:p>
      <text:p text:style-name="P1"><text:span text:style-name="T1">armed</text:span></text:p>
      <text:p text:style-name="P1"><text:span text:style-name="T1">army</text:span></text:p>
      <text:p text:style-name="P1"><text:span text:style-name="T1">around</text:span></text:p>
      <text:p text:style-name="P1"><text:span text:style-name="T1">arrange</text:span></text:p>
      <text:p text:style-name="P1"><text:span text:style-name="T1">arrangement</text:span></text:p>
      <text:p text:style-name="P1"><text:span text:style-name="T1">arrest</text:span></text:p>
      <text:p text:style-name="P1"><text:span text:style-name="T1">arrival</text:span></text:p>
      <text:p text:style-name="P1"><text:span text:style-name="T1">arrive</text:span></text:p>
      <text:p text:style-name="P1"><text:span text:style-name="T1">art</text:span></text:p>
      <text:p text:style-name="P1"><text:span text:style-name="T1">article</text:span></text:p>
      <text:p text:style-name="P1"><text:span text:style-name="T1">artist</text:span></text:p>
      <text:p text:style-name="P1"><text:span text:style-name="T1">artistic</text:span></text:p>
      <text:p text:style-name="P1"><text:span text:style-name="T1">as</text:span></text:p>
      <text:p text:style-name="P1"><text:span text:style-name="T1">Asian</text:span></text:p>
      <text:p text:style-name="P1"><text:span text:style-name="T1">aside</text:span></text:p>
      <text:p text:style-name="P1"><text:span text:style-name="T1">ask</text:span></text:p>
      <text:p text:style-name="P1"><text:span text:style-name="T1">asleep</text:span></text:p>
      <text:p text:style-name="P1"><text:span text:style-name="T1">aspect</text:span></text:p>
      <text:p text:style-name="P1"><text:span text:style-name="T1">assault</text:span></text:p>
      <text:p text:style-name="P1"><text:span text:style-name="T1">assert</text:span></text:p>
      <text:p text:style-name="P1"><text:span text:style-name="T1">assess</text:span></text:p>
      <text:p text:style-name="P1"><text:span text:style-name="T1">assessment</text:span></text:p>
      <text:p text:style-name="P1"><text:span text:style-name="T1">asset</text:span></text:p>
      <text:p text:style-name="P1"><text:span text:style-name="T1">assign</text:span></text:p>
      <text:p text:style-name="P1"><text:span text:style-name="T1">assignment</text:span></text:p>
      <text:p text:style-name="P1"><text:span text:style-name="T1">assist</text:span></text:p>
      <text:p text:style-name="P1"><text:span text:style-name="T1">assistance</text:span></text:p>
      <text:p text:style-name="P1"><text:span text:style-name="T1">assistant</text:span></text:p>
      <text:p text:style-name="P1"><text:span text:style-name="T1">associate</text:span></text:p>
      <text:p text:style-name="P1"><text:span text:style-name="T1">association</text:span></text:p>
      <text:p text:style-name="P1"><text:span text:style-name="T1">assume</text:span></text:p>
      <text:p text:style-name="P1"><text:span text:style-name="T1">assumption</text:span></text:p>
      <text:p text:style-name="P1"><text:span text:style-name="T1">assure</text:span></text:p>
      <text:p text:style-name="P1"><text:span text:style-name="T1">at</text:span></text:p>
      <text:p text:style-name="P1"><text:span text:style-name="T1">athlete</text:span></text:p>
      <text:p text:style-name="P1"><text:span text:style-name="T1">athletic</text:span></text:p>
      <text:p text:style-name="P1"><text:span text:style-name="T1">atmosphere</text:span></text:p>
      <text:p text:style-name="P1"><text:span text:style-name="T1">attach</text:span></text:p>
      <text:p text:style-name="P1"><text:span text:style-name="T1">attack</text:span></text:p>
      <text:p text:style-name="P1"><text:span text:style-name="T1">attempt</text:span></text:p>
      <text:p text:style-name="P1"><text:span text:style-name="T1">attend</text:span></text:p>
      <text:p text:style-name="P1"><text:span text:style-name="T1">attention</text:span></text:p>
      <text:p text:style-name="P1"><text:span text:style-name="T1">attitude</text:span></text:p>
      <text:p text:style-name="P1"><text:span text:style-name="T1">attorney</text:span></text:p>
      <text:p text:style-name="P1"><text:span text:style-name="T1">attract</text:span></text:p>
      <text:p text:style-name="P1"><text:span text:style-name="T1">attractive</text:span></text:p>
      <text:p text:style-name="P1"><text:span text:style-name="T1">attribute</text:span></text:p>
      <text:p text:style-name="P1"><text:span text:style-name="T1">audience</text:span></text:p>
      <text:p text:style-name="P1"><text:span text:style-name="T1">author</text:span></text:p>
      <text:p text:style-name="P1"><text:span text:style-name="T1">authority</text:span></text:p>
      <text:p text:style-name="P1"><text:span text:style-name="T1">auto</text:span></text:p>
      <text:p text:style-name="P1"><text:span text:style-name="T1">available</text:span></text:p>
      <text:p text:style-name="P1"><text:span text:style-name="T1">average</text:span></text:p>
      <text:p text:style-name="P1"><text:span text:style-name="T1">avoid</text:span></text:p>
      <text:p text:style-name="P1"><text:span text:style-name="T1">award</text:span></text:p>
      <text:p text:style-name="P1"><text:span text:style-name="T1">aware</text:span></text:p>
      <text:p text:style-name="P1"><text:span text:style-name="T1">awareness</text:span></text:p>
      <text:p text:style-name="P1"><text:span text:style-name="T1">away</text:span></text:p>
      <text:p text:style-name="P1"><text:span text:style-name="T1">awful</text:span></text:p>
      <text:p text:style-name="P1"><text:span text:style-name="T1">baby</text:span></text:p>
      <text:p text:style-name="P1"><text:span text:style-name="T1">back</text:span></text:p>
      <text:p text:style-name="P1"><text:span text:style-name="T1">background</text:span></text:p>
      <text:p text:style-name="P1"><text:span text:style-name="T1">bad</text:span></text:p>
      <text:p text:style-name="P1"><text:span text:style-name="T1">badly</text:span></text:p>
      <text:p text:style-name="P1"><text:span text:style-name="T1">bag</text:span></text:p>
      <text:p text:style-name="P1"><text:span text:style-name="T1">bake</text:span></text:p>
      <text:p text:style-name="P1"><text:span text:style-name="T1">balance</text:span></text:p>
      <text:p text:style-name="P1"><text:span text:style-name="T1">ball</text:span></text:p>
      <text:p text:style-name="P1"><text:span text:style-name="T1">ban</text:span></text:p>
      <text:p text:style-name="P1"><text:span text:style-name="T1">band</text:span></text:p>
      <text:p text:style-name="P1"><text:span text:style-name="T1">bank</text:span></text:p>
      <text:p text:style-name="P1"><text:span text:style-name="T1">bar</text:span></text:p>
      <text:p text:style-name="P1"><text:span text:style-name="T1">barely</text:span></text:p>
      <text:p text:style-name="P1"><text:span text:style-name="T1">barrel</text:span></text:p>
      <text:p text:style-name="P1"><text:span text:style-name="T1">barrier</text:span></text:p>
      <text:p text:style-name="P1"><text:span text:style-name="T1">base</text:span></text:p>
      <text:p text:style-name="P1"><text:span text:style-name="T1">baseball</text:span></text:p>
      <text:p text:style-name="P1"><text:span text:style-name="T1">basic</text:span></text:p>
      <text:p text:style-name="P1"><text:span text:style-name="T1">basically</text:span></text:p>
      <text:p text:style-name="P1"><text:span text:style-name="T1">basis</text:span></text:p>
      <text:p text:style-name="P1"><text:span text:style-name="T1">basket</text:span></text:p>
      <text:p text:style-name="P1"><text:span text:style-name="T1">basketball</text:span></text:p>
      <text:p text:style-name="P1"><text:span text:style-name="T1">bathroom</text:span></text:p>
      <text:p text:style-name="P1"><text:span text:style-name="T1">battery</text:span></text:p>
      <text:p text:style-name="P1"><text:span text:style-name="T1">battle</text:span></text:p>
      <text:p text:style-name="P1"><text:span text:style-name="T1">be</text:span></text:p>
      <text:p text:style-name="P1"><text:span text:style-name="T1">beach</text:span></text:p>
      <text:p text:style-name="P1"><text:span text:style-name="T1">bean</text:span></text:p>
      <text:p text:style-name="P1"><text:span text:style-name="T1">bear</text:span></text:p>
      <text:p text:style-name="P1"><text:span text:style-name="T1">beat</text:span></text:p>
      <text:p text:style-name="P1"><text:span text:style-name="T1">beautiful</text:span></text:p>
      <text:p text:style-name="P1"><text:span text:style-name="T1">beauty</text:span></text:p>
      <text:p text:style-name="P1"><text:span text:style-name="T1">because</text:span></text:p>
      <text:p text:style-name="P1"><text:span text:style-name="T1">become</text:span></text:p>
      <text:p text:style-name="P1"><text:span text:style-name="T1">bed</text:span></text:p>
      <text:p text:style-name="P1"><text:span text:style-name="T1">bedroom</text:span></text:p>
      <text:p text:style-name="P1"><text:span text:style-name="T1">beer</text:span></text:p>
      <text:p text:style-name="P1"><text:span text:style-name="T1">before</text:span></text:p>
      <text:p text:style-name="P1"><text:span text:style-name="T1">begin</text:span></text:p>
      <text:p text:style-name="P1"><text:span text:style-name="T1">beginning</text:span></text:p>
      <text:p text:style-name="P1"><text:span text:style-name="T1">behavior</text:span></text:p>
      <text:p text:style-name="P1"><text:span text:style-name="T1">behind</text:span></text:p>
      <text:p text:style-name="P1"><text:span text:style-name="T1">being</text:span></text:p>
      <text:p text:style-name="P1"><text:span text:style-name="T1">belief</text:span></text:p>
      <text:p text:style-name="P1"><text:span text:style-name="T1">believe</text:span></text:p>
      <text:p text:style-name="P1"><text:span text:style-name="T1">bell</text:span></text:p>
      <text:p text:style-name="P1"><text:span text:style-name="T1">belong</text:span></text:p>
      <text:p text:style-name="P1"><text:span text:style-name="T1">below</text:span></text:p>
      <text:p text:style-name="P1"><text:span text:style-name="T1">belt</text:span></text:p>
      <text:p text:style-name="P1"><text:span text:style-name="T1">bench</text:span></text:p>
      <text:p text:style-name="P1"><text:span text:style-name="T1">bend</text:span></text:p>
      <text:p text:style-name="P1"><text:span text:style-name="T1">beneath</text:span></text:p>
      <text:p text:style-name="P1"><text:span text:style-name="T1">benefit</text:span></text:p>
      <text:p text:style-name="P1"><text:span text:style-name="T1">beside</text:span></text:p>
      <text:p text:style-name="P1"><text:span text:style-name="T1">besides</text:span></text:p>
      <text:p text:style-name="P1"><text:span text:style-name="T1">best</text:span></text:p>
      <text:p text:style-name="P1"><text:span text:style-name="T1">bet</text:span></text:p>
      <text:p text:style-name="P1"><text:span text:style-name="T1">better</text:span></text:p>
      <text:p text:style-name="P1"><text:span text:style-name="T1">between</text:span></text:p>
      <text:p text:style-name="P1"><text:span text:style-name="T1">beyond</text:span></text:p>
      <text:p text:style-name="P1"><text:span text:style-name="T1">Bible</text:span></text:p>
      <text:p text:style-name="P1"><text:span text:style-name="T1">big</text:span></text:p>
      <text:p text:style-name="P1"><text:span text:style-name="T1">bike</text:span></text:p>
      <text:p text:style-name="P1"><text:span text:style-name="T1">bill</text:span></text:p>
      <text:p text:style-name="P1"><text:span text:style-name="T1">billion</text:span></text:p>
      <text:p text:style-name="P1"><text:span text:style-name="T1">bind</text:span></text:p>
      <text:p text:style-name="P1"><text:span text:style-name="T1">biological</text:span></text:p>
      <text:p text:style-name="P1"><text:span text:style-name="T1">bird</text:span></text:p>
      <text:p text:style-name="P1"><text:span text:style-name="T1">birth</text:span></text:p>
      <text:p text:style-name="P1"><text:span text:style-name="T1">birthday</text:span></text:p>
      <text:p text:style-name="P1"><text:span text:style-name="T1">bit</text:span></text:p>
      <text:p text:style-name="P1"><text:span text:style-name="T1">bite</text:span></text:p>
      <text:p text:style-name="P1"><text:span text:style-name="T1">black</text:span></text:p>
      <text:p text:style-name="P1"><text:span text:style-name="T1">blade</text:span></text:p>
      <text:p text:style-name="P1"><text:span text:style-name="T1">blame</text:span></text:p>
      <text:p text:style-name="P1"><text:span text:style-name="T1">blanket</text:span></text:p>
      <text:p text:style-name="P1"><text:span text:style-name="T1">blind</text:span></text:p>
      <text:p text:style-name="P1"><text:span text:style-name="T1">block</text:span></text:p>
      <text:p text:style-name="P1"><text:span text:style-name="T1">blood</text:span></text:p>
      <text:p text:style-name="P1"><text:span text:style-name="T1">blow</text:span></text:p>
      <text:p text:style-name="P1"><text:span text:style-name="T1">blue</text:span></text:p>
      <text:p text:style-name="P1"><text:span text:style-name="T1">board</text:span></text:p>
      <text:p text:style-name="P1"><text:span text:style-name="T1">boat</text:span></text:p>
      <text:p text:style-name="P1"><text:span text:style-name="T1">body</text:span></text:p>
      <text:p text:style-name="P1"><text:span text:style-name="T1">bomb</text:span></text:p>
      <text:p text:style-name="P1"><text:span text:style-name="T1">bombing</text:span></text:p>
      <text:p text:style-name="P1"><text:span text:style-name="T1">bond</text:span></text:p>
      <text:p text:style-name="P1"><text:span text:style-name="T1">bone</text:span></text:p>
      <text:p text:style-name="P1"><text:span text:style-name="T1">book</text:span></text:p>
      <text:p text:style-name="P1"><text:span text:style-name="T1">boom</text:span></text:p>
      <text:p text:style-name="P1"><text:span text:style-name="T1">boot</text:span></text:p>
      <text:p text:style-name="P1"><text:span text:style-name="T1">border</text:span></text:p>
      <text:p text:style-name="P1"><text:span text:style-name="T1">born</text:span></text:p>
      <text:p text:style-name="P1"><text:span text:style-name="T1">borrow</text:span></text:p>
      <text:p text:style-name="P1"><text:span text:style-name="T1">boss</text:span></text:p>
      <text:p text:style-name="P1"><text:span text:style-name="T1">both</text:span></text:p>
      <text:p text:style-name="P1"><text:span text:style-name="T1">bother</text:span></text:p>
      <text:p text:style-name="P1"><text:span text:style-name="T1">bottle</text:span></text:p>
      <text:p text:style-name="P1"><text:span text:style-name="T1">bottom</text:span></text:p>
      <text:p text:style-name="P1"><text:span text:style-name="T1">boundary</text:span></text:p>
      <text:p text:style-name="P1"><text:span text:style-name="T1">bowl</text:span></text:p>
      <text:p text:style-name="P1"><text:span text:style-name="T1">box</text:span></text:p>
      <text:p text:style-name="P1"><text:span text:style-name="T1">boy</text:span></text:p>
      <text:p text:style-name="P1"><text:span text:style-name="T1">boyfriend</text:span></text:p>
      <text:p text:style-name="P1"><text:span text:style-name="T1">brain</text:span></text:p>
      <text:p text:style-name="P1"><text:span text:style-name="T1">branch</text:span></text:p>
      <text:p text:style-name="P1"><text:span text:style-name="T1">brand</text:span></text:p>
      <text:p text:style-name="P1"><text:span text:style-name="T1">bread</text:span></text:p>
      <text:p text:style-name="P1"><text:span text:style-name="T1">break</text:span></text:p>
      <text:p text:style-name="P1"><text:span text:style-name="T1">breakfast</text:span></text:p>
      <text:p text:style-name="P1"><text:span text:style-name="T1">breast</text:span></text:p>
      <text:p text:style-name="P1"><text:span text:style-name="T1">breath</text:span></text:p>
      <text:p text:style-name="P1"><text:span text:style-name="T1">breathe</text:span></text:p>
      <text:p text:style-name="P1"><text:span text:style-name="T1">brick</text:span></text:p>
      <text:p text:style-name="P1"><text:span text:style-name="T1">bridge</text:span></text:p>
      <text:p text:style-name="P1"><text:span text:style-name="T1">brief</text:span></text:p>
      <text:p text:style-name="P1"><text:span text:style-name="T1">briefly</text:span></text:p>
      <text:p text:style-name="P1"><text:span text:style-name="T1">bright</text:span></text:p>
      <text:p text:style-name="P1"><text:span text:style-name="T1">brilliant</text:span></text:p>
      <text:p text:style-name="P1"><text:span text:style-name="T1">bring</text:span></text:p>
      <text:p text:style-name="P1"><text:span text:style-name="T1">British</text:span></text:p>
      <text:p text:style-name="P1"><text:span text:style-name="T1">broad</text:span></text:p>
      <text:p text:style-name="P1"><text:span text:style-name="T1">broken</text:span></text:p>
      <text:p text:style-name="P1"><text:span text:style-name="T1">brother</text:span></text:p>
      <text:p text:style-name="P1"><text:span text:style-name="T1">brown</text:span></text:p>
      <text:p text:style-name="P1"><text:span text:style-name="T1">brush</text:span></text:p>
      <text:p text:style-name="P1"><text:span text:style-name="T1">buck</text:span></text:p>
      <text:p text:style-name="P1"><text:span text:style-name="T1">budget</text:span></text:p>
      <text:p text:style-name="P1"><text:span text:style-name="T1">build</text:span></text:p>
      <text:p text:style-name="P1"><text:span text:style-name="T1">building</text:span></text:p>
      <text:p text:style-name="P1"><text:span text:style-name="T1">bullet</text:span></text:p>
      <text:p text:style-name="P1"><text:span text:style-name="T1">bunch</text:span></text:p>
      <text:p text:style-name="P1"><text:span text:style-name="T1">burden</text:span></text:p>
      <text:p text:style-name="P1"><text:span text:style-name="T1">burn</text:span></text:p>
      <text:p text:style-name="P1"><text:span text:style-name="T1">bury</text:span></text:p>
      <text:p text:style-name="P1"><text:span text:style-name="T1">bus</text:span></text:p>
      <text:p text:style-name="P1"><text:span text:style-name="T1">business</text:span></text:p>
      <text:p text:style-name="P1"><text:span text:style-name="T1">busy</text:span></text:p>
      <text:p text:style-name="P1"><text:span text:style-name="T1">but</text:span></text:p>
      <text:p text:style-name="P1"><text:span text:style-name="T1">butter</text:span></text:p>
      <text:p text:style-name="P1"><text:span text:style-name="T1">button</text:span></text:p>
      <text:p text:style-name="P1"><text:span text:style-name="T1">buy</text:span></text:p>
      <text:p text:style-name="P1"><text:span text:style-name="T1">buyer</text:span></text:p>
      <text:p text:style-name="P1"><text:span text:style-name="T1">by</text:span></text:p>
      <text:p text:style-name="P1"><text:span text:style-name="T1">cabin</text:span></text:p>
      <text:p text:style-name="P1"><text:span text:style-name="T1">cabinet</text:span></text:p>
      <text:p text:style-name="P1"><text:span text:style-name="T1">cable</text:span></text:p>
      <text:p text:style-name="P1"><text:span text:style-name="T1">cake</text:span></text:p>
      <text:p text:style-name="P1"><text:span text:style-name="T1">calculate</text:span></text:p>
      <text:p text:style-name="P1"><text:span text:style-name="T1">call</text:span></text:p>
      <text:p text:style-name="P1"><text:span text:style-name="T1">camera</text:span></text:p>
      <text:p text:style-name="P1"><text:span text:style-name="T1">camp</text:span></text:p>
      <text:p text:style-name="P1"><text:span text:style-name="T1">campaign</text:span></text:p>
      <text:p text:style-name="P1"><text:span text:style-name="T1">campus</text:span></text:p>
      <text:p text:style-name="P1"><text:span text:style-name="T1">can</text:span></text:p>
      <text:p text:style-name="P1"><text:span text:style-name="T1">Canadian</text:span></text:p>
      <text:p text:style-name="P1"><text:span text:style-name="T1">cancer</text:span></text:p>
      <text:p text:style-name="P1"><text:span text:style-name="T1">candidate</text:span></text:p>
      <text:p text:style-name="P1"><text:span text:style-name="T1">cap</text:span></text:p>
      <text:p text:style-name="P1"><text:span text:style-name="T1">capability</text:span></text:p>
      <text:p text:style-name="P1"><text:span text:style-name="T1">capable</text:span></text:p>
      <text:p text:style-name="P1"><text:span text:style-name="T1">capacity</text:span></text:p>
      <text:p text:style-name="P1"><text:span text:style-name="T1">capital</text:span></text:p>
      <text:p text:style-name="P1"><text:span text:style-name="T1">captain</text:span></text:p>
      <text:p text:style-name="P1"><text:span text:style-name="T1">capture</text:span></text:p>
      <text:p text:style-name="P1"><text:span text:style-name="T1">car</text:span></text:p>
      <text:p text:style-name="P1"><text:span text:style-name="T1">carbon</text:span></text:p>
      <text:p text:style-name="P1"><text:span text:style-name="T1">card</text:span></text:p>
      <text:p text:style-name="P1"><text:span text:style-name="T1">care</text:span></text:p>
      <text:p text:style-name="P1"><text:span text:style-name="T1">career</text:span></text:p>
      <text:p text:style-name="P1"><text:span text:style-name="T1">careful</text:span></text:p>
      <text:p text:style-name="P1"><text:span text:style-name="T1">carefully</text:span></text:p>
      <text:p text:style-name="P1"><text:span text:style-name="T1">carrier</text:span></text:p>
      <text:p text:style-name="P1"><text:span text:style-name="T1">carry</text:span></text:p>
      <text:p text:style-name="P1"><text:span text:style-name="T1">case</text:span></text:p>
      <text:p text:style-name="P1"><text:span text:style-name="T1">cash</text:span></text:p>
      <text:p text:style-name="P1"><text:span text:style-name="T1">cast</text:span></text:p>
      <text:p text:style-name="P1"><text:span text:style-name="T1">cat</text:span></text:p>
      <text:p text:style-name="P1"><text:span text:style-name="T1">catch</text:span></text:p>
      <text:p text:style-name="P1"><text:span text:style-name="T1">category</text:span></text:p>
      <text:p text:style-name="P1"><text:span text:style-name="T1">Catholic</text:span></text:p>
      <text:p text:style-name="P1"><text:span text:style-name="T1">cause</text:span></text:p>
      <text:p text:style-name="P1"><text:span text:style-name="T1">ceiling</text:span></text:p>
      <text:p text:style-name="P1"><text:span text:style-name="T1">celebrate</text:span></text:p>
      <text:p text:style-name="P1"><text:span text:style-name="T1">celebration</text:span></text:p>
      <text:p text:style-name="P1"><text:span text:style-name="T1">celebrity</text:span></text:p>
      <text:p text:style-name="P1"><text:span text:style-name="T1">cell</text:span></text:p>
      <text:p text:style-name="P1"><text:span text:style-name="T1">center</text:span></text:p>
      <text:p text:style-name="P1"><text:span text:style-name="T1">central</text:span></text:p>
      <text:p text:style-name="P1"><text:span text:style-name="T1">century</text:span></text:p>
      <text:p text:style-name="P1"><text:span text:style-name="T1">CEO</text:span></text:p>
      <text:p text:style-name="P1"><text:span text:style-name="T1">ceremony</text:span></text:p>
      <text:p text:style-name="P1"><text:span text:style-name="T1">certain</text:span></text:p>
      <text:p text:style-name="P1"><text:span text:style-name="T1">certainly</text:span></text:p>
      <text:p text:style-name="P1"><text:span text:style-name="T1">chain</text:span></text:p>
      <text:p text:style-name="P1"><text:span text:style-name="T1">chair</text:span></text:p>
      <text:p text:style-name="P1"><text:span text:style-name="T1">chairman</text:span></text:p>
      <text:p text:style-name="P1"><text:span text:style-name="T1">challenge</text:span></text:p>
      <text:p text:style-name="P1"><text:span text:style-name="T1">chamber</text:span></text:p>
      <text:p text:style-name="P1"><text:span text:style-name="T1">champion</text:span></text:p>
      <text:p text:style-name="P1"><text:span text:style-name="T1">championship</text:span></text:p>
      <text:p text:style-name="P1"><text:span text:style-name="T1">chance</text:span></text:p>
      <text:p text:style-name="P1"><text:span text:style-name="T1">change</text:span></text:p>
      <text:p text:style-name="P1"><text:span text:style-name="T1">changing</text:span></text:p>
      <text:p text:style-name="P1"><text:span text:style-name="T1">channel</text:span></text:p>
      <text:p text:style-name="P1"><text:span text:style-name="T1">chapter</text:span></text:p>
      <text:p text:style-name="P1"><text:span text:style-name="T1">character</text:span></text:p>
      <text:p text:style-name="P1"><text:span text:style-name="T1">characteristic</text:span></text:p>
      <text:p text:style-name="P1"><text:span text:style-name="T1">characterize</text:span></text:p>
      <text:p text:style-name="P1"><text:span text:style-name="T1">charge</text:span></text:p>
      <text:p text:style-name="P1"><text:span text:style-name="T1">charity</text:span></text:p>
      <text:p text:style-name="P1"><text:span text:style-name="T1">chart</text:span></text:p>
      <text:p text:style-name="P1"><text:span text:style-name="T1">chase</text:span></text:p>
      <text:p text:style-name="P1"><text:span text:style-name="T1">cheap</text:span></text:p>
      <text:p text:style-name="P1"><text:span text:style-name="T1">check</text:span></text:p>
      <text:p text:style-name="P1"><text:span text:style-name="T1">cheek</text:span></text:p>
      <text:p text:style-name="P1"><text:span text:style-name="T1">cheese</text:span></text:p>
      <text:p text:style-name="P1"><text:span text:style-name="T1">chef</text:span></text:p>
      <text:p text:style-name="P1"><text:span text:style-name="T1">chemical</text:span></text:p>
      <text:p text:style-name="P1"><text:span text:style-name="T1">chest</text:span></text:p>
      <text:p text:style-name="P1"><text:span text:style-name="T1">chicken</text:span></text:p>
      <text:p text:style-name="P1"><text:span text:style-name="T1">chief</text:span></text:p>
      <text:p text:style-name="P1"><text:span text:style-name="T1">child</text:span></text:p>
      <text:p text:style-name="P1"><text:span text:style-name="T1">childhood</text:span></text:p>
      <text:p text:style-name="P1"><text:span text:style-name="T1">Chinese</text:span></text:p>
      <text:p text:style-name="P1"><text:span text:style-name="T1">chip</text:span></text:p>
      <text:p text:style-name="P1"><text:span text:style-name="T1">chocolate</text:span></text:p>
      <text:p text:style-name="P1"><text:span text:style-name="T1">choice</text:span></text:p>
      <text:p text:style-name="P1"><text:span text:style-name="T1">cholesterol</text:span></text:p>
      <text:p text:style-name="P1"><text:span text:style-name="T1">choose</text:span></text:p>
      <text:p text:style-name="P1"><text:span text:style-name="T1">Christian</text:span></text:p>
      <text:p text:style-name="P1"><text:span text:style-name="T1">Christmas</text:span></text:p>
      <text:p text:style-name="P1"><text:span text:style-name="T1">church</text:span></text:p>
      <text:p text:style-name="P1"><text:span text:style-name="T1">cigarette</text:span></text:p>
      <text:p text:style-name="P1"><text:span text:style-name="T1">circle</text:span></text:p>
      <text:p text:style-name="P1"><text:span text:style-name="T1">circumstance</text:span></text:p>
      <text:p text:style-name="P1"><text:span text:style-name="T1">cite</text:span></text:p>
      <text:p text:style-name="P1"><text:span text:style-name="T1">citizen</text:span></text:p>
      <text:p text:style-name="P1"><text:span text:style-name="T1">city</text:span></text:p>
      <text:p text:style-name="P1"><text:span text:style-name="T1">civil</text:span></text:p>
      <text:p text:style-name="P1"><text:span text:style-name="T1">civilian</text:span></text:p>
      <text:p text:style-name="P1"><text:span text:style-name="T1">claim</text:span></text:p>
      <text:p text:style-name="P1"><text:span text:style-name="T1">class</text:span></text:p>
      <text:p text:style-name="P1"><text:span text:style-name="T1">classic</text:span></text:p>
      <text:p text:style-name="P1"><text:span text:style-name="T1">classroom</text:span></text:p>
      <text:p text:style-name="P1"><text:span text:style-name="T1">clean</text:span></text:p>
      <text:p text:style-name="P1"><text:span text:style-name="T1">clear</text:span></text:p>
      <text:p text:style-name="P1"><text:span text:style-name="T1">clearly</text:span></text:p>
      <text:p text:style-name="P1"><text:span text:style-name="T1">client</text:span></text:p>
      <text:p text:style-name="P1"><text:span text:style-name="T1">climate</text:span></text:p>
      <text:p text:style-name="P1"><text:span text:style-name="T1">climb</text:span></text:p>
      <text:p text:style-name="P1"><text:span text:style-name="T1">clinic</text:span></text:p>
      <text:p text:style-name="P1"><text:span text:style-name="T1">clinical</text:span></text:p>
      <text:p text:style-name="P1"><text:span text:style-name="T1">clock</text:span></text:p>
      <text:p text:style-name="P1"><text:span text:style-name="T1">close</text:span></text:p>
      <text:p text:style-name="P1"><text:span text:style-name="T1">closely</text:span></text:p>
      <text:p text:style-name="P1"><text:span text:style-name="T1">closer</text:span></text:p>
      <text:p text:style-name="P1"><text:span text:style-name="T1">clothes</text:span></text:p>
      <text:p text:style-name="P1"><text:span text:style-name="T1">clothing</text:span></text:p>
      <text:p text:style-name="P1"><text:span text:style-name="T1">cloud</text:span></text:p>
      <text:p text:style-name="P1"><text:span text:style-name="T1">club</text:span></text:p>
      <text:p text:style-name="P1"><text:span text:style-name="T1">clue</text:span></text:p>
      <text:p text:style-name="P1"><text:span text:style-name="T1">cluster</text:span></text:p>
      <text:p text:style-name="P1"><text:span text:style-name="T1">coach</text:span></text:p>
      <text:p text:style-name="P1"><text:span text:style-name="T1">coal</text:span></text:p>
      <text:p text:style-name="P1"><text:span text:style-name="T1">coalition</text:span></text:p>
      <text:p text:style-name="P1"><text:span text:style-name="T1">coast</text:span></text:p>
      <text:p text:style-name="P1"><text:span text:style-name="T1">coat</text:span></text:p>
      <text:p text:style-name="P1"><text:span text:style-name="T1">code</text:span></text:p>
      <text:p text:style-name="P1"><text:span text:style-name="T1">coffee</text:span></text:p>
      <text:p text:style-name="P1"><text:span text:style-name="T1">cognitive</text:span></text:p>
      <text:p text:style-name="P1"><text:span text:style-name="T1">cold</text:span></text:p>
      <text:p text:style-name="P1"><text:span text:style-name="T1">collapse</text:span></text:p>
      <text:p text:style-name="P1"><text:span text:style-name="T1">colleague</text:span></text:p>
      <text:p text:style-name="P1"><text:span text:style-name="T1">collect</text:span></text:p>
      <text:p text:style-name="P1"><text:span text:style-name="T1">collection</text:span></text:p>
      <text:p text:style-name="P1"><text:span text:style-name="T1">collective</text:span></text:p>
      <text:p text:style-name="P1"><text:span text:style-name="T1">college</text:span></text:p>
      <text:p text:style-name="P1"><text:span text:style-name="T1">colonial</text:span></text:p>
      <text:p text:style-name="P1"><text:span text:style-name="T1">color</text:span></text:p>
      <text:p text:style-name="P1"><text:span text:style-name="T1">column</text:span></text:p>
      <text:p text:style-name="P1"><text:span text:style-name="T1">combination</text:span></text:p>
      <text:p text:style-name="P1"><text:span text:style-name="T1">combine</text:span></text:p>
      <text:p text:style-name="P1"><text:span text:style-name="T1">come</text:span></text:p>
      <text:p text:style-name="P1"><text:span text:style-name="T1">comedy</text:span></text:p>
      <text:p text:style-name="P1"><text:span text:style-name="T1">comfort</text:span></text:p>
      <text:p text:style-name="P1"><text:span text:style-name="T1">comfortable</text:span></text:p>
      <text:p text:style-name="P1"><text:span text:style-name="T1">command</text:span></text:p>
      <text:p text:style-name="P1"><text:span text:style-name="T1">commander</text:span></text:p>
      <text:p text:style-name="P1"><text:span text:style-name="T1">comment</text:span></text:p>
      <text:p text:style-name="P1"><text:span text:style-name="T1">commercial</text:span></text:p>
      <text:p text:style-name="P1"><text:span text:style-name="T1">commission</text:span></text:p>
      <text:p text:style-name="P1"><text:span text:style-name="T1">commit</text:span></text:p>
      <text:p text:style-name="P1"><text:span text:style-name="T1">commitment</text:span></text:p>
      <text:p text:style-name="P1"><text:span text:style-name="T1">committee</text:span></text:p>
      <text:p text:style-name="P1"><text:span text:style-name="T1">common</text:span></text:p>
      <text:p text:style-name="P1"><text:span text:style-name="T1">communicate</text:span></text:p>
      <text:p text:style-name="P1"><text:span text:style-name="T1">communication</text:span></text:p>
      <text:p text:style-name="P1"><text:span text:style-name="T1">community</text:span></text:p>
      <text:p text:style-name="P1"><text:span text:style-name="T1">company</text:span></text:p>
      <text:p text:style-name="P1"><text:span text:style-name="T1">compare</text:span></text:p>
      <text:p text:style-name="P1"><text:span text:style-name="T1">comparison</text:span></text:p>
      <text:p text:style-name="P1"><text:span text:style-name="T1">compete</text:span></text:p>
      <text:p text:style-name="P1"><text:span text:style-name="T1">competition</text:span></text:p>
      <text:p text:style-name="P1"><text:span text:style-name="T1">competitive</text:span></text:p>
      <text:p text:style-name="P1"><text:span text:style-name="T1">competitor</text:span></text:p>
      <text:p text:style-name="P1"><text:span text:style-name="T1">complain</text:span></text:p>
      <text:p text:style-name="P1"><text:span text:style-name="T1">complaint</text:span></text:p>
      <text:p text:style-name="P1"><text:span text:style-name="T1">complete</text:span></text:p>
      <text:p text:style-name="P1"><text:span text:style-name="T1">completely</text:span></text:p>
      <text:p text:style-name="P1"><text:span text:style-name="T1">complex</text:span></text:p>
      <text:p text:style-name="P1"><text:span text:style-name="T1">complicated</text:span></text:p>
      <text:p text:style-name="P1"><text:span text:style-name="T1">component</text:span></text:p>
      <text:p text:style-name="P1"><text:span text:style-name="T1">compose</text:span></text:p>
      <text:p text:style-name="P1"><text:span text:style-name="T1">composition</text:span></text:p>
      <text:p text:style-name="P1"><text:span text:style-name="T1">comprehensive</text:span></text:p>
      <text:p text:style-name="P1"><text:span text:style-name="T1">computer</text:span></text:p>
      <text:p text:style-name="P1"><text:span text:style-name="T1">concentrate</text:span></text:p>
      <text:p text:style-name="P1"><text:span text:style-name="T1">concentration</text:span></text:p>
      <text:p text:style-name="P1"><text:span text:style-name="T1">concept</text:span></text:p>
      <text:p text:style-name="P1"><text:span text:style-name="T1">concern</text:span></text:p>
      <text:p text:style-name="P1"><text:span text:style-name="T1">concerned</text:span></text:p>
      <text:p text:style-name="P1"><text:span text:style-name="T1">concert</text:span></text:p>
      <text:p text:style-name="P1"><text:span text:style-name="T1">conclude</text:span></text:p>
      <text:p text:style-name="P1"><text:span text:style-name="T1">conclusion</text:span></text:p>
      <text:p text:style-name="P1"><text:span text:style-name="T1">concrete</text:span></text:p>
      <text:p text:style-name="P1"><text:span text:style-name="T1">condition</text:span></text:p>
      <text:p text:style-name="P1"><text:span text:style-name="T1">conduct</text:span></text:p>
      <text:p text:style-name="P1"><text:span text:style-name="T1">conference</text:span></text:p>
      <text:p text:style-name="P1"><text:span text:style-name="T1">confidence</text:span></text:p>
      <text:p text:style-name="P1"><text:span text:style-name="T1">confident</text:span></text:p>
      <text:p text:style-name="P1"><text:span text:style-name="T1">confirm</text:span></text:p>
      <text:p text:style-name="P1"><text:span text:style-name="T1">conflict</text:span></text:p>
      <text:p text:style-name="P1"><text:span text:style-name="T1">confront</text:span></text:p>
      <text:p text:style-name="P1"><text:span text:style-name="T1">confusion</text:span></text:p>
      <text:p text:style-name="P1"><text:span text:style-name="T1">Congress</text:span></text:p>
      <text:p text:style-name="P1"><text:span text:style-name="T1">congressional</text:span></text:p>
      <text:p text:style-name="P1"><text:span text:style-name="T1">connect</text:span></text:p>
      <text:p text:style-name="P1"><text:span text:style-name="T1">connection</text:span></text:p>
      <text:p text:style-name="P1"><text:span text:style-name="T1">consciousness</text:span></text:p>
      <text:p text:style-name="P1"><text:span text:style-name="T1">consensus</text:span></text:p>
      <text:p text:style-name="P1"><text:span text:style-name="T1">consequence</text:span></text:p>
      <text:p text:style-name="P1"><text:span text:style-name="T1">conservative</text:span></text:p>
      <text:p text:style-name="P1"><text:span text:style-name="T1">consider</text:span></text:p>
      <text:p text:style-name="P1"><text:span text:style-name="T1">considerable</text:span></text:p>
      <text:p text:style-name="P1"><text:span text:style-name="T1">consideration</text:span></text:p>
      <text:p text:style-name="P1"><text:span text:style-name="T1">consist</text:span></text:p>
      <text:p text:style-name="P1"><text:span text:style-name="T1">consistent</text:span></text:p>
      <text:p text:style-name="P1"><text:span text:style-name="T1">constant</text:span></text:p>
      <text:p text:style-name="P1"><text:span text:style-name="T1">constantly</text:span></text:p>
      <text:p text:style-name="P1"><text:span text:style-name="T1">constitute</text:span></text:p>
      <text:p text:style-name="P1"><text:span text:style-name="T1">constitutional</text:span></text:p>
      <text:p text:style-name="P1"><text:span text:style-name="T1">construct</text:span></text:p>
      <text:p text:style-name="P1"><text:span text:style-name="T1">construction</text:span></text:p>
      <text:p text:style-name="P1"><text:span text:style-name="T1">consultant</text:span></text:p>
      <text:p text:style-name="P1"><text:span text:style-name="T1">consume</text:span></text:p>
      <text:p text:style-name="P1"><text:span text:style-name="T1">consumer</text:span></text:p>
      <text:p text:style-name="P1"><text:span text:style-name="T1">consumption</text:span></text:p>
      <text:p text:style-name="P1"><text:span text:style-name="T1">contact</text:span></text:p>
      <text:p text:style-name="P1"><text:span text:style-name="T1">contain</text:span></text:p>
      <text:p text:style-name="P1"><text:span text:style-name="T1">container</text:span></text:p>
      <text:p text:style-name="P1"><text:span text:style-name="T1">contemporary</text:span></text:p>
      <text:p text:style-name="P1"><text:span text:style-name="T1">content</text:span></text:p>
      <text:p text:style-name="P1"><text:span text:style-name="T1">contest</text:span></text:p>
      <text:p text:style-name="P1"><text:span text:style-name="T1">context</text:span></text:p>
      <text:p text:style-name="P1"><text:span text:style-name="T1">continue</text:span></text:p>
      <text:p text:style-name="P1"><text:span text:style-name="T1">continued</text:span></text:p>
      <text:p text:style-name="P1"><text:span text:style-name="T1">contract</text:span></text:p>
      <text:p text:style-name="P1"><text:span text:style-name="T1">contrast</text:span></text:p>
      <text:p text:style-name="P1"><text:span text:style-name="T1">contribute</text:span></text:p>
      <text:p text:style-name="P1"><text:span text:style-name="T1">contribution</text:span></text:p>
      <text:p text:style-name="P1"><text:span text:style-name="T1">control</text:span></text:p>
      <text:p text:style-name="P1"><text:span text:style-name="T1">controversial</text:span></text:p>
      <text:p text:style-name="P1"><text:span text:style-name="T1">controversy</text:span></text:p>
      <text:p text:style-name="P1"><text:span text:style-name="T1">convention</text:span></text:p>
      <text:p text:style-name="P1"><text:span text:style-name="T1">conventional</text:span></text:p>
      <text:p text:style-name="P1"><text:span text:style-name="T1">conversation</text:span></text:p>
      <text:p text:style-name="P1"><text:span text:style-name="T1">convert</text:span></text:p>
      <text:p text:style-name="P1"><text:span text:style-name="T1">conviction</text:span></text:p>
      <text:p text:style-name="P1"><text:span text:style-name="T1">convince</text:span></text:p>
      <text:p text:style-name="P1"><text:span text:style-name="T1">cook</text:span></text:p>
      <text:p text:style-name="P1"><text:span text:style-name="T1">cookie</text:span></text:p>
      <text:p text:style-name="P1"><text:span text:style-name="T1">cooking</text:span></text:p>
      <text:p text:style-name="P1"><text:span text:style-name="T1">cool</text:span></text:p>
      <text:p text:style-name="P1"><text:span text:style-name="T1">cooperation</text:span></text:p>
      <text:p text:style-name="P1"><text:span text:style-name="T1">cop</text:span></text:p>
      <text:p text:style-name="P1"><text:span text:style-name="T1">cope</text:span></text:p>
      <text:p text:style-name="P1"><text:span text:style-name="T1">copy</text:span></text:p>
      <text:p text:style-name="P1"><text:span text:style-name="T1">core</text:span></text:p>
      <text:p text:style-name="P1"><text:span text:style-name="T1">corn</text:span></text:p>
      <text:p text:style-name="P1"><text:span text:style-name="T1">corner</text:span></text:p>
      <text:p text:style-name="P1"><text:span text:style-name="T1">corporate</text:span></text:p>
      <text:p text:style-name="P1"><text:span text:style-name="T1">corporation</text:span></text:p>
      <text:p text:style-name="P1"><text:span text:style-name="T1">correct</text:span></text:p>
      <text:p text:style-name="P1"><text:span text:style-name="T1">correspondent</text:span></text:p>
      <text:p text:style-name="P1"><text:span text:style-name="T1">cost</text:span></text:p>
      <text:p text:style-name="P1"><text:span text:style-name="T1">cotton</text:span></text:p>
      <text:p text:style-name="P1"><text:span text:style-name="T1">couch</text:span></text:p>
      <text:p text:style-name="P1"><text:span text:style-name="T1">could</text:span></text:p>
      <text:p text:style-name="P1"><text:span text:style-name="T1">council</text:span></text:p>
      <text:p text:style-name="P1"><text:span text:style-name="T1">counselor</text:span></text:p>
      <text:p text:style-name="P1"><text:span text:style-name="T1">count</text:span></text:p>
      <text:p text:style-name="P1"><text:span text:style-name="T1">counter</text:span></text:p>
      <text:p text:style-name="P1"><text:span text:style-name="T1">country</text:span></text:p>
      <text:p text:style-name="P1"><text:span text:style-name="T1">county</text:span></text:p>
      <text:p text:style-name="P1"><text:span text:style-name="T1">couple</text:span></text:p>
      <text:p text:style-name="P1"><text:span text:style-name="T1">courage</text:span></text:p>
      <text:p text:style-name="P1"><text:span text:style-name="T1">course</text:span></text:p>
      <text:p text:style-name="P1"><text:span text:style-name="T1">court</text:span></text:p>
      <text:p text:style-name="P1"><text:span text:style-name="T1">cousin</text:span></text:p>
      <text:p text:style-name="P1"><text:span text:style-name="T1">cover</text:span></text:p>
      <text:p text:style-name="P1"><text:span text:style-name="T1">coverage</text:span></text:p>
      <text:p text:style-name="P1"><text:span text:style-name="T1">cow</text:span></text:p>
      <text:p text:style-name="P1"><text:span text:style-name="T1">crack</text:span></text:p>
      <text:p text:style-name="P1"><text:span text:style-name="T1">craft</text:span></text:p>
      <text:p text:style-name="P1"><text:span text:style-name="T1">crash</text:span></text:p>
      <text:p text:style-name="P1"><text:span text:style-name="T1">crazy</text:span></text:p>
      <text:p text:style-name="P1"><text:span text:style-name="T1">cream</text:span></text:p>
      <text:p text:style-name="P1"><text:span text:style-name="T1">create</text:span></text:p>
      <text:p text:style-name="P1"><text:span text:style-name="T1">creation</text:span></text:p>
      <text:p text:style-name="P1"><text:span text:style-name="T1">creative</text:span></text:p>
      <text:p text:style-name="P1"><text:span text:style-name="T1">creature</text:span></text:p>
      <text:p text:style-name="P1"><text:span text:style-name="T1">credit</text:span></text:p>
      <text:p text:style-name="P1"><text:span text:style-name="T1">crew</text:span></text:p>
      <text:p text:style-name="P1"><text:span text:style-name="T1">crime</text:span></text:p>
      <text:p text:style-name="P1"><text:span text:style-name="T1">criminal</text:span></text:p>
      <text:p text:style-name="P1"><text:span text:style-name="T1">crisis</text:span></text:p>
      <text:p text:style-name="P1"><text:span text:style-name="T1">criteria</text:span></text:p>
      <text:p text:style-name="P1"><text:span text:style-name="T1">critic</text:span></text:p>
      <text:p text:style-name="P1"><text:span text:style-name="T1">critical</text:span></text:p>
      <text:p text:style-name="P1"><text:span text:style-name="T1">criticism</text:span></text:p>
      <text:p text:style-name="P1"><text:span text:style-name="T1">criticize</text:span></text:p>
      <text:p text:style-name="P1"><text:span text:style-name="T1">crop</text:span></text:p>
      <text:p text:style-name="P1"><text:span text:style-name="T1">cross</text:span></text:p>
      <text:p text:style-name="P1"><text:span text:style-name="T1">crowd</text:span></text:p>
      <text:p text:style-name="P1"><text:span text:style-name="T1">crucial</text:span></text:p>
      <text:p text:style-name="P1"><text:span text:style-name="T1">cry</text:span></text:p>
      <text:p text:style-name="P1"><text:span text:style-name="T1">cultural</text:span></text:p>
      <text:p text:style-name="P1"><text:span text:style-name="T1">culture</text:span></text:p>
      <text:p text:style-name="P1"><text:span text:style-name="T1">cup</text:span></text:p>
      <text:p text:style-name="P1"><text:span text:style-name="T1">curious</text:span></text:p>
      <text:p text:style-name="P1"><text:span text:style-name="T1">current</text:span></text:p>
      <text:p text:style-name="P1"><text:span text:style-name="T1">currently</text:span></text:p>
      <text:p text:style-name="P1"><text:span text:style-name="T1">curriculum</text:span></text:p>
      <text:p text:style-name="P1"><text:span text:style-name="T1">custom</text:span></text:p>
      <text:p text:style-name="P1"><text:span text:style-name="T1">customer</text:span></text:p>
      <text:p text:style-name="P1"><text:span text:style-name="T1">cut</text:span></text:p>
      <text:p text:style-name="P1"><text:span text:style-name="T1">cycle</text:span></text:p>
      <text:p text:style-name="P1"><text:span text:style-name="T1">dad</text:span></text:p>
      <text:p text:style-name="P1"><text:span text:style-name="T1">daily</text:span></text:p>
      <text:p text:style-name="P1"><text:span text:style-name="T1">damage</text:span></text:p>
      <text:p text:style-name="P1"><text:span text:style-name="T1">dance</text:span></text:p>
      <text:p text:style-name="P1"><text:span text:style-name="T1">danger</text:span></text:p>
      <text:p text:style-name="P1"><text:span text:style-name="T1">dangerous</text:span></text:p>
      <text:p text:style-name="P1"><text:span text:style-name="T1">dare</text:span></text:p>
      <text:p text:style-name="P1"><text:span text:style-name="T1">dark</text:span></text:p>
      <text:p text:style-name="P1"><text:span text:style-name="T1">darkness</text:span></text:p>
      <text:p text:style-name="P1"><text:span text:style-name="T1">data</text:span></text:p>
      <text:p text:style-name="P1"><text:span text:style-name="T1">date</text:span></text:p>
      <text:p text:style-name="P1"><text:span text:style-name="T1">daughter</text:span></text:p>
      <text:p text:style-name="P1"><text:span text:style-name="T1">day</text:span></text:p>
      <text:p text:style-name="P1"><text:span text:style-name="T1">dead</text:span></text:p>
      <text:p text:style-name="P1"><text:span text:style-name="T1">deal</text:span></text:p>
      <text:p text:style-name="P1"><text:span text:style-name="T1">dealer</text:span></text:p>
      <text:p text:style-name="P1"><text:span text:style-name="T1">dear</text:span></text:p>
      <text:p text:style-name="P1"><text:span text:style-name="T1">death</text:span></text:p>
      <text:p text:style-name="P1"><text:span text:style-name="T1">debate</text:span></text:p>
      <text:p text:style-name="P1"><text:span text:style-name="T1">debt</text:span></text:p>
      <text:p text:style-name="P1"><text:span text:style-name="T1">decade</text:span></text:p>
      <text:p text:style-name="P1"><text:span text:style-name="T1">decide</text:span></text:p>
      <text:p text:style-name="P1"><text:span text:style-name="T1">decision</text:span></text:p>
      <text:p text:style-name="P1"><text:span text:style-name="T1">deck</text:span></text:p>
      <text:p text:style-name="P1"><text:span text:style-name="T1">declare</text:span></text:p>
      <text:p text:style-name="P1"><text:span text:style-name="T1">decline</text:span></text:p>
      <text:p text:style-name="P1"><text:span text:style-name="T1">decrease</text:span></text:p>
      <text:p text:style-name="P1"><text:span text:style-name="T1">deep</text:span></text:p>
      <text:p text:style-name="P1"><text:span text:style-name="T1">deeply</text:span></text:p>
      <text:p text:style-name="P1"><text:span text:style-name="T1">deer</text:span></text:p>
      <text:p text:style-name="P1"><text:span text:style-name="T1">defeat</text:span></text:p>
      <text:p text:style-name="P1"><text:span text:style-name="T1">defend</text:span></text:p>
      <text:p text:style-name="P1"><text:span text:style-name="T1">defendant</text:span></text:p>
      <text:p text:style-name="P1"><text:span text:style-name="T1">defense</text:span></text:p>
      <text:p text:style-name="P1"><text:span text:style-name="T1">defensive</text:span></text:p>
      <text:p text:style-name="P1"><text:span text:style-name="T1">deficit</text:span></text:p>
      <text:p text:style-name="P1"><text:span text:style-name="T1">define</text:span></text:p>
      <text:p text:style-name="P1"><text:span text:style-name="T1">definitely</text:span></text:p>
      <text:p text:style-name="P1"><text:span text:style-name="T1">definition</text:span></text:p>
      <text:p text:style-name="P1"><text:span text:style-name="T1">degree</text:span></text:p>
      <text:p text:style-name="P1"><text:span text:style-name="T1">delay</text:span></text:p>
      <text:p text:style-name="P1"><text:span text:style-name="T1">deliver</text:span></text:p>
      <text:p text:style-name="P1"><text:span text:style-name="T1">delivery</text:span></text:p>
      <text:p text:style-name="P1"><text:span text:style-name="T1">demand</text:span></text:p>
      <text:p text:style-name="P1"><text:span text:style-name="T1">democracy</text:span></text:p>
      <text:p text:style-name="P1"><text:span text:style-name="T1">Democrat</text:span></text:p>
      <text:p text:style-name="P1"><text:span text:style-name="T1">democratic</text:span></text:p>
      <text:p text:style-name="P1"><text:span text:style-name="T1">demonstrate</text:span></text:p>
      <text:p text:style-name="P1"><text:span text:style-name="T1">demonstration</text:span></text:p>
      <text:p text:style-name="P1"><text:span text:style-name="T1">deny</text:span></text:p>
      <text:p text:style-name="P1"><text:span text:style-name="T1">department</text:span></text:p>
      <text:p text:style-name="P1"><text:span text:style-name="T1">depend</text:span></text:p>
      <text:p text:style-name="P1"><text:span text:style-name="T1">dependent</text:span></text:p>
      <text:p text:style-name="P1"><text:span text:style-name="T1">depending</text:span></text:p>
      <text:p text:style-name="P1"><text:span text:style-name="T1">depict</text:span></text:p>
      <text:p text:style-name="P1"><text:span text:style-name="T1">depression</text:span></text:p>
      <text:p text:style-name="P1"><text:span text:style-name="T1">depth</text:span></text:p>
      <text:p text:style-name="P1"><text:span text:style-name="T1">deputy</text:span></text:p>
      <text:p text:style-name="P1"><text:span text:style-name="T1">derive</text:span></text:p>
      <text:p text:style-name="P1"><text:span text:style-name="T1">describe</text:span></text:p>
      <text:p text:style-name="P1"><text:span text:style-name="T1">description</text:span></text:p>
      <text:p text:style-name="P1"><text:span text:style-name="T1">desert</text:span></text:p>
      <text:p text:style-name="P1"><text:span text:style-name="T1">deserve</text:span></text:p>
      <text:p text:style-name="P1"><text:span text:style-name="T1">design</text:span></text:p>
      <text:p text:style-name="P1"><text:span text:style-name="T1">designer</text:span></text:p>
      <text:p text:style-name="P1"><text:span text:style-name="T1">desire</text:span></text:p>
      <text:p text:style-name="P1"><text:span text:style-name="T1">desk</text:span></text:p>
      <text:p text:style-name="P1"><text:span text:style-name="T1">desperate</text:span></text:p>
      <text:p text:style-name="P1"><text:span text:style-name="T1">despite</text:span></text:p>
      <text:p text:style-name="P1"><text:span text:style-name="T1">destroy</text:span></text:p>
      <text:p text:style-name="P1"><text:span text:style-name="T1">destruction</text:span></text:p>
      <text:p text:style-name="P1"><text:span text:style-name="T1">detail</text:span></text:p>
      <text:p text:style-name="P1"><text:span text:style-name="T1">detailed</text:span></text:p>
      <text:p text:style-name="P1"><text:span text:style-name="T1">detect</text:span></text:p>
      <text:p text:style-name="P1"><text:span text:style-name="T1">determine</text:span></text:p>
      <text:p text:style-name="P1"><text:span text:style-name="T1">develop</text:span></text:p>
      <text:p text:style-name="P1"><text:span text:style-name="T1">developing</text:span></text:p>
      <text:p text:style-name="P1"><text:span text:style-name="T1">development</text:span></text:p>
      <text:p text:style-name="P1"><text:span text:style-name="T1">device</text:span></text:p>
      <text:p text:style-name="P1"><text:span text:style-name="T1">devote</text:span></text:p>
      <text:p text:style-name="P1"><text:span text:style-name="T1">dialogue</text:span></text:p>
      <text:p text:style-name="P1"><text:span text:style-name="T1">die</text:span></text:p>
      <text:p text:style-name="P1"><text:span text:style-name="T1">diet</text:span></text:p>
      <text:p text:style-name="P1"><text:span text:style-name="T1">differ</text:span></text:p>
      <text:p text:style-name="P1"><text:span text:style-name="T1">difference</text:span></text:p>
      <text:p text:style-name="P1"><text:span text:style-name="T1">different</text:span></text:p>
      <text:p text:style-name="P1"><text:span text:style-name="T1">differently</text:span></text:p>
      <text:p text:style-name="P1"><text:span text:style-name="T1">difficult</text:span></text:p>
      <text:p text:style-name="P1"><text:span text:style-name="T1">difficulty</text:span></text:p>
      <text:p text:style-name="P1"><text:span text:style-name="T1">dig</text:span></text:p>
      <text:p text:style-name="P1"><text:span text:style-name="T1">digital</text:span></text:p>
      <text:p text:style-name="P1"><text:span text:style-name="T1">dimension</text:span></text:p>
      <text:p text:style-name="P1"><text:span text:style-name="T1">dining</text:span></text:p>
      <text:p text:style-name="P1"><text:span text:style-name="T1">dinner</text:span></text:p>
      <text:p text:style-name="P1"><text:span text:style-name="T1">direct</text:span></text:p>
      <text:p text:style-name="P1"><text:span text:style-name="T1">direction</text:span></text:p>
      <text:p text:style-name="P1"><text:span text:style-name="T1">directly</text:span></text:p>
      <text:p text:style-name="P1"><text:span text:style-name="T1">director</text:span></text:p>
      <text:p text:style-name="P1"><text:span text:style-name="T1">dirt</text:span></text:p>
      <text:p text:style-name="P1"><text:span text:style-name="T1">dirty</text:span></text:p>
      <text:p text:style-name="P1"><text:span text:style-name="T1">disability</text:span></text:p>
      <text:p text:style-name="P1"><text:span text:style-name="T1">disagree</text:span></text:p>
      <text:p text:style-name="P1"><text:span text:style-name="T1">disappear</text:span></text:p>
      <text:p text:style-name="P1"><text:span text:style-name="T1">disaster</text:span></text:p>
      <text:p text:style-name="P1"><text:span text:style-name="T1">discipline</text:span></text:p>
      <text:p text:style-name="P1"><text:span text:style-name="T1">discourse</text:span></text:p>
      <text:p text:style-name="P1"><text:span text:style-name="T1">discover</text:span></text:p>
      <text:p text:style-name="P1"><text:span text:style-name="T1">discovery</text:span></text:p>
      <text:p text:style-name="P1"><text:span text:style-name="T1">discrimination</text:span></text:p>
      <text:p text:style-name="P1"><text:span text:style-name="T1">discuss</text:span></text:p>
      <text:p text:style-name="P1"><text:span text:style-name="T1">discussion</text:span></text:p>
      <text:p text:style-name="P1"><text:span text:style-name="T1">disease</text:span></text:p>
      <text:p text:style-name="P1"><text:span text:style-name="T1">dish</text:span></text:p>
      <text:p text:style-name="P1"><text:span text:style-name="T1">dismiss</text:span></text:p>
      <text:p text:style-name="P1"><text:span text:style-name="T1">disorder</text:span></text:p>
      <text:p text:style-name="P1"><text:span text:style-name="T1">display</text:span></text:p>
      <text:p text:style-name="P1"><text:span text:style-name="T1">dispute</text:span></text:p>
      <text:p text:style-name="P1"><text:span text:style-name="T1">distance</text:span></text:p>
      <text:p text:style-name="P1"><text:span text:style-name="T1">distant</text:span></text:p>
      <text:p text:style-name="P1"><text:span text:style-name="T1">distinct</text:span></text:p>
      <text:p text:style-name="P1"><text:span text:style-name="T1">distinction</text:span></text:p>
      <text:p text:style-name="P1"><text:span text:style-name="T1">distinguish</text:span></text:p>
      <text:p text:style-name="P1"><text:span text:style-name="T1">distribute</text:span></text:p>
      <text:p text:style-name="P1"><text:span text:style-name="T1">distribution</text:span></text:p>
      <text:p text:style-name="P1"><text:span text:style-name="T1">district</text:span></text:p>
      <text:p text:style-name="P1"><text:span text:style-name="T1">diverse</text:span></text:p>
      <text:p text:style-name="P1"><text:span text:style-name="T1">diversity</text:span></text:p>
      <text:p text:style-name="P1"><text:span text:style-name="T1">divide</text:span></text:p>
      <text:p text:style-name="P1"><text:span text:style-name="T1">division</text:span></text:p>
      <text:p text:style-name="P1"><text:span text:style-name="T1">divorce</text:span></text:p>
      <text:p text:style-name="P1"><text:span text:style-name="T1">DNA</text:span></text:p>
      <text:p text:style-name="P1"><text:span text:style-name="T1">do</text:span></text:p>
      <text:p text:style-name="P1"><text:span text:style-name="T1">doctor</text:span></text:p>
      <text:p text:style-name="P1"><text:span text:style-name="T1">document</text:span></text:p>
      <text:p text:style-name="P1"><text:span text:style-name="T1">dog</text:span></text:p>
      <text:p text:style-name="P1"><text:span text:style-name="T1">domestic</text:span></text:p>
      <text:p text:style-name="P1"><text:span text:style-name="T1">dominant</text:span></text:p>
      <text:p text:style-name="P1"><text:span text:style-name="T1">dominate</text:span></text:p>
      <text:p text:style-name="P1"><text:span text:style-name="T1">door</text:span></text:p>
      <text:p text:style-name="P1"><text:span text:style-name="T1">double</text:span></text:p>
      <text:p text:style-name="P1"><text:span text:style-name="T1">doubt</text:span></text:p>
      <text:p text:style-name="P1"><text:span text:style-name="T1">down</text:span></text:p>
      <text:p text:style-name="P1"><text:span text:style-name="T1">downtown</text:span></text:p>
      <text:p text:style-name="P1"><text:span text:style-name="T1">dozen</text:span></text:p>
      <text:p text:style-name="P1"><text:span text:style-name="T1">draft</text:span></text:p>
      <text:p text:style-name="P1"><text:span text:style-name="T1">drag</text:span></text:p>
      <text:p text:style-name="P1"><text:span text:style-name="T1">drama</text:span></text:p>
      <text:p text:style-name="P1"><text:span text:style-name="T1">dramatic</text:span></text:p>
      <text:p text:style-name="P1"><text:span text:style-name="T1">dramatically</text:span></text:p>
      <text:p text:style-name="P1"><text:span text:style-name="T1">draw</text:span></text:p>
      <text:p text:style-name="P1"><text:span text:style-name="T1">drawing</text:span></text:p>
      <text:p text:style-name="P1"><text:span text:style-name="T1">dream</text:span></text:p>
      <text:p text:style-name="P1"><text:span text:style-name="T1">dress</text:span></text:p>
      <text:p text:style-name="P1"><text:span text:style-name="T1">drink</text:span></text:p>
      <text:p text:style-name="P1"><text:span text:style-name="T1">drive</text:span></text:p>
      <text:p text:style-name="P1"><text:span text:style-name="T1">driver</text:span></text:p>
      <text:p text:style-name="P1"><text:span text:style-name="T1">drop</text:span></text:p>
      <text:p text:style-name="P1"><text:span text:style-name="T1">drug</text:span></text:p>
      <text:p text:style-name="P1"><text:span text:style-name="T1">dry</text:span></text:p>
      <text:p text:style-name="P1"><text:span text:style-name="T1">due</text:span></text:p>
      <text:p text:style-name="P1"><text:span text:style-name="T1">during</text:span></text:p>
      <text:p text:style-name="P1"><text:span text:style-name="T1">dust</text:span></text:p>
      <text:p text:style-name="P1"><text:span text:style-name="T1">duty</text:span></text:p>
      <text:p text:style-name="P1"><text:span text:style-name="T1">each</text:span></text:p>
      <text:p text:style-name="P1"><text:span text:style-name="T1">eager</text:span></text:p>
      <text:p text:style-name="P1"><text:span text:style-name="T1">ear</text:span></text:p>
      <text:p text:style-name="P1"><text:span text:style-name="T1">early</text:span></text:p>
      <text:p text:style-name="P1"><text:span text:style-name="T1">earn</text:span></text:p>
      <text:p text:style-name="P1"><text:span text:style-name="T1">earnings</text:span></text:p>
      <text:p text:style-name="P1"><text:span text:style-name="T1">earth</text:span></text:p>
      <text:p text:style-name="P1"><text:span text:style-name="T1">ease</text:span></text:p>
      <text:p text:style-name="P1"><text:span text:style-name="T1">easily</text:span></text:p>
      <text:p text:style-name="P1"><text:span text:style-name="T1">east</text:span></text:p>
      <text:p text:style-name="P1"><text:span text:style-name="T1">eastern</text:span></text:p>
      <text:p text:style-name="P1"><text:span text:style-name="T1">easy</text:span></text:p>
      <text:p text:style-name="P1"><text:span text:style-name="T1">eat</text:span></text:p>
      <text:p text:style-name="P1"><text:span text:style-name="T1">economic</text:span></text:p>
      <text:p text:style-name="P1"><text:span text:style-name="T1">economics</text:span></text:p>
      <text:p text:style-name="P1"><text:span text:style-name="T1">economist</text:span></text:p>
      <text:p text:style-name="P1"><text:span text:style-name="T1">economy</text:span></text:p>
      <text:p text:style-name="P1"><text:span text:style-name="T1">edge</text:span></text:p>
      <text:p text:style-name="P1"><text:span text:style-name="T1">edition</text:span></text:p>
      <text:p text:style-name="P1"><text:span text:style-name="T1">editor</text:span></text:p>
      <text:p text:style-name="P1"><text:span text:style-name="T1">educate</text:span></text:p>
      <text:p text:style-name="P1"><text:span text:style-name="T1">education</text:span></text:p>
      <text:p text:style-name="P1"><text:span text:style-name="T1">educational</text:span></text:p>
      <text:p text:style-name="P1"><text:span text:style-name="T1">educator</text:span></text:p>
      <text:p text:style-name="P1"><text:span text:style-name="T1">effect</text:span></text:p>
      <text:p text:style-name="P1"><text:span text:style-name="T1">effective</text:span></text:p>
      <text:p text:style-name="P1"><text:span text:style-name="T1">effectively</text:span></text:p>
      <text:p text:style-name="P1"><text:span text:style-name="T1">efficiency</text:span></text:p>
      <text:p text:style-name="P1"><text:span text:style-name="T1">efficient</text:span></text:p>
      <text:p text:style-name="P1"><text:span text:style-name="T1">effort</text:span></text:p>
      <text:p text:style-name="P1"><text:span text:style-name="T1">egg</text:span></text:p>
      <text:p text:style-name="P1"><text:span text:style-name="T1">eight</text:span></text:p>
      <text:p text:style-name="P1"><text:span text:style-name="T1">either</text:span></text:p>
      <text:p text:style-name="P1"><text:span text:style-name="T1">elderly</text:span></text:p>
      <text:p text:style-name="P1"><text:span text:style-name="T1">elect</text:span></text:p>
      <text:p text:style-name="P1"><text:span text:style-name="T1">election</text:span></text:p>
      <text:p text:style-name="P1"><text:span text:style-name="T1">electric</text:span></text:p>
      <text:p text:style-name="P1"><text:span text:style-name="T1">electricity</text:span></text:p>
      <text:p text:style-name="P1"><text:span text:style-name="T1">electronic</text:span></text:p>
      <text:p text:style-name="P1"><text:span text:style-name="T1">element</text:span></text:p>
      <text:p text:style-name="P1"><text:span text:style-name="T1">elementary</text:span></text:p>
      <text:p text:style-name="P1"><text:span text:style-name="T1">eliminate</text:span></text:p>
      <text:p text:style-name="P1"><text:span text:style-name="T1">elite</text:span></text:p>
      <text:p text:style-name="P1"><text:span text:style-name="T1">else</text:span></text:p>
      <text:p text:style-name="P1"><text:span text:style-name="T1">elsewhere</text:span></text:p>
      <text:p text:style-name="P1"><text:span text:style-name="T1">e-mail</text:span></text:p>
      <text:p text:style-name="P1"><text:span text:style-name="T1">embrace</text:span></text:p>
      <text:p text:style-name="P1"><text:span text:style-name="T1">emerge</text:span></text:p>
      <text:p text:style-name="P1"><text:span text:style-name="T1">emergency</text:span></text:p>
      <text:p text:style-name="P1"><text:span text:style-name="T1">emission</text:span></text:p>
      <text:p text:style-name="P1"><text:span text:style-name="T1">emotion</text:span></text:p>
      <text:p text:style-name="P1"><text:span text:style-name="T1">emotional</text:span></text:p>
      <text:p text:style-name="P1"><text:span text:style-name="T1">emphasis</text:span></text:p>
      <text:p text:style-name="P1"><text:span text:style-name="T1">emphasize</text:span></text:p>
      <text:p text:style-name="P1"><text:span text:style-name="T1">employ</text:span></text:p>
      <text:p text:style-name="P1"><text:span text:style-name="T1">employee</text:span></text:p>
      <text:p text:style-name="P1"><text:span text:style-name="T1">employer</text:span></text:p>
      <text:p text:style-name="P1"><text:span text:style-name="T1">employment</text:span></text:p>
      <text:p text:style-name="P1"><text:span text:style-name="T1">empty</text:span></text:p>
      <text:p text:style-name="P1"><text:span text:style-name="T1">enable</text:span></text:p>
      <text:p text:style-name="P1"><text:span text:style-name="T1">encounter</text:span></text:p>
      <text:p text:style-name="P1"><text:span text:style-name="T1">encourage</text:span></text:p>
      <text:p text:style-name="P1"><text:span text:style-name="T1">end</text:span></text:p>
      <text:p text:style-name="P1"><text:span text:style-name="T1">enemy</text:span></text:p>
      <text:p text:style-name="P1"><text:span text:style-name="T1">energy</text:span></text:p>
      <text:p text:style-name="P1"><text:span text:style-name="T1">enforcement</text:span></text:p>
      <text:p text:style-name="P1"><text:span text:style-name="T1">engage</text:span></text:p>
      <text:p text:style-name="P1"><text:span text:style-name="T1">engine</text:span></text:p>
      <text:p text:style-name="P1"><text:span text:style-name="T1">engineer</text:span></text:p>
      <text:p text:style-name="P1"><text:span text:style-name="T1">engineering</text:span></text:p>
      <text:p text:style-name="P1"><text:span text:style-name="T1">English</text:span></text:p>
      <text:p text:style-name="P1"><text:span text:style-name="T1">enhance</text:span></text:p>
      <text:p text:style-name="P1"><text:span text:style-name="T1">enjoy</text:span></text:p>
      <text:p text:style-name="P1"><text:span text:style-name="T1">enormous</text:span></text:p>
      <text:p text:style-name="P1"><text:span text:style-name="T1">enough</text:span></text:p>
      <text:p text:style-name="P1"><text:span text:style-name="T1">ensure</text:span></text:p>
      <text:p text:style-name="P1"><text:span text:style-name="T1">enter</text:span></text:p>
      <text:p text:style-name="P1"><text:span text:style-name="T1">enterprise</text:span></text:p>
      <text:p text:style-name="P1"><text:span text:style-name="T1">entertainment</text:span></text:p>
      <text:p text:style-name="P1"><text:span text:style-name="T1">entire</text:span></text:p>
      <text:p text:style-name="P1"><text:span text:style-name="T1">entirely</text:span></text:p>
      <text:p text:style-name="P1"><text:span text:style-name="T1">entrance</text:span></text:p>
      <text:p text:style-name="P1"><text:span text:style-name="T1">entry</text:span></text:p>
      <text:p text:style-name="P1"><text:span text:style-name="T1">environment</text:span></text:p>
      <text:p text:style-name="P1"><text:span text:style-name="T1">environmental</text:span></text:p>
      <text:p text:style-name="P1"><text:span text:style-name="T1">episode</text:span></text:p>
      <text:p text:style-name="P1"><text:span text:style-name="T1">equal</text:span></text:p>
      <text:p text:style-name="P1"><text:span text:style-name="T1">equally</text:span></text:p>
      <text:p text:style-name="P1"><text:span text:style-name="T1">equipment</text:span></text:p>
      <text:p text:style-name="P1"><text:span text:style-name="T1">era</text:span></text:p>
      <text:p text:style-name="P1"><text:span text:style-name="T1">error</text:span></text:p>
      <text:p text:style-name="P1"><text:span text:style-name="T1">escape</text:span></text:p>
      <text:p text:style-name="P1"><text:span text:style-name="T1">especially</text:span></text:p>
      <text:p text:style-name="P1"><text:span text:style-name="T1">essay</text:span></text:p>
      <text:p text:style-name="P1"><text:span text:style-name="T1">essential</text:span></text:p>
      <text:p text:style-name="P1"><text:span text:style-name="T1">essentially</text:span></text:p>
      <text:p text:style-name="P1"><text:span text:style-name="T1">establish</text:span></text:p>
      <text:p text:style-name="P1"><text:span text:style-name="T1">establishment</text:span></text:p>
      <text:p text:style-name="P1"><text:span text:style-name="T1">estate</text:span></text:p>
      <text:p text:style-name="P1"><text:span text:style-name="T1">estimate</text:span></text:p>
      <text:p text:style-name="P1"><text:span text:style-name="T1">etc</text:span></text:p>
      <text:p text:style-name="P1"><text:span text:style-name="T1">ethics</text:span></text:p>
      <text:p text:style-name="P1"><text:span text:style-name="T1">ethnic</text:span></text:p>
      <text:p text:style-name="P1"><text:span text:style-name="T1">European</text:span></text:p>
      <text:p text:style-name="P1"><text:span text:style-name="T1">evaluate</text:span></text:p>
      <text:p text:style-name="P1"><text:span text:style-name="T1">evaluation</text:span></text:p>
      <text:p text:style-name="P1"><text:span text:style-name="T1">even</text:span></text:p>
      <text:p text:style-name="P1"><text:span text:style-name="T1">evening</text:span></text:p>
      <text:p text:style-name="P1"><text:span text:style-name="T1">event</text:span></text:p>
      <text:p text:style-name="P1"><text:span text:style-name="T1">eventually</text:span></text:p>
      <text:p text:style-name="P1"><text:span text:style-name="T1">ever</text:span></text:p>
      <text:p text:style-name="P1"><text:span text:style-name="T1">every</text:span></text:p>
      <text:p text:style-name="P1"><text:span text:style-name="T1">everybody</text:span></text:p>
      <text:p text:style-name="P1"><text:span text:style-name="T1">everyday</text:span></text:p>
      <text:p text:style-name="P1"><text:span text:style-name="T1">everyone</text:span></text:p>
      <text:p text:style-name="P1"><text:span text:style-name="T1">everything</text:span></text:p>
      <text:p text:style-name="P1"><text:span text:style-name="T1">everywhere</text:span></text:p>
      <text:p text:style-name="P1"><text:span text:style-name="T1">evidence</text:span></text:p>
      <text:p text:style-name="P1"><text:span text:style-name="T1">evolution</text:span></text:p>
      <text:p text:style-name="P1"><text:span text:style-name="T1">evolve</text:span></text:p>
      <text:p text:style-name="P1"><text:span text:style-name="T1">exact</text:span></text:p>
      <text:p text:style-name="P1"><text:span text:style-name="T1">exactly</text:span></text:p>
      <text:p text:style-name="P1"><text:span text:style-name="T1">examination</text:span></text:p>
      <text:p text:style-name="P1"><text:span text:style-name="T1">examine</text:span></text:p>
      <text:p text:style-name="P1"><text:span text:style-name="T1">example</text:span></text:p>
      <text:p text:style-name="P1"><text:span text:style-name="T1">exceed</text:span></text:p>
      <text:p text:style-name="P1"><text:span text:style-name="T1">excellent</text:span></text:p>
      <text:p text:style-name="P1"><text:span text:style-name="T1">except</text:span></text:p>
      <text:p text:style-name="P1"><text:span text:style-name="T1">exception</text:span></text:p>
      <text:p text:style-name="P1"><text:span text:style-name="T1">exchange</text:span></text:p>
      <text:p text:style-name="P1"><text:span text:style-name="T1">exciting</text:span></text:p>
      <text:p text:style-name="P1"><text:span text:style-name="T1">executive</text:span></text:p>
      <text:p text:style-name="P1"><text:span text:style-name="T1">exercise</text:span></text:p>
      <text:p text:style-name="P1"><text:span text:style-name="T1">exhibit</text:span></text:p>
      <text:p text:style-name="P1"><text:span text:style-name="T1">exhibition</text:span></text:p>
      <text:p text:style-name="P1"><text:span text:style-name="T1">exist</text:span></text:p>
      <text:p text:style-name="P1"><text:span text:style-name="T1">existence</text:span></text:p>
      <text:p text:style-name="P1"><text:span text:style-name="T1">existing</text:span></text:p>
      <text:p text:style-name="P1"><text:span text:style-name="T1">expand</text:span></text:p>
      <text:p text:style-name="P1"><text:span text:style-name="T1">expansion</text:span></text:p>
      <text:p text:style-name="P1"><text:span text:style-name="T1">expect</text:span></text:p>
      <text:p text:style-name="P1"><text:span text:style-name="T1">expectation</text:span></text:p>
      <text:p text:style-name="P1"><text:span text:style-name="T1">expense</text:span></text:p>
      <text:p text:style-name="P1"><text:span text:style-name="T1">expensive</text:span></text:p>
      <text:p text:style-name="P1"><text:span text:style-name="T1">experience</text:span></text:p>
      <text:p text:style-name="P1"><text:span text:style-name="T1">experiment</text:span></text:p>
      <text:p text:style-name="P1"><text:span text:style-name="T1">expert</text:span></text:p>
      <text:p text:style-name="P1"><text:span text:style-name="T1">explain</text:span></text:p>
      <text:p text:style-name="P1"><text:span text:style-name="T1">explanation</text:span></text:p>
      <text:p text:style-name="P1"><text:span text:style-name="T1">explode</text:span></text:p>
      <text:p text:style-name="P1"><text:span text:style-name="T1">explore</text:span></text:p>
      <text:p text:style-name="P1"><text:span text:style-name="T1">explosion</text:span></text:p>
      <text:p text:style-name="P1"><text:span text:style-name="T1">expose</text:span></text:p>
      <text:p text:style-name="P1"><text:span text:style-name="T1">exposure</text:span></text:p>
      <text:p text:style-name="P1"><text:span text:style-name="T1">express</text:span></text:p>
      <text:p text:style-name="P1"><text:span text:style-name="T1">expression</text:span></text:p>
      <text:p text:style-name="P1"><text:span text:style-name="T1">extend</text:span></text:p>
      <text:p text:style-name="P1"><text:span text:style-name="T1">extension</text:span></text:p>
      <text:p text:style-name="P1"><text:span text:style-name="T1">extensive</text:span></text:p>
      <text:p text:style-name="P1"><text:span text:style-name="T1">extent</text:span></text:p>
      <text:p text:style-name="P1"><text:span text:style-name="T1">external</text:span></text:p>
      <text:p text:style-name="P1"><text:span text:style-name="T1">extra</text:span></text:p>
      <text:p text:style-name="P1"><text:span text:style-name="T1">extraordinary</text:span></text:p>
      <text:p text:style-name="P1"><text:span text:style-name="T1">extreme</text:span></text:p>
      <text:p text:style-name="P1"><text:span text:style-name="T1">extremely</text:span></text:p>
      <text:p text:style-name="P1"><text:span text:style-name="T1">eye</text:span></text:p>
      <text:p text:style-name="P1"><text:span text:style-name="T1">fabric</text:span></text:p>
      <text:p text:style-name="P1"><text:span text:style-name="T1">face</text:span></text:p>
      <text:p text:style-name="P1"><text:span text:style-name="T1">facility</text:span></text:p>
      <text:p text:style-name="P1"><text:span text:style-name="T1">fact</text:span></text:p>
      <text:p text:style-name="P1"><text:span text:style-name="T1">factor</text:span></text:p>
      <text:p text:style-name="P1"><text:span text:style-name="T1">factory</text:span></text:p>
      <text:p text:style-name="P1"><text:span text:style-name="T1">faculty</text:span></text:p>
      <text:p text:style-name="P1"><text:span text:style-name="T1">fade</text:span></text:p>
      <text:p text:style-name="P1"><text:span text:style-name="T1">fail</text:span></text:p>
      <text:p text:style-name="P1"><text:span text:style-name="T1">failure</text:span></text:p>
      <text:p text:style-name="P1"><text:span text:style-name="T1">fair</text:span></text:p>
      <text:p text:style-name="P1"><text:span text:style-name="T1">fairly</text:span></text:p>
      <text:p text:style-name="P1"><text:span text:style-name="T1">faith</text:span></text:p>
      <text:p text:style-name="P1"><text:span text:style-name="T1">fall</text:span></text:p>
      <text:p text:style-name="P1"><text:span text:style-name="T1">false</text:span></text:p>
      <text:p text:style-name="P1"><text:span text:style-name="T1">familiar</text:span></text:p>
      <text:p text:style-name="P1"><text:span text:style-name="T1">family</text:span></text:p>
      <text:p text:style-name="P1"><text:span text:style-name="T1">famous</text:span></text:p>
      <text:p text:style-name="P1"><text:span text:style-name="T1">fan</text:span></text:p>
      <text:p text:style-name="P1"><text:span text:style-name="T1">fantasy</text:span></text:p>
      <text:p text:style-name="P1"><text:span text:style-name="T1">far</text:span></text:p>
      <text:p text:style-name="P1"><text:span text:style-name="T1">farm</text:span></text:p>
      <text:p text:style-name="P1"><text:span text:style-name="T1">farmer</text:span></text:p>
      <text:p text:style-name="P1"><text:span text:style-name="T1">fashion</text:span></text:p>
      <text:p text:style-name="P1"><text:span text:style-name="T1">fast</text:span></text:p>
      <text:p text:style-name="P1"><text:span text:style-name="T1">fat</text:span></text:p>
      <text:p text:style-name="P1"><text:span text:style-name="T1">fate</text:span></text:p>
      <text:p text:style-name="P1"><text:span text:style-name="T1">father</text:span></text:p>
      <text:p text:style-name="P1"><text:span text:style-name="T1">fault</text:span></text:p>
      <text:p text:style-name="P1"><text:span text:style-name="T1">favor</text:span></text:p>
      <text:p text:style-name="P1"><text:span text:style-name="T1">favorite</text:span></text:p>
      <text:p text:style-name="P1"><text:span text:style-name="T1">fear</text:span></text:p>
      <text:p text:style-name="P1"><text:span text:style-name="T1">feature</text:span></text:p>
      <text:p text:style-name="P1"><text:span text:style-name="T1">federal</text:span></text:p>
      <text:p text:style-name="P1"><text:span text:style-name="T1">fee</text:span></text:p>
      <text:p text:style-name="P1"><text:span text:style-name="T1">feed</text:span></text:p>
      <text:p text:style-name="P1"><text:span text:style-name="T1">feel</text:span></text:p>
      <text:p text:style-name="P1"><text:span text:style-name="T1">feeling</text:span></text:p>
      <text:p text:style-name="P1"><text:span text:style-name="T1">fellow</text:span></text:p>
      <text:p text:style-name="P1"><text:span text:style-name="T1">female</text:span></text:p>
      <text:p text:style-name="P1"><text:span text:style-name="T1">fence</text:span></text:p>
      <text:p text:style-name="P1"><text:span text:style-name="T1">few</text:span></text:p>
      <text:p text:style-name="P1"><text:span text:style-name="T1">fewer</text:span></text:p>
      <text:p text:style-name="P1"><text:span text:style-name="T1">fiber</text:span></text:p>
      <text:p text:style-name="P1"><text:span text:style-name="T1">fiction</text:span></text:p>
      <text:p text:style-name="P1"><text:span text:style-name="T1">field</text:span></text:p>
      <text:p text:style-name="P1"><text:span text:style-name="T1">fifteen</text:span></text:p>
      <text:p text:style-name="P1"><text:span text:style-name="T1">fifth</text:span></text:p>
      <text:p text:style-name="P1"><text:span text:style-name="T1">fifty</text:span></text:p>
      <text:p text:style-name="P1"><text:span text:style-name="T1">fight</text:span></text:p>
      <text:p text:style-name="P1"><text:span text:style-name="T1">fighter</text:span></text:p>
      <text:p text:style-name="P1"><text:span text:style-name="T1">fighting</text:span></text:p>
      <text:p text:style-name="P1"><text:span text:style-name="T1">figure</text:span></text:p>
      <text:p text:style-name="P1"><text:span text:style-name="T1">file</text:span></text:p>
      <text:p text:style-name="P1"><text:span text:style-name="T1">fill</text:span></text:p>
      <text:p text:style-name="P1"><text:span text:style-name="T1">film</text:span></text:p>
      <text:p text:style-name="P1"><text:span text:style-name="T1">final</text:span></text:p>
      <text:p text:style-name="P1"><text:span text:style-name="T1">finally</text:span></text:p>
      <text:p text:style-name="P1"><text:span text:style-name="T1">finance</text:span></text:p>
      <text:p text:style-name="P1"><text:span text:style-name="T1">financial</text:span></text:p>
      <text:p text:style-name="P1"><text:span text:style-name="T1">find</text:span></text:p>
      <text:p text:style-name="P1"><text:span text:style-name="T1">finding</text:span></text:p>
      <text:p text:style-name="P1"><text:span text:style-name="T1">fine</text:span></text:p>
      <text:p text:style-name="P1"><text:span text:style-name="T1">finger</text:span></text:p>
      <text:p text:style-name="P1"><text:span text:style-name="T1">finish</text:span></text:p>
      <text:p text:style-name="P1"><text:span text:style-name="T1">fire</text:span></text:p>
      <text:p text:style-name="P1"><text:span text:style-name="T1">firm</text:span></text:p>
      <text:p text:style-name="P1"><text:span text:style-name="T1">first</text:span></text:p>
      <text:p text:style-name="P1"><text:span text:style-name="T1">fish</text:span></text:p>
      <text:p text:style-name="P1"><text:span text:style-name="T1">fishing</text:span></text:p>
      <text:p text:style-name="P1"><text:span text:style-name="T1">fit</text:span></text:p>
      <text:p text:style-name="P1"><text:span text:style-name="T1">fitness</text:span></text:p>
      <text:p text:style-name="P1"><text:span text:style-name="T1">five</text:span></text:p>
      <text:p text:style-name="P1"><text:span text:style-name="T1">fix</text:span></text:p>
      <text:p text:style-name="P1"><text:span text:style-name="T1">flag</text:span></text:p>
      <text:p text:style-name="P1"><text:span text:style-name="T1">flame</text:span></text:p>
      <text:p text:style-name="P1"><text:span text:style-name="T1">flat</text:span></text:p>
      <text:p text:style-name="P1"><text:span text:style-name="T1">flavor</text:span></text:p>
      <text:p text:style-name="P1"><text:span text:style-name="T1">flee</text:span></text:p>
      <text:p text:style-name="P1"><text:span text:style-name="T1">flesh</text:span></text:p>
      <text:p text:style-name="P1"><text:span text:style-name="T1">flight</text:span></text:p>
      <text:p text:style-name="P1"><text:span text:style-name="T1">float</text:span></text:p>
      <text:p text:style-name="P1"><text:span text:style-name="T1">floor</text:span></text:p>
      <text:p text:style-name="P1"><text:span text:style-name="T1">flow</text:span></text:p>
      <text:p text:style-name="P1"><text:span text:style-name="T1">flower</text:span></text:p>
      <text:p text:style-name="P1"><text:span text:style-name="T1">fly</text:span></text:p>
      <text:p text:style-name="P1"><text:span text:style-name="T1">focus</text:span></text:p>
      <text:p text:style-name="P1"><text:span text:style-name="T1">folk</text:span></text:p>
      <text:p text:style-name="P1"><text:span text:style-name="T1">follow</text:span></text:p>
      <text:p text:style-name="P1"><text:span text:style-name="T1">following</text:span></text:p>
      <text:p text:style-name="P1"><text:span text:style-name="T1">food</text:span></text:p>
      <text:p text:style-name="P1"><text:span text:style-name="T1">foot</text:span></text:p>
      <text:p text:style-name="P1"><text:span text:style-name="T1">football</text:span></text:p>
      <text:p text:style-name="P1"><text:span text:style-name="T1">for</text:span></text:p>
      <text:p text:style-name="P1"><text:span text:style-name="T1">force</text:span></text:p>
      <text:p text:style-name="P1"><text:span text:style-name="T1">foreign</text:span></text:p>
      <text:p text:style-name="P1"><text:span text:style-name="T1">forest</text:span></text:p>
      <text:p text:style-name="P1"><text:span text:style-name="T1">forever</text:span></text:p>
      <text:p text:style-name="P1"><text:span text:style-name="T1">forget</text:span></text:p>
      <text:p text:style-name="P1"><text:span text:style-name="T1">form</text:span></text:p>
      <text:p text:style-name="P1"><text:span text:style-name="T1">formal</text:span></text:p>
      <text:p text:style-name="P1"><text:span text:style-name="T1">formation</text:span></text:p>
      <text:p text:style-name="P1"><text:span text:style-name="T1">former</text:span></text:p>
      <text:p text:style-name="P1"><text:span text:style-name="T1">formula</text:span></text:p>
      <text:p text:style-name="P1"><text:span text:style-name="T1">forth</text:span></text:p>
      <text:p text:style-name="P1"><text:span text:style-name="T1">fortune</text:span></text:p>
      <text:p text:style-name="P1"><text:span text:style-name="T1">forward</text:span></text:p>
      <text:p text:style-name="P1"><text:span text:style-name="T1">found</text:span></text:p>
      <text:p text:style-name="P1"><text:span text:style-name="T1">foundation</text:span></text:p>
      <text:p text:style-name="P1"><text:span text:style-name="T1">founder</text:span></text:p>
      <text:p text:style-name="P1"><text:span text:style-name="T1">four</text:span></text:p>
      <text:p text:style-name="P1"><text:span text:style-name="T1">fourth</text:span></text:p>
      <text:p text:style-name="P1"><text:span text:style-name="T1">frame</text:span></text:p>
      <text:p text:style-name="P1"><text:span text:style-name="T1">framework</text:span></text:p>
      <text:p text:style-name="P1"><text:span text:style-name="T1">free</text:span></text:p>
      <text:p text:style-name="P1"><text:span text:style-name="T1">freedom</text:span></text:p>
      <text:p text:style-name="P1"><text:span text:style-name="T1">freeze</text:span></text:p>
      <text:p text:style-name="P1"><text:span text:style-name="T1">French</text:span></text:p>
      <text:p text:style-name="P1"><text:span text:style-name="T1">frequency</text:span></text:p>
      <text:p text:style-name="P1"><text:span text:style-name="T1">frequent</text:span></text:p>
      <text:p text:style-name="P1"><text:span text:style-name="T1">frequently</text:span></text:p>
      <text:p text:style-name="P1"><text:span text:style-name="T1">fresh</text:span></text:p>
      <text:p text:style-name="P1"><text:span text:style-name="T1">friend</text:span></text:p>
      <text:p text:style-name="P1"><text:span text:style-name="T1">friendly</text:span></text:p>
      <text:p text:style-name="P1"><text:span text:style-name="T1">friendship</text:span></text:p>
      <text:p text:style-name="P1"><text:span text:style-name="T1">from</text:span></text:p>
      <text:p text:style-name="P1"><text:span text:style-name="T1">front</text:span></text:p>
      <text:p text:style-name="P1"><text:span text:style-name="T1">fruit</text:span></text:p>
      <text:p text:style-name="P1"><text:span text:style-name="T1">frustration</text:span></text:p>
      <text:p text:style-name="P1"><text:span text:style-name="T1">fuel</text:span></text:p>
      <text:p text:style-name="P1"><text:span text:style-name="T1">full</text:span></text:p>
      <text:p text:style-name="P1"><text:span text:style-name="T1">fully</text:span></text:p>
      <text:p text:style-name="P1"><text:span text:style-name="T1">fun</text:span></text:p>
      <text:p text:style-name="P1"><text:span text:style-name="T1">function</text:span></text:p>
      <text:p text:style-name="P1"><text:span text:style-name="T1">fund</text:span></text:p>
      <text:p text:style-name="P1"><text:span text:style-name="T1">fundamental</text:span></text:p>
      <text:p text:style-name="P1"><text:span text:style-name="T1">funding</text:span></text:p>
      <text:p text:style-name="P1"><text:span text:style-name="T1">funeral</text:span></text:p>
      <text:p text:style-name="P1"><text:span text:style-name="T1">funny</text:span></text:p>
      <text:p text:style-name="P1"><text:span text:style-name="T1">furniture</text:span></text:p>
      <text:p text:style-name="P1"><text:span text:style-name="T1">furthermore</text:span></text:p>
      <text:p text:style-name="P1"><text:span text:style-name="T1">future</text:span></text:p>
      <text:p text:style-name="P1"><text:span text:style-name="T1">gain</text:span></text:p>
      <text:p text:style-name="P1"><text:span text:style-name="T1">galaxy</text:span></text:p>
      <text:p text:style-name="P1"><text:span text:style-name="T1">gallery</text:span></text:p>
      <text:p text:style-name="P1"><text:span text:style-name="T1">game</text:span></text:p>
      <text:p text:style-name="P1"><text:span text:style-name="T1">gang</text:span></text:p>
      <text:p text:style-name="P1"><text:span text:style-name="T1">gap</text:span></text:p>
      <text:p text:style-name="P1"><text:span text:style-name="T1">garage</text:span></text:p>
      <text:p text:style-name="P1"><text:span text:style-name="T1">garden</text:span></text:p>
      <text:p text:style-name="P1"><text:span text:style-name="T1">garlic</text:span></text:p>
      <text:p text:style-name="P1"><text:span text:style-name="T1">gas</text:span></text:p>
      <text:p text:style-name="P1"><text:span text:style-name="T1">gate</text:span></text:p>
      <text:p text:style-name="P1"><text:span text:style-name="T1">gather</text:span></text:p>
      <text:p text:style-name="P1"><text:span text:style-name="T1">gay</text:span></text:p>
      <text:p text:style-name="P1"><text:span text:style-name="T1">gaze</text:span></text:p>
      <text:p text:style-name="P1"><text:span text:style-name="T1">gear</text:span></text:p>
      <text:p text:style-name="P1"><text:span text:style-name="T1">gender</text:span></text:p>
      <text:p text:style-name="P1"><text:span text:style-name="T1">gene</text:span></text:p>
      <text:p text:style-name="P1"><text:span text:style-name="T1">general</text:span></text:p>
      <text:p text:style-name="P1"><text:span text:style-name="T1">generally</text:span></text:p>
      <text:p text:style-name="P1"><text:span text:style-name="T1">generate</text:span></text:p>
      <text:p text:style-name="P1"><text:span text:style-name="T1">generation</text:span></text:p>
      <text:p text:style-name="P1"><text:span text:style-name="T1">genetic</text:span></text:p>
      <text:p text:style-name="P1"><text:span text:style-name="T1">gentleman</text:span></text:p>
      <text:p text:style-name="P1"><text:span text:style-name="T1">gently</text:span></text:p>
      <text:p text:style-name="P1"><text:span text:style-name="T1">German</text:span></text:p>
      <text:p text:style-name="P1"><text:span text:style-name="T1">gesture</text:span></text:p>
      <text:p text:style-name="P1"><text:span text:style-name="T1">get</text:span></text:p>
      <text:p text:style-name="P1"><text:span text:style-name="T1">ghost</text:span></text:p>
      <text:p text:style-name="P1"><text:span text:style-name="T1">giant</text:span></text:p>
      <text:p text:style-name="P1"><text:span text:style-name="T1">gift</text:span></text:p>
      <text:p text:style-name="P1"><text:span text:style-name="T1">gifted</text:span></text:p>
      <text:p text:style-name="P1"><text:span text:style-name="T1">girl</text:span></text:p>
      <text:p text:style-name="P1"><text:span text:style-name="T1">girlfriend</text:span></text:p>
      <text:p text:style-name="P1"><text:span text:style-name="T1">give</text:span></text:p>
      <text:p text:style-name="P1"><text:span text:style-name="T1">given</text:span></text:p>
      <text:p text:style-name="P1"><text:span text:style-name="T1">glad</text:span></text:p>
      <text:p text:style-name="P1"><text:span text:style-name="T1">glance</text:span></text:p>
      <text:p text:style-name="P1"><text:span text:style-name="T1">glass</text:span></text:p>
      <text:p text:style-name="P1"><text:span text:style-name="T1">global</text:span></text:p>
      <text:p text:style-name="P1"><text:span text:style-name="T1">glove</text:span></text:p>
      <text:p text:style-name="P1"><text:span text:style-name="T1">go</text:span></text:p>
      <text:p text:style-name="P1"><text:span text:style-name="T1">goal</text:span></text:p>
      <text:p text:style-name="P1"><text:span text:style-name="T1">God</text:span></text:p>
      <text:p text:style-name="P1"><text:span text:style-name="T1">gold</text:span></text:p>
      <text:p text:style-name="P1"><text:span text:style-name="T1">golden</text:span></text:p>
      <text:p text:style-name="P1"><text:span text:style-name="T1">golf</text:span></text:p>
      <text:p text:style-name="P1"><text:span text:style-name="T1">good</text:span></text:p>
      <text:p text:style-name="P1"><text:span text:style-name="T1">government</text:span></text:p>
      <text:p text:style-name="P1"><text:span text:style-name="T1">governor</text:span></text:p>
      <text:p text:style-name="P1"><text:span text:style-name="T1">grab</text:span></text:p>
      <text:p text:style-name="P1"><text:span text:style-name="T1">grade</text:span></text:p>
      <text:p text:style-name="P1"><text:span text:style-name="T1">gradually</text:span></text:p>
      <text:p text:style-name="P1"><text:span text:style-name="T1">graduate</text:span></text:p>
      <text:p text:style-name="P1"><text:span text:style-name="T1">grain</text:span></text:p>
      <text:p text:style-name="P1"><text:span text:style-name="T1">grand</text:span></text:p>
      <text:p text:style-name="P1"><text:span text:style-name="T1">grandfather</text:span></text:p>
      <text:p text:style-name="P1"><text:span text:style-name="T1">grandmother</text:span></text:p>
      <text:p text:style-name="P1"><text:span text:style-name="T1">grant</text:span></text:p>
      <text:p text:style-name="P1"><text:span text:style-name="T1">grass</text:span></text:p>
      <text:p text:style-name="P1"><text:span text:style-name="T1">grave</text:span></text:p>
      <text:p text:style-name="P1"><text:span text:style-name="T1">gray</text:span></text:p>
      <text:p text:style-name="P1"><text:span text:style-name="T1">great</text:span></text:p>
      <text:p text:style-name="P1"><text:span text:style-name="T1">greatest</text:span></text:p>
      <text:p text:style-name="P1"><text:span text:style-name="T1">green</text:span></text:p>
      <text:p text:style-name="P1"><text:span text:style-name="T1">grocery</text:span></text:p>
      <text:p text:style-name="P1"><text:span text:style-name="T1">ground</text:span></text:p>
      <text:p text:style-name="P1"><text:span text:style-name="T1">group</text:span></text:p>
      <text:p text:style-name="P1"><text:span text:style-name="T1">grow</text:span></text:p>
      <text:p text:style-name="P1"><text:span text:style-name="T1">growing</text:span></text:p>
      <text:p text:style-name="P1"><text:span text:style-name="T1">growth</text:span></text:p>
      <text:p text:style-name="P1"><text:span text:style-name="T1">guarantee</text:span></text:p>
      <text:p text:style-name="P1"><text:span text:style-name="T1">guard</text:span></text:p>
      <text:p text:style-name="P1"><text:span text:style-name="T1">guess</text:span></text:p>
      <text:p text:style-name="P1"><text:span text:style-name="T1">guest</text:span></text:p>
      <text:p text:style-name="P1"><text:span text:style-name="T1">guide</text:span></text:p>
      <text:p text:style-name="P1"><text:span text:style-name="T1">guideline</text:span></text:p>
      <text:p text:style-name="P1"><text:span text:style-name="T1">guilty</text:span></text:p>
      <text:p text:style-name="P1"><text:span text:style-name="T1">gun</text:span></text:p>
      <text:p text:style-name="P1"><text:span text:style-name="T1">guy</text:span></text:p>
      <text:p text:style-name="P1"><text:span text:style-name="T1">habit</text:span></text:p>
      <text:p text:style-name="P1"><text:span text:style-name="T1">habitat</text:span></text:p>
      <text:p text:style-name="P1"><text:span text:style-name="T1">hair</text:span></text:p>
      <text:p text:style-name="P1"><text:span text:style-name="T1">half</text:span></text:p>
      <text:p text:style-name="P1"><text:span text:style-name="T1">hall</text:span></text:p>
      <text:p text:style-name="P1"><text:span text:style-name="T1">hand</text:span></text:p>
      <text:p text:style-name="P1"><text:span text:style-name="T1">handful</text:span></text:p>
      <text:p text:style-name="P1"><text:span text:style-name="T1">handle</text:span></text:p>
      <text:p text:style-name="P1"><text:span text:style-name="T1">hang</text:span></text:p>
      <text:p text:style-name="P1"><text:span text:style-name="T1">happen</text:span></text:p>
      <text:p text:style-name="P1"><text:span text:style-name="T1">happy</text:span></text:p>
      <text:p text:style-name="P1"><text:span text:style-name="T1">hard</text:span></text:p>
      <text:p text:style-name="P1"><text:span text:style-name="T1">hardly</text:span></text:p>
      <text:p text:style-name="P1"><text:span text:style-name="T1">hat</text:span></text:p>
      <text:p text:style-name="P1"><text:span text:style-name="T1">hate</text:span></text:p>
      <text:p text:style-name="P1"><text:span text:style-name="T1">have</text:span></text:p>
      <text:p text:style-name="P1"><text:span text:style-name="T1">he</text:span></text:p>
      <text:p text:style-name="P1"><text:span text:style-name="T1">head</text:span></text:p>
      <text:p text:style-name="P1"><text:span text:style-name="T1">headline</text:span></text:p>
      <text:p text:style-name="P1"><text:span text:style-name="T1">headquarters</text:span></text:p>
      <text:p text:style-name="P1"><text:span text:style-name="T1">health</text:span></text:p>
      <text:p text:style-name="P1"><text:span text:style-name="T1">healthy</text:span></text:p>
      <text:p text:style-name="P1"><text:span text:style-name="T1">hear</text:span></text:p>
      <text:p text:style-name="P1"><text:span text:style-name="T1">hearing</text:span></text:p>
      <text:p text:style-name="P1"><text:span text:style-name="T1">heart</text:span></text:p>
      <text:p text:style-name="P1"><text:span text:style-name="T1">heat</text:span></text:p>
      <text:p text:style-name="P1"><text:span text:style-name="T1">heaven</text:span></text:p>
      <text:p text:style-name="P1"><text:span text:style-name="T1">heavily</text:span></text:p>
      <text:p text:style-name="P1"><text:span text:style-name="T1">heavy</text:span></text:p>
      <text:p text:style-name="P1"><text:span text:style-name="T1">heel</text:span></text:p>
      <text:p text:style-name="P1"><text:span text:style-name="T1">height</text:span></text:p>
      <text:p text:style-name="P1"><text:span text:style-name="T1">helicopter</text:span></text:p>
      <text:p text:style-name="P1"><text:span text:style-name="T1">hell</text:span></text:p>
      <text:p text:style-name="P1"><text:span text:style-name="T1">hello</text:span></text:p>
      <text:p text:style-name="P1"><text:span text:style-name="T1">help</text:span></text:p>
      <text:p text:style-name="P1"><text:span text:style-name="T1">helpful</text:span></text:p>
      <text:p text:style-name="P1"><text:span text:style-name="T1">her</text:span></text:p>
      <text:p text:style-name="P1"><text:span text:style-name="T1">here</text:span></text:p>
      <text:p text:style-name="P1"><text:span text:style-name="T1">heritage</text:span></text:p>
      <text:p text:style-name="P1"><text:span text:style-name="T1">hero</text:span></text:p>
      <text:p text:style-name="P1"><text:span text:style-name="T1">herself</text:span></text:p>
      <text:p text:style-name="P1"><text:span text:style-name="T1">hey</text:span></text:p>
      <text:p text:style-name="P1"><text:span text:style-name="T1">hi</text:span></text:p>
      <text:p text:style-name="P1"><text:span text:style-name="T1">hide</text:span></text:p>
      <text:p text:style-name="P1"><text:span text:style-name="T1">high</text:span></text:p>
      <text:p text:style-name="P1"><text:span text:style-name="T1">highlight</text:span></text:p>
      <text:p text:style-name="P1"><text:span text:style-name="T1">highly</text:span></text:p>
      <text:p text:style-name="P1"><text:span text:style-name="T1">highway</text:span></text:p>
      <text:p text:style-name="P1"><text:span text:style-name="T1">hill</text:span></text:p>
      <text:p text:style-name="P1"><text:span text:style-name="T1">him</text:span></text:p>
      <text:p text:style-name="P1"><text:span text:style-name="T1">himself</text:span></text:p>
      <text:p text:style-name="P1"><text:span text:style-name="T1">hip</text:span></text:p>
      <text:p text:style-name="P1"><text:span text:style-name="T1">hire</text:span></text:p>
      <text:p text:style-name="P1"><text:span text:style-name="T1">his</text:span></text:p>
      <text:p text:style-name="P1"><text:span text:style-name="T1">historian</text:span></text:p>
      <text:p text:style-name="P1"><text:span text:style-name="T1">historic</text:span></text:p>
      <text:p text:style-name="P1"><text:span text:style-name="T1">historical</text:span></text:p>
      <text:p text:style-name="P1"><text:span text:style-name="T1">history</text:span></text:p>
      <text:p text:style-name="P1"><text:span text:style-name="T1">hit</text:span></text:p>
      <text:p text:style-name="P1"><text:span text:style-name="T1">hold</text:span></text:p>
      <text:p text:style-name="P1"><text:span text:style-name="T1">hole</text:span></text:p>
      <text:p text:style-name="P1"><text:span text:style-name="T1">holiday</text:span></text:p>
      <text:p text:style-name="P1"><text:span text:style-name="T1">holy</text:span></text:p>
      <text:p text:style-name="P1"><text:span text:style-name="T1">home</text:span></text:p>
      <text:p text:style-name="P1"><text:span text:style-name="T1">homeless</text:span></text:p>
      <text:p text:style-name="P1"><text:span text:style-name="T1">honest</text:span></text:p>
      <text:p text:style-name="P1"><text:span text:style-name="T1">honey</text:span></text:p>
      <text:p text:style-name="P1"><text:span text:style-name="T1">honor</text:span></text:p>
      <text:p text:style-name="P1"><text:span text:style-name="T1">hope</text:span></text:p>
      <text:p text:style-name="P1"><text:span text:style-name="T1">horizon</text:span></text:p>
      <text:p text:style-name="P1"><text:span text:style-name="T1">horror</text:span></text:p>
      <text:p text:style-name="P1"><text:span text:style-name="T1">horse</text:span></text:p>
      <text:p text:style-name="P1"><text:span text:style-name="T1">hospital</text:span></text:p>
      <text:p text:style-name="P1"><text:span text:style-name="T1">host</text:span></text:p>
      <text:p text:style-name="P1"><text:span text:style-name="T1">hot</text:span></text:p>
      <text:p text:style-name="P1"><text:span text:style-name="T1">hotel</text:span></text:p>
      <text:p text:style-name="P1"><text:span text:style-name="T1">hour</text:span></text:p>
      <text:p text:style-name="P1"><text:span text:style-name="T1">house</text:span></text:p>
      <text:p text:style-name="P1"><text:span text:style-name="T1">household</text:span></text:p>
      <text:p text:style-name="P1"><text:span text:style-name="T1">housing</text:span></text:p>
      <text:p text:style-name="P1"><text:span text:style-name="T1">how</text:span></text:p>
      <text:p text:style-name="P1"><text:span text:style-name="T1">however</text:span></text:p>
      <text:p text:style-name="P1"><text:span text:style-name="T1">huge</text:span></text:p>
      <text:p text:style-name="P1"><text:span text:style-name="T1">human</text:span></text:p>
      <text:p text:style-name="P1"><text:span text:style-name="T1">humor</text:span></text:p>
      <text:p text:style-name="P1"><text:span text:style-name="T1">hundred</text:span></text:p>
      <text:p text:style-name="P1"><text:span text:style-name="T1">hungry</text:span></text:p>
      <text:p text:style-name="P1"><text:span text:style-name="T1">hunter</text:span></text:p>
      <text:p text:style-name="P1"><text:span text:style-name="T1">hunting</text:span></text:p>
      <text:p text:style-name="P1"><text:span text:style-name="T1">hurt</text:span></text:p>
      <text:p text:style-name="P1"><text:span text:style-name="T1">husband</text:span></text:p>
      <text:p text:style-name="P1"><text:span text:style-name="T1">hypothesis</text:span></text:p>
      <text:p text:style-name="P1"><text:span text:style-name="T1">I</text:span></text:p>
      <text:p text:style-name="P1"><text:span text:style-name="T1">ice</text:span></text:p>
      <text:p text:style-name="P1"><text:span text:style-name="T1">idea</text:span></text:p>
      <text:p text:style-name="P1"><text:span text:style-name="T1">ideal</text:span></text:p>
      <text:p text:style-name="P1"><text:span text:style-name="T1">identification</text:span></text:p>
      <text:p text:style-name="P1"><text:span text:style-name="T1">identify</text:span></text:p>
      <text:p text:style-name="P1"><text:span text:style-name="T1">identity</text:span></text:p>
      <text:p text:style-name="P1"><text:span text:style-name="T1">ie</text:span></text:p>
      <text:p text:style-name="P1"><text:span text:style-name="T1">if</text:span></text:p>
      <text:p text:style-name="P1"><text:span text:style-name="T1">ignore</text:span></text:p>
      <text:p text:style-name="P1"><text:span text:style-name="T1">ill</text:span></text:p>
      <text:p text:style-name="P1"><text:span text:style-name="T1">illegal</text:span></text:p>
      <text:p text:style-name="P1"><text:span text:style-name="T1">illness</text:span></text:p>
      <text:p text:style-name="P1"><text:span text:style-name="T1">illustrate</text:span></text:p>
      <text:p text:style-name="P1"><text:span text:style-name="T1">image</text:span></text:p>
      <text:p text:style-name="P1"><text:span text:style-name="T1">imagination</text:span></text:p>
      <text:p text:style-name="P1"><text:span text:style-name="T1">imagine</text:span></text:p>
      <text:p text:style-name="P1"><text:span text:style-name="T1">immediate</text:span></text:p>
      <text:p text:style-name="P1"><text:span text:style-name="T1">immediately</text:span></text:p>
      <text:p text:style-name="P1"><text:span text:style-name="T1">immigrant</text:span></text:p>
      <text:p text:style-name="P1"><text:span text:style-name="T1">immigration</text:span></text:p>
      <text:p text:style-name="P1"><text:span text:style-name="T1">impact</text:span></text:p>
      <text:p text:style-name="P1"><text:span text:style-name="T1">implement</text:span></text:p>
      <text:p text:style-name="P1"><text:span text:style-name="T1">implication</text:span></text:p>
      <text:p text:style-name="P1"><text:span text:style-name="T1">imply</text:span></text:p>
      <text:p text:style-name="P1"><text:span text:style-name="T1">importance</text:span></text:p>
      <text:p text:style-name="P1"><text:span text:style-name="T1">important</text:span></text:p>
      <text:p text:style-name="P1"><text:span text:style-name="T1">impose</text:span></text:p>
      <text:p text:style-name="P1"><text:span text:style-name="T1">impossible</text:span></text:p>
      <text:p text:style-name="P1"><text:span text:style-name="T1">impress</text:span></text:p>
      <text:p text:style-name="P1"><text:span text:style-name="T1">impression</text:span></text:p>
      <text:p text:style-name="P1"><text:span text:style-name="T1">impressive</text:span></text:p>
      <text:p text:style-name="P1"><text:span text:style-name="T1">improve</text:span></text:p>
      <text:p text:style-name="P1"><text:span text:style-name="T1">improvement</text:span></text:p>
      <text:p text:style-name="P1"><text:span text:style-name="T1">in</text:span></text:p>
      <text:p text:style-name="P1"><text:span text:style-name="T1">incentive</text:span></text:p>
      <text:p text:style-name="P1"><text:span text:style-name="T1">incident</text:span></text:p>
      <text:p text:style-name="P1"><text:span text:style-name="T1">include</text:span></text:p>
      <text:p text:style-name="P1"><text:span text:style-name="T1">including</text:span></text:p>
      <text:p text:style-name="P1"><text:span text:style-name="T1">income</text:span></text:p>
      <text:p text:style-name="P1"><text:span text:style-name="T1">incorporate</text:span></text:p>
      <text:p text:style-name="P1"><text:span text:style-name="T1">increase</text:span></text:p>
      <text:p text:style-name="P1"><text:span text:style-name="T1">increased</text:span></text:p>
      <text:p text:style-name="P1"><text:span text:style-name="T1">increasing</text:span></text:p>
      <text:p text:style-name="P1"><text:span text:style-name="T1">increasingly</text:span></text:p>
      <text:p text:style-name="P1"><text:span text:style-name="T1">incredible</text:span></text:p>
      <text:p text:style-name="P1"><text:span text:style-name="T1">indeed</text:span></text:p>
      <text:p text:style-name="P1"><text:span text:style-name="T1">independence</text:span></text:p>
      <text:p text:style-name="P1"><text:span text:style-name="T1">independent</text:span></text:p>
      <text:p text:style-name="P1"><text:span text:style-name="T1">index</text:span></text:p>
      <text:p text:style-name="P1"><text:span text:style-name="T1">Indian</text:span></text:p>
      <text:p text:style-name="P1"><text:span text:style-name="T1">indicate</text:span></text:p>
      <text:p text:style-name="P1"><text:span text:style-name="T1">indication</text:span></text:p>
      <text:p text:style-name="P1"><text:span text:style-name="T1">individual</text:span></text:p>
      <text:p text:style-name="P1"><text:span text:style-name="T1">industrial</text:span></text:p>
      <text:p text:style-name="P1"><text:span text:style-name="T1">industry</text:span></text:p>
      <text:p text:style-name="P1"><text:span text:style-name="T1">infant</text:span></text:p>
      <text:p text:style-name="P1"><text:span text:style-name="T1">infection</text:span></text:p>
      <text:p text:style-name="P1"><text:span text:style-name="T1">inflation</text:span></text:p>
      <text:p text:style-name="P1"><text:span text:style-name="T1">influence</text:span></text:p>
      <text:p text:style-name="P1"><text:span text:style-name="T1">inform</text:span></text:p>
      <text:p text:style-name="P1"><text:span text:style-name="T1">information</text:span></text:p>
      <text:p text:style-name="P1"><text:span text:style-name="T1">ingredient</text:span></text:p>
      <text:p text:style-name="P1"><text:span text:style-name="T1">initial</text:span></text:p>
      <text:p text:style-name="P1"><text:span text:style-name="T1">initially</text:span></text:p>
      <text:p text:style-name="P1"><text:span text:style-name="T1">initiative</text:span></text:p>
      <text:p text:style-name="P1"><text:span text:style-name="T1">injury</text:span></text:p>
      <text:p text:style-name="P1"><text:span text:style-name="T1">inner</text:span></text:p>
      <text:p text:style-name="P1"><text:span text:style-name="T1">innocent</text:span></text:p>
      <text:p text:style-name="P1"><text:span text:style-name="T1">inquiry</text:span></text:p>
      <text:p text:style-name="P1"><text:span text:style-name="T1">inside</text:span></text:p>
      <text:p text:style-name="P1"><text:span text:style-name="T1">insight</text:span></text:p>
      <text:p text:style-name="P1"><text:span text:style-name="T1">insist</text:span></text:p>
      <text:p text:style-name="P1"><text:span text:style-name="T1">inspire</text:span></text:p>
      <text:p text:style-name="P1"><text:span text:style-name="T1">install</text:span></text:p>
      <text:p text:style-name="P1"><text:span text:style-name="T1">instance</text:span></text:p>
      <text:p text:style-name="P1"><text:span text:style-name="T1">instead</text:span></text:p>
      <text:p text:style-name="P1"><text:span text:style-name="T1">institution</text:span></text:p>
      <text:p text:style-name="P1"><text:span text:style-name="T1">institutional</text:span></text:p>
      <text:p text:style-name="P1"><text:span text:style-name="T1">instruction</text:span></text:p>
      <text:p text:style-name="P1"><text:span text:style-name="T1">instructor</text:span></text:p>
      <text:p text:style-name="P1"><text:span text:style-name="T1">instrument</text:span></text:p>
      <text:p text:style-name="P1"><text:span text:style-name="T1">insurance</text:span></text:p>
      <text:p text:style-name="P1"><text:span text:style-name="T1">intellectual</text:span></text:p>
      <text:p text:style-name="P1"><text:span text:style-name="T1">intelligence</text:span></text:p>
      <text:p text:style-name="P1"><text:span text:style-name="T1">intend</text:span></text:p>
      <text:p text:style-name="P1"><text:span text:style-name="T1">intense</text:span></text:p>
      <text:p text:style-name="P1"><text:span text:style-name="T1">intensity</text:span></text:p>
      <text:p text:style-name="P1"><text:span text:style-name="T1">intention</text:span></text:p>
      <text:p text:style-name="P1"><text:span text:style-name="T1">interaction</text:span></text:p>
      <text:p text:style-name="P1"><text:span text:style-name="T1">interest</text:span></text:p>
      <text:p text:style-name="P1"><text:span text:style-name="T1">interested</text:span></text:p>
      <text:p text:style-name="P1"><text:span text:style-name="T1">interesting</text:span></text:p>
      <text:p text:style-name="P1"><text:span text:style-name="T1">internal</text:span></text:p>
      <text:p text:style-name="P1"><text:span text:style-name="T1">international</text:span></text:p>
      <text:p text:style-name="P1"><text:span text:style-name="T1">Internet</text:span></text:p>
      <text:p text:style-name="P1"><text:span text:style-name="T1">interpret</text:span></text:p>
      <text:p text:style-name="P1"><text:span text:style-name="T1">interpretation</text:span></text:p>
      <text:p text:style-name="P1"><text:span text:style-name="T1">intervention</text:span></text:p>
      <text:p text:style-name="P1"><text:span text:style-name="T1">interview</text:span></text:p>
      <text:p text:style-name="P1"><text:span text:style-name="T1">into</text:span></text:p>
      <text:p text:style-name="P1"><text:span text:style-name="T1">introduce</text:span></text:p>
      <text:p text:style-name="P1"><text:span text:style-name="T1">introduction</text:span></text:p>
      <text:p text:style-name="P1"><text:span text:style-name="T1">invasion</text:span></text:p>
      <text:p text:style-name="P1"><text:span text:style-name="T1">invest</text:span></text:p>
      <text:p text:style-name="P1"><text:span text:style-name="T1">investigate</text:span></text:p>
      <text:p text:style-name="P1"><text:span text:style-name="T1">investigation</text:span></text:p>
      <text:p text:style-name="P1"><text:span text:style-name="T1">investigator</text:span></text:p>
      <text:p text:style-name="P1"><text:span text:style-name="T1">investment</text:span></text:p>
      <text:p text:style-name="P1"><text:span text:style-name="T1">investor</text:span></text:p>
      <text:p text:style-name="P1"><text:span text:style-name="T1">invite</text:span></text:p>
      <text:p text:style-name="P1"><text:span text:style-name="T1">involve</text:span></text:p>
      <text:p text:style-name="P1"><text:span text:style-name="T1">involved</text:span></text:p>
      <text:p text:style-name="P1"><text:span text:style-name="T1">involvement</text:span></text:p>
      <text:p text:style-name="P1"><text:span text:style-name="T1">Iraqi</text:span></text:p>
      <text:p text:style-name="P1"><text:span text:style-name="T1">Irish</text:span></text:p>
      <text:p text:style-name="P1"><text:span text:style-name="T1">iron</text:span></text:p>
      <text:p text:style-name="P1"><text:span text:style-name="T1">Islamic</text:span></text:p>
      <text:p text:style-name="P1"><text:span text:style-name="T1">island</text:span></text:p>
      <text:p text:style-name="P1"><text:span text:style-name="T1">Israeli</text:span></text:p>
      <text:p text:style-name="P1"><text:span text:style-name="T1">issue</text:span></text:p>
      <text:p text:style-name="P1"><text:span text:style-name="T1">it</text:span></text:p>
      <text:p text:style-name="P1"><text:span text:style-name="T1">Italian</text:span></text:p>
      <text:p text:style-name="P1"><text:span text:style-name="T1">item</text:span></text:p>
      <text:p text:style-name="P1"><text:span text:style-name="T1">its</text:span></text:p>
      <text:p text:style-name="P1"><text:span text:style-name="T1">itself</text:span></text:p>
      <text:p text:style-name="P1"><text:span text:style-name="T1">jacket</text:span></text:p>
      <text:p text:style-name="P1"><text:span text:style-name="T1">jail</text:span></text:p>
      <text:p text:style-name="P1"><text:span text:style-name="T1">Japanese</text:span></text:p>
      <text:p text:style-name="P1"><text:span text:style-name="T1">jet</text:span></text:p>
      <text:p text:style-name="P1"><text:span text:style-name="T1">Jew</text:span></text:p>
      <text:p text:style-name="P1"><text:span text:style-name="T1">Jewish</text:span></text:p>
      <text:p text:style-name="P1"><text:span text:style-name="T1">job</text:span></text:p>
      <text:p text:style-name="P1"><text:span text:style-name="T1">join</text:span></text:p>
      <text:p text:style-name="P1"><text:span text:style-name="T1">joint</text:span></text:p>
      <text:p text:style-name="P1"><text:span text:style-name="T1">joke</text:span></text:p>
      <text:p text:style-name="P1"><text:span text:style-name="T1">journal</text:span></text:p>
      <text:p text:style-name="P1"><text:span text:style-name="T1">journalist</text:span></text:p>
      <text:p text:style-name="P1"><text:span text:style-name="T1">journey</text:span></text:p>
      <text:p text:style-name="P1"><text:span text:style-name="T1">joy</text:span></text:p>
      <text:p text:style-name="P1"><text:span text:style-name="T1">judge</text:span></text:p>
      <text:p text:style-name="P1"><text:span text:style-name="T1">judgment</text:span></text:p>
      <text:p text:style-name="P1"><text:span text:style-name="T1">juice</text:span></text:p>
      <text:p text:style-name="P1"><text:span text:style-name="T1">jump</text:span></text:p>
      <text:p text:style-name="P1"><text:span text:style-name="T1">junior</text:span></text:p>
      <text:p text:style-name="P1"><text:span text:style-name="T1">jury</text:span></text:p>
      <text:p text:style-name="P1"><text:span text:style-name="T1">just</text:span></text:p>
      <text:p text:style-name="P1"><text:span text:style-name="T1">justice</text:span></text:p>
      <text:p text:style-name="P1"><text:span text:style-name="T1">justify</text:span></text:p>
      <text:p text:style-name="P1"><text:span text:style-name="T1">keep</text:span></text:p>
      <text:p text:style-name="P1"><text:span text:style-name="T1">key</text:span></text:p>
      <text:p text:style-name="P1"><text:span text:style-name="T1">kick</text:span></text:p>
      <text:p text:style-name="P1"><text:span text:style-name="T1">kid</text:span></text:p>
      <text:p text:style-name="P1"><text:span text:style-name="T1">kill</text:span></text:p>
      <text:p text:style-name="P1"><text:span text:style-name="T1">killer</text:span></text:p>
      <text:p text:style-name="P1"><text:span text:style-name="T1">killing</text:span></text:p>
      <text:p text:style-name="P1"><text:span text:style-name="T1">kind</text:span></text:p>
      <text:p text:style-name="P1"><text:span text:style-name="T1">king</text:span></text:p>
      <text:p text:style-name="P1"><text:span text:style-name="T1">kiss</text:span></text:p>
      <text:p text:style-name="P1"><text:span text:style-name="T1">kitchen</text:span></text:p>
      <text:p text:style-name="P1"><text:span text:style-name="T1">knee</text:span></text:p>
      <text:p text:style-name="P1"><text:span text:style-name="T1">knife</text:span></text:p>
      <text:p text:style-name="P1"><text:span text:style-name="T1">knock</text:span></text:p>
      <text:p text:style-name="P1"><text:span text:style-name="T1">know</text:span></text:p>
      <text:p text:style-name="P1"><text:span text:style-name="T1">knowledge</text:span></text:p>
      <text:p text:style-name="P1"><text:span text:style-name="T1">lab</text:span></text:p>
      <text:p text:style-name="P1"><text:span text:style-name="T1">label</text:span></text:p>
      <text:p text:style-name="P1"><text:span text:style-name="T1">labor</text:span></text:p>
      <text:p text:style-name="P1"><text:span text:style-name="T1">laboratory</text:span></text:p>
      <text:p text:style-name="P1"><text:span text:style-name="T1">lack</text:span></text:p>
      <text:p text:style-name="P1"><text:span text:style-name="T1">lady</text:span></text:p>
      <text:p text:style-name="P1"><text:span text:style-name="T1">lake</text:span></text:p>
      <text:p text:style-name="P1"><text:span text:style-name="T1">land</text:span></text:p>
      <text:p text:style-name="P1"><text:span text:style-name="T1">landscape</text:span></text:p>
      <text:p text:style-name="P1"><text:span text:style-name="T1">language</text:span></text:p>
      <text:p text:style-name="P1"><text:span text:style-name="T1">lap</text:span></text:p>
      <text:p text:style-name="P1"><text:span text:style-name="T1">large</text:span></text:p>
      <text:p text:style-name="P1"><text:span text:style-name="T1">largely</text:span></text:p>
      <text:p text:style-name="P1"><text:span text:style-name="T1">last</text:span></text:p>
      <text:p text:style-name="P1"><text:span text:style-name="T1">late</text:span></text:p>
      <text:p text:style-name="P1"><text:span text:style-name="T1">later</text:span></text:p>
      <text:p text:style-name="P1"><text:span text:style-name="T1">Latin</text:span></text:p>
      <text:p text:style-name="P1"><text:span text:style-name="T1">latter</text:span></text:p>
      <text:p text:style-name="P1"><text:span text:style-name="T1">laugh</text:span></text:p>
      <text:p text:style-name="P1"><text:span text:style-name="T1">launch</text:span></text:p>
      <text:p text:style-name="P1"><text:span text:style-name="T1">law</text:span></text:p>
      <text:p text:style-name="P1"><text:span text:style-name="T1">lawn</text:span></text:p>
      <text:p text:style-name="P1"><text:span text:style-name="T1">lawsuit</text:span></text:p>
      <text:p text:style-name="P1"><text:span text:style-name="T1">lawyer</text:span></text:p>
      <text:p text:style-name="P1"><text:span text:style-name="T1">lay</text:span></text:p>
      <text:p text:style-name="P1"><text:span text:style-name="T1">layer</text:span></text:p>
      <text:p text:style-name="P1"><text:span text:style-name="T1">lead</text:span></text:p>
      <text:p text:style-name="P1"><text:span text:style-name="T1">leader</text:span></text:p>
      <text:p text:style-name="P1"><text:span text:style-name="T1">leadership</text:span></text:p>
      <text:p text:style-name="P1"><text:span text:style-name="T1">leading</text:span></text:p>
      <text:p text:style-name="P1"><text:span text:style-name="T1">leaf</text:span></text:p>
      <text:p text:style-name="P1"><text:span text:style-name="T1">league</text:span></text:p>
      <text:p text:style-name="P1"><text:span text:style-name="T1">lean</text:span></text:p>
      <text:p text:style-name="P1"><text:span text:style-name="T1">learn</text:span></text:p>
      <text:p text:style-name="P1"><text:span text:style-name="T1">learning</text:span></text:p>
      <text:p text:style-name="P1"><text:span text:style-name="T1">least</text:span></text:p>
      <text:p text:style-name="P1"><text:span text:style-name="T1">leather</text:span></text:p>
      <text:p text:style-name="P1"><text:span text:style-name="T1">leave</text:span></text:p>
      <text:p text:style-name="P1"><text:span text:style-name="T1">left</text:span></text:p>
      <text:p text:style-name="P1"><text:span text:style-name="T1">leg</text:span></text:p>
      <text:p text:style-name="P1"><text:span text:style-name="T1">legacy</text:span></text:p>
      <text:p text:style-name="P1"><text:span text:style-name="T1">legal</text:span></text:p>
      <text:p text:style-name="P1"><text:span text:style-name="T1">legend</text:span></text:p>
      <text:p text:style-name="P1"><text:span text:style-name="T1">legislation</text:span></text:p>
      <text:p text:style-name="P1"><text:span text:style-name="T1">legitimate</text:span></text:p>
      <text:p text:style-name="P1"><text:span text:style-name="T1">lemon</text:span></text:p>
      <text:p text:style-name="P1"><text:span text:style-name="T1">length</text:span></text:p>
      <text:p text:style-name="P1"><text:span text:style-name="T1">less</text:span></text:p>
      <text:p text:style-name="P1"><text:span text:style-name="T1">lesson</text:span></text:p>
      <text:p text:style-name="P1"><text:span text:style-name="T1">let</text:span></text:p>
      <text:p text:style-name="P1"><text:span text:style-name="T1">letter</text:span></text:p>
      <text:p text:style-name="P1"><text:span text:style-name="T1">level</text:span></text:p>
      <text:p text:style-name="P1"><text:span text:style-name="T1">liberal</text:span></text:p>
      <text:p text:style-name="P1"><text:span text:style-name="T1">library</text:span></text:p>
      <text:p text:style-name="P1"><text:span text:style-name="T1">license</text:span></text:p>
      <text:p text:style-name="P1"><text:span text:style-name="T1">lie</text:span></text:p>
      <text:p text:style-name="P1"><text:span text:style-name="T1">life</text:span></text:p>
      <text:p text:style-name="P1"><text:span text:style-name="T1">lifestyle</text:span></text:p>
      <text:p text:style-name="P1"><text:span text:style-name="T1">lifetime</text:span></text:p>
      <text:p text:style-name="P1"><text:span text:style-name="T1">lift</text:span></text:p>
      <text:p text:style-name="P1"><text:span text:style-name="T1">light</text:span></text:p>
      <text:p text:style-name="P1"><text:span text:style-name="T1">like</text:span></text:p>
      <text:p text:style-name="P1"><text:span text:style-name="T1">likely</text:span></text:p>
      <text:p text:style-name="P1"><text:span text:style-name="T1">limit</text:span></text:p>
      <text:p text:style-name="P1"><text:span text:style-name="T1">limitation</text:span></text:p>
      <text:p text:style-name="P1"><text:span text:style-name="T1">limited</text:span></text:p>
      <text:p text:style-name="P1"><text:span text:style-name="T1">line</text:span></text:p>
      <text:p text:style-name="P1"><text:span text:style-name="T1">link</text:span></text:p>
      <text:p text:style-name="P1"><text:span text:style-name="T1">lip</text:span></text:p>
      <text:p text:style-name="P1"><text:span text:style-name="T1">list</text:span></text:p>
      <text:p text:style-name="P1"><text:span text:style-name="T1">listen</text:span></text:p>
      <text:p text:style-name="P1"><text:span text:style-name="T1">literally</text:span></text:p>
      <text:p text:style-name="P1"><text:span text:style-name="T1">literary</text:span></text:p>
      <text:p text:style-name="P1"><text:span text:style-name="T1">literature</text:span></text:p>
      <text:p text:style-name="P1"><text:span text:style-name="T1">little</text:span></text:p>
      <text:p text:style-name="P1"><text:span text:style-name="T1">live</text:span></text:p>
      <text:p text:style-name="P1"><text:span text:style-name="T1">living</text:span></text:p>
      <text:p text:style-name="P1"><text:span text:style-name="T1">load</text:span></text:p>
      <text:p text:style-name="P1"><text:span text:style-name="T1">loan</text:span></text:p>
      <text:p text:style-name="P1"><text:span text:style-name="T1">local</text:span></text:p>
      <text:p text:style-name="P1"><text:span text:style-name="T1">locate</text:span></text:p>
      <text:p text:style-name="P1"><text:span text:style-name="T1">location</text:span></text:p>
      <text:p text:style-name="P1"><text:span text:style-name="T1">lock</text:span></text:p>
      <text:p text:style-name="P1"><text:span text:style-name="T1">long</text:span></text:p>
      <text:p text:style-name="P1"><text:span text:style-name="T1">long-term</text:span></text:p>
      <text:p text:style-name="P1"><text:span text:style-name="T1">look</text:span></text:p>
      <text:p text:style-name="P1"><text:span text:style-name="T1">loose</text:span></text:p>
      <text:p text:style-name="P1"><text:span text:style-name="T1">lose</text:span></text:p>
      <text:p text:style-name="P1"><text:span text:style-name="T1">loss</text:span></text:p>
      <text:p text:style-name="P1"><text:span text:style-name="T1">lost</text:span></text:p>
      <text:p text:style-name="P1"><text:span text:style-name="T1">lot</text:span></text:p>
      <text:p text:style-name="P1"><text:span text:style-name="T1">lots</text:span></text:p>
      <text:p text:style-name="P1"><text:span text:style-name="T1">loud</text:span></text:p>
      <text:p text:style-name="P1"><text:span text:style-name="T1">love</text:span></text:p>
      <text:p text:style-name="P1"><text:span text:style-name="T1">lovely</text:span></text:p>
      <text:p text:style-name="P1"><text:span text:style-name="T1">lover</text:span></text:p>
      <text:p text:style-name="P1"><text:span text:style-name="T1">low</text:span></text:p>
      <text:p text:style-name="P1"><text:span text:style-name="T1">lower</text:span></text:p>
      <text:p text:style-name="P1"><text:span text:style-name="T1">luck</text:span></text:p>
      <text:p text:style-name="P1"><text:span text:style-name="T1">lucky</text:span></text:p>
      <text:p text:style-name="P1"><text:span text:style-name="T1">lunch</text:span></text:p>
      <text:p text:style-name="P1"><text:span text:style-name="T1">lung</text:span></text:p>
      <text:p text:style-name="P1"><text:span text:style-name="T1">machine</text:span></text:p>
      <text:p text:style-name="P1"><text:span text:style-name="T1">mad</text:span></text:p>
      <text:p text:style-name="P1"><text:span text:style-name="T1">magazine</text:span></text:p>
      <text:p text:style-name="P1"><text:span text:style-name="T1">mail</text:span></text:p>
      <text:p text:style-name="P1"><text:span text:style-name="T1">main</text:span></text:p>
      <text:p text:style-name="P1"><text:span text:style-name="T1">mainly</text:span></text:p>
      <text:p text:style-name="P1"><text:span text:style-name="T1">maintain</text:span></text:p>
      <text:p text:style-name="P1"><text:span text:style-name="T1">maintenance</text:span></text:p>
      <text:p text:style-name="P1"><text:span text:style-name="T1">major</text:span></text:p>
      <text:p text:style-name="P1"><text:span text:style-name="T1">majority</text:span></text:p>
      <text:p text:style-name="P1"><text:span text:style-name="T1">make</text:span></text:p>
      <text:p text:style-name="P1"><text:span text:style-name="T1">maker</text:span></text:p>
      <text:p text:style-name="P1"><text:span text:style-name="T1">makeup</text:span></text:p>
      <text:p text:style-name="P1"><text:span text:style-name="T1">male</text:span></text:p>
      <text:p text:style-name="P1"><text:span text:style-name="T1">mall</text:span></text:p>
      <text:p text:style-name="P1"><text:span text:style-name="T1">man</text:span></text:p>
      <text:p text:style-name="P1"><text:span text:style-name="T1">manage</text:span></text:p>
      <text:p text:style-name="P1"><text:span text:style-name="T1">management</text:span></text:p>
      <text:p text:style-name="P1"><text:span text:style-name="T1">manager</text:span></text:p>
      <text:p text:style-name="P1"><text:span text:style-name="T1">manner</text:span></text:p>
      <text:p text:style-name="P1"><text:span text:style-name="T1">manufacturer</text:span></text:p>
      <text:p text:style-name="P1"><text:span text:style-name="T1">manufacturing</text:span></text:p>
      <text:p text:style-name="P1"><text:span text:style-name="T1">many</text:span></text:p>
      <text:p text:style-name="P1"><text:span text:style-name="T1">map</text:span></text:p>
      <text:p text:style-name="P1"><text:span text:style-name="T1">margin</text:span></text:p>
      <text:p text:style-name="P1"><text:span text:style-name="T1">mark</text:span></text:p>
      <text:p text:style-name="P1"><text:span text:style-name="T1">market</text:span></text:p>
      <text:p text:style-name="P1"><text:span text:style-name="T1">marketing</text:span></text:p>
      <text:p text:style-name="P1"><text:span text:style-name="T1">marriage</text:span></text:p>
      <text:p text:style-name="P1"><text:span text:style-name="T1">married</text:span></text:p>
      <text:p text:style-name="P1"><text:span text:style-name="T1">marry</text:span></text:p>
      <text:p text:style-name="P1"><text:span text:style-name="T1">mask</text:span></text:p>
      <text:p text:style-name="P1"><text:span text:style-name="T1">mass</text:span></text:p>
      <text:p text:style-name="P1"><text:span text:style-name="T1">massive</text:span></text:p>
      <text:p text:style-name="P1"><text:span text:style-name="T1">master</text:span></text:p>
      <text:p text:style-name="P1"><text:span text:style-name="T1">match</text:span></text:p>
      <text:p text:style-name="P1"><text:span text:style-name="T1">material</text:span></text:p>
      <text:p text:style-name="P1"><text:span text:style-name="T1">math</text:span></text:p>
      <text:p text:style-name="P1"><text:span text:style-name="T1">matter</text:span></text:p>
      <text:p text:style-name="P1"><text:span text:style-name="T1">may</text:span></text:p>
      <text:p text:style-name="P1"><text:span text:style-name="T1">maybe</text:span></text:p>
      <text:p text:style-name="P1"><text:span text:style-name="T1">mayor</text:span></text:p>
      <text:p text:style-name="P1"><text:span text:style-name="T1">me</text:span></text:p>
      <text:p text:style-name="P1"><text:span text:style-name="T1">meal</text:span></text:p>
      <text:p text:style-name="P1"><text:span text:style-name="T1">mean</text:span></text:p>
      <text:p text:style-name="P1"><text:span text:style-name="T1">meaning</text:span></text:p>
      <text:p text:style-name="P1"><text:span text:style-name="T1">meanwhile</text:span></text:p>
      <text:p text:style-name="P1"><text:span text:style-name="T1">measure</text:span></text:p>
      <text:p text:style-name="P1"><text:span text:style-name="T1">measurement</text:span></text:p>
      <text:p text:style-name="P1"><text:span text:style-name="T1">meat</text:span></text:p>
      <text:p text:style-name="P1"><text:span text:style-name="T1">mechanism</text:span></text:p>
      <text:p text:style-name="P1"><text:span text:style-name="T1">media</text:span></text:p>
      <text:p text:style-name="P1"><text:span text:style-name="T1">medical</text:span></text:p>
      <text:p text:style-name="P1"><text:span text:style-name="T1">medication</text:span></text:p>
      <text:p text:style-name="P1"><text:span text:style-name="T1">medicine</text:span></text:p>
      <text:p text:style-name="P1"><text:span text:style-name="T1">medium</text:span></text:p>
      <text:p text:style-name="P1"><text:span text:style-name="T1">meet</text:span></text:p>
      <text:p text:style-name="P1"><text:span text:style-name="T1">meeting</text:span></text:p>
      <text:p text:style-name="P1"><text:span text:style-name="T1">member</text:span></text:p>
      <text:p text:style-name="P1"><text:span text:style-name="T1">membership</text:span></text:p>
      <text:p text:style-name="P1"><text:span text:style-name="T1">memory</text:span></text:p>
      <text:p text:style-name="P1"><text:span text:style-name="T1">mental</text:span></text:p>
      <text:p text:style-name="P1"><text:span text:style-name="T1">mention</text:span></text:p>
      <text:p text:style-name="P1"><text:span text:style-name="T1">menu</text:span></text:p>
      <text:p text:style-name="P1"><text:span text:style-name="T1">mere</text:span></text:p>
      <text:p text:style-name="P1"><text:span text:style-name="T1">merely</text:span></text:p>
      <text:p text:style-name="P1"><text:span text:style-name="T1">mess</text:span></text:p>
      <text:p text:style-name="P1"><text:span text:style-name="T1">message</text:span></text:p>
      <text:p text:style-name="P1"><text:span text:style-name="T1">metal</text:span></text:p>
      <text:p text:style-name="P1"><text:span text:style-name="T1">meter</text:span></text:p>
      <text:p text:style-name="P1"><text:span text:style-name="T1">method</text:span></text:p>
      <text:p text:style-name="P1"><text:span text:style-name="T1">Mexican</text:span></text:p>
      <text:p text:style-name="P1"><text:span text:style-name="T1">middle</text:span></text:p>
      <text:p text:style-name="P1"><text:span text:style-name="T1">might</text:span></text:p>
      <text:p text:style-name="P1"><text:span text:style-name="T1">military</text:span></text:p>
      <text:p text:style-name="P1"><text:span text:style-name="T1">milk</text:span></text:p>
      <text:p text:style-name="P1"><text:span text:style-name="T1">million</text:span></text:p>
      <text:p text:style-name="P1"><text:span text:style-name="T1">mind</text:span></text:p>
      <text:p text:style-name="P1"><text:span text:style-name="T1">mine</text:span></text:p>
      <text:p text:style-name="P1"><text:span text:style-name="T1">minister</text:span></text:p>
      <text:p text:style-name="P1"><text:span text:style-name="T1">minor</text:span></text:p>
      <text:p text:style-name="P1"><text:span text:style-name="T1">minority</text:span></text:p>
      <text:p text:style-name="P1"><text:span text:style-name="T1">minute</text:span></text:p>
      <text:p text:style-name="P1"><text:span text:style-name="T1">miracle</text:span></text:p>
      <text:p text:style-name="P1"><text:span text:style-name="T1">mirror</text:span></text:p>
      <text:p text:style-name="P1"><text:span text:style-name="T1">miss</text:span></text:p>
      <text:p text:style-name="P1"><text:span text:style-name="T1">missile</text:span></text:p>
      <text:p text:style-name="P1"><text:span text:style-name="T1">mission</text:span></text:p>
      <text:p text:style-name="P1"><text:span text:style-name="T1">mistake</text:span></text:p>
      <text:p text:style-name="P1"><text:span text:style-name="T1">mix</text:span></text:p>
      <text:p text:style-name="P1"><text:span text:style-name="T1">mixture</text:span></text:p>
      <text:p text:style-name="P1"><text:span text:style-name="T1">mm-hmm</text:span></text:p>
      <text:p text:style-name="P1"><text:span text:style-name="T1">mode</text:span></text:p>
      <text:p text:style-name="P1"><text:span text:style-name="T1">model</text:span></text:p>
      <text:p text:style-name="P1"><text:span text:style-name="T1">moderate</text:span></text:p>
      <text:p text:style-name="P1"><text:span text:style-name="T1">modern</text:span></text:p>
      <text:p text:style-name="P1"><text:span text:style-name="T1">modest</text:span></text:p>
      <text:p text:style-name="P1"><text:span text:style-name="T1">mom</text:span></text:p>
      <text:p text:style-name="P1"><text:span text:style-name="T1">moment</text:span></text:p>
      <text:p text:style-name="P1"><text:span text:style-name="T1">money</text:span></text:p>
      <text:p text:style-name="P1"><text:span text:style-name="T1">monitor</text:span></text:p>
      <text:p text:style-name="P1"><text:span text:style-name="T1">month</text:span></text:p>
      <text:p text:style-name="P1"><text:span text:style-name="T1">mood</text:span></text:p>
      <text:p text:style-name="P1"><text:span text:style-name="T1">moon</text:span></text:p>
      <text:p text:style-name="P1"><text:span text:style-name="T1">moral</text:span></text:p>
      <text:p text:style-name="P1"><text:span text:style-name="T1">more</text:span></text:p>
      <text:p text:style-name="P1"><text:span text:style-name="T1">moreover</text:span></text:p>
      <text:p text:style-name="P1"><text:span text:style-name="T1">morning</text:span></text:p>
      <text:p text:style-name="P1"><text:span text:style-name="T1">mortgage</text:span></text:p>
      <text:p text:style-name="P1"><text:span text:style-name="T1">most</text:span></text:p>
      <text:p text:style-name="P1"><text:span text:style-name="T1">mostly</text:span></text:p>
      <text:p text:style-name="P1"><text:span text:style-name="T1">mother</text:span></text:p>
      <text:p text:style-name="P1"><text:span text:style-name="T1">motion</text:span></text:p>
      <text:p text:style-name="P1"><text:span text:style-name="T1">motivation</text:span></text:p>
      <text:p text:style-name="P1"><text:span text:style-name="T1">motor</text:span></text:p>
      <text:p text:style-name="P1"><text:span text:style-name="T1">mount</text:span></text:p>
      <text:p text:style-name="P1"><text:span text:style-name="T1">mountain</text:span></text:p>
      <text:p text:style-name="P1"><text:span text:style-name="T1">mouse</text:span></text:p>
      <text:p text:style-name="P1"><text:span text:style-name="T1">mouth</text:span></text:p>
      <text:p text:style-name="P1"><text:span text:style-name="T1">move</text:span></text:p>
      <text:p text:style-name="P1"><text:span text:style-name="T1">movement</text:span></text:p>
      <text:p text:style-name="P1"><text:span text:style-name="T1">movie</text:span></text:p>
      <text:p text:style-name="P1"><text:span text:style-name="T1">Mr</text:span></text:p>
      <text:p text:style-name="P1"><text:span text:style-name="T1">Mrs</text:span></text:p>
      <text:p text:style-name="P1"><text:span text:style-name="T1">Ms</text:span></text:p>
      <text:p text:style-name="P1"><text:span text:style-name="T1">much</text:span></text:p>
      <text:p text:style-name="P1"><text:span text:style-name="T1">multiple</text:span></text:p>
      <text:p text:style-name="P1"><text:span text:style-name="T1">murder</text:span></text:p>
      <text:p text:style-name="P1"><text:span text:style-name="T1">muscle</text:span></text:p>
      <text:p text:style-name="P1"><text:span text:style-name="T1">museum</text:span></text:p>
      <text:p text:style-name="P1"><text:span text:style-name="T1">music</text:span></text:p>
      <text:p text:style-name="P1"><text:span text:style-name="T1">musical</text:span></text:p>
      <text:p text:style-name="P1"><text:span text:style-name="T1">musician</text:span></text:p>
      <text:p text:style-name="P1"><text:span text:style-name="T1">Muslim</text:span></text:p>
      <text:p text:style-name="P1"><text:span text:style-name="T1">must</text:span></text:p>
      <text:p text:style-name="P1"><text:span text:style-name="T1">mutual</text:span></text:p>
      <text:p text:style-name="P1"><text:span text:style-name="T1">my</text:span></text:p>
      <text:p text:style-name="P1"><text:span text:style-name="T1">myself</text:span></text:p>
      <text:p text:style-name="P1"><text:span text:style-name="T1">mystery</text:span></text:p>
      <text:p text:style-name="P1"><text:span text:style-name="T1">myth</text:span></text:p>
      <text:p text:style-name="P1"><text:span text:style-name="T1">naked</text:span></text:p>
      <text:p text:style-name="P1"><text:span text:style-name="T1">name</text:span></text:p>
      <text:p text:style-name="P1"><text:span text:style-name="T1">narrative</text:span></text:p>
      <text:p text:style-name="P1"><text:span text:style-name="T1">narrow</text:span></text:p>
      <text:p text:style-name="P1"><text:span text:style-name="T1">nation</text:span></text:p>
      <text:p text:style-name="P1"><text:span text:style-name="T1">national</text:span></text:p>
      <text:p text:style-name="P1"><text:span text:style-name="T1">native</text:span></text:p>
      <text:p text:style-name="P1"><text:span text:style-name="T1">natural</text:span></text:p>
      <text:p text:style-name="P1"><text:span text:style-name="T1">naturally</text:span></text:p>
      <text:p text:style-name="P1"><text:span text:style-name="T1">nature</text:span></text:p>
      <text:p text:style-name="P1"><text:span text:style-name="T1">near</text:span></text:p>
      <text:p text:style-name="P1"><text:span text:style-name="T1">nearby</text:span></text:p>
      <text:p text:style-name="P1"><text:span text:style-name="T1">nearly</text:span></text:p>
      <text:p text:style-name="P1"><text:span text:style-name="T1">necessarily</text:span></text:p>
      <text:p text:style-name="P1"><text:span text:style-name="T1">necessary</text:span></text:p>
      <text:p text:style-name="P1"><text:span text:style-name="T1">neck</text:span></text:p>
      <text:p text:style-name="P1"><text:span text:style-name="T1">need</text:span></text:p>
      <text:p text:style-name="P1"><text:span text:style-name="T1">negative</text:span></text:p>
      <text:p text:style-name="P1"><text:span text:style-name="T1">negotiate</text:span></text:p>
      <text:p text:style-name="P1"><text:span text:style-name="T1">negotiation</text:span></text:p>
      <text:p text:style-name="P1"><text:span text:style-name="T1">neighbor</text:span></text:p>
      <text:p text:style-name="P1"><text:span text:style-name="T1">neighborhood</text:span></text:p>
      <text:p text:style-name="P1"><text:span text:style-name="T1">neither</text:span></text:p>
      <text:p text:style-name="P1"><text:span text:style-name="T1">nerve</text:span></text:p>
      <text:p text:style-name="P1"><text:span text:style-name="T1">nervous</text:span></text:p>
      <text:p text:style-name="P1"><text:span text:style-name="T1">net</text:span></text:p>
      <text:p text:style-name="P1"><text:span text:style-name="T1">network</text:span></text:p>
      <text:p text:style-name="P1"><text:span text:style-name="T1">never</text:span></text:p>
      <text:p text:style-name="P1"><text:span text:style-name="T1">nevertheless</text:span></text:p>
      <text:p text:style-name="P1"><text:span text:style-name="T1">new</text:span></text:p>
      <text:p text:style-name="P1"><text:span text:style-name="T1">newly</text:span></text:p>
      <text:p text:style-name="P1"><text:span text:style-name="T1">news</text:span></text:p>
      <text:p text:style-name="P1"><text:span text:style-name="T1">newspaper</text:span></text:p>
      <text:p text:style-name="P1"><text:span text:style-name="T1">next</text:span></text:p>
      <text:p text:style-name="P1"><text:span text:style-name="T1">nice</text:span></text:p>
      <text:p text:style-name="P1"><text:span text:style-name="T1">night</text:span></text:p>
      <text:p text:style-name="P1"><text:span text:style-name="T1">nine</text:span></text:p>
      <text:p text:style-name="P1"><text:span text:style-name="T1">no</text:span></text:p>
      <text:p text:style-name="P1"><text:span text:style-name="T1">nobody</text:span></text:p>
      <text:p text:style-name="P1"><text:span text:style-name="T1">nod</text:span></text:p>
      <text:p text:style-name="P1"><text:span text:style-name="T1">noise</text:span></text:p>
      <text:p text:style-name="P1"><text:span text:style-name="T1">nomination</text:span></text:p>
      <text:p text:style-name="P1"><text:span text:style-name="T1">none</text:span></text:p>
      <text:p text:style-name="P1"><text:span text:style-name="T1">nonetheless</text:span></text:p>
      <text:p text:style-name="P1"><text:span text:style-name="T1">nor</text:span></text:p>
      <text:p text:style-name="P1"><text:span text:style-name="T1">normal</text:span></text:p>
      <text:p text:style-name="P1"><text:span text:style-name="T1">normally</text:span></text:p>
      <text:p text:style-name="P1"><text:span text:style-name="T1">north</text:span></text:p>
      <text:p text:style-name="P1"><text:span text:style-name="T1">northern</text:span></text:p>
      <text:p text:style-name="P1"><text:span text:style-name="T1">nose</text:span></text:p>
      <text:p text:style-name="P1"><text:span text:style-name="T1">not</text:span></text:p>
      <text:p text:style-name="P1"><text:span text:style-name="T1">note</text:span></text:p>
      <text:p text:style-name="P1"><text:span text:style-name="T1">nothing</text:span></text:p>
      <text:p text:style-name="P1"><text:span text:style-name="T1">notice</text:span></text:p>
      <text:p text:style-name="P1"><text:span text:style-name="T1">notion</text:span></text:p>
      <text:p text:style-name="P1"><text:span text:style-name="T1">novel</text:span></text:p>
      <text:p text:style-name="P1"><text:span text:style-name="T1">now</text:span></text:p>
      <text:p text:style-name="P1"><text:span text:style-name="T1">nowhere</text:span></text:p>
      <text:p text:style-name="P1"><text:span text:style-name="T1">n't</text:span></text:p>
      <text:p text:style-name="P1"><text:span text:style-name="T1">nuclear</text:span></text:p>
      <text:p text:style-name="P1"><text:span text:style-name="T1">number</text:span></text:p>
      <text:p text:style-name="P1"><text:span text:style-name="T1">numerous</text:span></text:p>
      <text:p text:style-name="P1"><text:span text:style-name="T1">nurse</text:span></text:p>
      <text:p text:style-name="P1"><text:span text:style-name="T1">nut</text:span></text:p>
      <text:p text:style-name="P1"><text:span text:style-name="T1">object</text:span></text:p>
      <text:p text:style-name="P1"><text:span text:style-name="T1">objective</text:span></text:p>
      <text:p text:style-name="P1"><text:span text:style-name="T1">obligation</text:span></text:p>
      <text:p text:style-name="P1"><text:span text:style-name="T1">observation</text:span></text:p>
      <text:p text:style-name="P1"><text:span text:style-name="T1">observe</text:span></text:p>
      <text:p text:style-name="P1"><text:span text:style-name="T1">observer</text:span></text:p>
      <text:p text:style-name="P1"><text:span text:style-name="T1">obtain</text:span></text:p>
      <text:p text:style-name="P1"><text:span text:style-name="T1">obvious</text:span></text:p>
      <text:p text:style-name="P1"><text:span text:style-name="T1">obviously</text:span></text:p>
      <text:p text:style-name="P1"><text:span text:style-name="T1">occasion</text:span></text:p>
      <text:p text:style-name="P1"><text:span text:style-name="T1">occasionally</text:span></text:p>
      <text:p text:style-name="P1"><text:span text:style-name="T1">occupation</text:span></text:p>
      <text:p text:style-name="P1"><text:span text:style-name="T1">occupy</text:span></text:p>
      <text:p text:style-name="P1"><text:span text:style-name="T1">occur</text:span></text:p>
      <text:p text:style-name="P1"><text:span text:style-name="T1">ocean</text:span></text:p>
      <text:p text:style-name="P1"><text:span text:style-name="T1">odd</text:span></text:p>
      <text:p text:style-name="P1"><text:span text:style-name="T1">odds</text:span></text:p>
      <text:p text:style-name="P1"><text:span text:style-name="T1">of</text:span></text:p>
      <text:p text:style-name="P1"><text:span text:style-name="T1">off</text:span></text:p>
      <text:p text:style-name="P1"><text:span text:style-name="T1">offense</text:span></text:p>
      <text:p text:style-name="P1"><text:span text:style-name="T1">offensive</text:span></text:p>
      <text:p text:style-name="P1"><text:span text:style-name="T1">offer</text:span></text:p>
      <text:p text:style-name="P1"><text:span text:style-name="T1">office</text:span></text:p>
      <text:p text:style-name="P1"><text:span text:style-name="T1">officer</text:span></text:p>
      <text:p text:style-name="P1"><text:span text:style-name="T1">official</text:span></text:p>
      <text:p text:style-name="P1"><text:span text:style-name="T1">often</text:span></text:p>
      <text:p text:style-name="P1"><text:span text:style-name="T1">oh</text:span></text:p>
      <text:p text:style-name="P1"><text:span text:style-name="T1">oil</text:span></text:p>
      <text:p text:style-name="P1"><text:span text:style-name="T1">ok</text:span></text:p>
      <text:p text:style-name="P1"><text:span text:style-name="T1">okay</text:span></text:p>
      <text:p text:style-name="P1"><text:span text:style-name="T1">old</text:span></text:p>
      <text:p text:style-name="P1"><text:span text:style-name="T1">Olympic</text:span></text:p>
      <text:p text:style-name="P1"><text:span text:style-name="T1">on</text:span></text:p>
      <text:p text:style-name="P1"><text:span text:style-name="T1">once</text:span></text:p>
      <text:p text:style-name="P1"><text:span text:style-name="T1">one</text:span></text:p>
      <text:p text:style-name="P1"><text:span text:style-name="T1">ongoing</text:span></text:p>
      <text:p text:style-name="P1"><text:span text:style-name="T1">onion</text:span></text:p>
      <text:p text:style-name="P1"><text:span text:style-name="T1">online</text:span></text:p>
      <text:p text:style-name="P1"><text:span text:style-name="T1">only</text:span></text:p>
      <text:p text:style-name="P1"><text:span text:style-name="T1">onto</text:span></text:p>
      <text:p text:style-name="P1"><text:span text:style-name="T1">open</text:span></text:p>
      <text:p text:style-name="P1"><text:span text:style-name="T1">opening</text:span></text:p>
      <text:p text:style-name="P1"><text:span text:style-name="T1">operate</text:span></text:p>
      <text:p text:style-name="P1"><text:span text:style-name="T1">operating</text:span></text:p>
      <text:p text:style-name="P1"><text:span text:style-name="T1">operation</text:span></text:p>
      <text:p text:style-name="P1"><text:span text:style-name="T1">operator</text:span></text:p>
      <text:p text:style-name="P1"><text:span text:style-name="T1">opinion</text:span></text:p>
      <text:p text:style-name="P1"><text:span text:style-name="T1">opponent</text:span></text:p>
      <text:p text:style-name="P1"><text:span text:style-name="T1">opportunity</text:span></text:p>
      <text:p text:style-name="P1"><text:span text:style-name="T1">oppose</text:span></text:p>
      <text:p text:style-name="P1"><text:span text:style-name="T1">opposite</text:span></text:p>
      <text:p text:style-name="P1"><text:span text:style-name="T1">opposition</text:span></text:p>
      <text:p text:style-name="P1"><text:span text:style-name="T1">option</text:span></text:p>
      <text:p text:style-name="P1"><text:span text:style-name="T1">or</text:span></text:p>
      <text:p text:style-name="P1"><text:span text:style-name="T1">orange</text:span></text:p>
      <text:p text:style-name="P1"><text:span text:style-name="T1">order</text:span></text:p>
      <text:p text:style-name="P1"><text:span text:style-name="T1">ordinary</text:span></text:p>
      <text:p text:style-name="P1"><text:span text:style-name="T1">organic</text:span></text:p>
      <text:p text:style-name="P1"><text:span text:style-name="T1">organization</text:span></text:p>
      <text:p text:style-name="P1"><text:span text:style-name="T1">organize</text:span></text:p>
      <text:p text:style-name="P1"><text:span text:style-name="T1">orientation</text:span></text:p>
      <text:p text:style-name="P1"><text:span text:style-name="T1">origin</text:span></text:p>
      <text:p text:style-name="P1"><text:span text:style-name="T1">original</text:span></text:p>
      <text:p text:style-name="P1"><text:span text:style-name="T1">originally</text:span></text:p>
      <text:p text:style-name="P1"><text:span text:style-name="T1">other</text:span></text:p>
      <text:p text:style-name="P1"><text:span text:style-name="T1">others</text:span></text:p>
      <text:p text:style-name="P1"><text:span text:style-name="T1">otherwise</text:span></text:p>
      <text:p text:style-name="P1"><text:span text:style-name="T1">ought</text:span></text:p>
      <text:p text:style-name="P1"><text:span text:style-name="T1">our</text:span></text:p>
      <text:p text:style-name="P1"><text:span text:style-name="T1">ourselves</text:span></text:p>
      <text:p text:style-name="P1"><text:span text:style-name="T1">out</text:span></text:p>
      <text:p text:style-name="P1"><text:span text:style-name="T1">outcome</text:span></text:p>
      <text:p text:style-name="P1"><text:span text:style-name="T1">outside</text:span></text:p>
      <text:p text:style-name="P1"><text:span text:style-name="T1">oven</text:span></text:p>
      <text:p text:style-name="P1"><text:span text:style-name="T1">over</text:span></text:p>
      <text:p text:style-name="P1"><text:span text:style-name="T1">overall</text:span></text:p>
      <text:p text:style-name="P1"><text:span text:style-name="T1">overcome</text:span></text:p>
      <text:p text:style-name="P1"><text:span text:style-name="T1">overlook</text:span></text:p>
      <text:p text:style-name="P1"><text:span text:style-name="T1">owe</text:span></text:p>
      <text:p text:style-name="P1"><text:span text:style-name="T1">own</text:span></text:p>
      <text:p text:style-name="P1"><text:span text:style-name="T1">owner</text:span></text:p>
      <text:p text:style-name="P1"><text:span text:style-name="T1">pace</text:span></text:p>
      <text:p text:style-name="P1"><text:span text:style-name="T1">pack</text:span></text:p>
      <text:p text:style-name="P1"><text:span text:style-name="T1">package</text:span></text:p>
      <text:p text:style-name="P1"><text:span text:style-name="T1">page</text:span></text:p>
      <text:p text:style-name="P1"><text:span text:style-name="T1">pain</text:span></text:p>
      <text:p text:style-name="P1"><text:span text:style-name="T1">painful</text:span></text:p>
      <text:p text:style-name="P1"><text:span text:style-name="T1">paint</text:span></text:p>
      <text:p text:style-name="P1"><text:span text:style-name="T1">painter</text:span></text:p>
      <text:p text:style-name="P1"><text:span text:style-name="T1">painting</text:span></text:p>
      <text:p text:style-name="P1"><text:span text:style-name="T1">pair</text:span></text:p>
      <text:p text:style-name="P1"><text:span text:style-name="T1">pale</text:span></text:p>
      <text:p text:style-name="P1"><text:span text:style-name="T1">Palestinian</text:span></text:p>
      <text:p text:style-name="P1"><text:span text:style-name="T1">palm</text:span></text:p>
      <text:p text:style-name="P1"><text:span text:style-name="T1">pan</text:span></text:p>
      <text:p text:style-name="P1"><text:span text:style-name="T1">panel</text:span></text:p>
      <text:p text:style-name="P1"><text:span text:style-name="T1">pant</text:span></text:p>
      <text:p text:style-name="P1"><text:span text:style-name="T1">paper</text:span></text:p>
      <text:p text:style-name="P1"><text:span text:style-name="T1">parent</text:span></text:p>
      <text:p text:style-name="P1"><text:span text:style-name="T1">park</text:span></text:p>
      <text:p text:style-name="P1"><text:span text:style-name="T1">parking</text:span></text:p>
      <text:p text:style-name="P1"><text:span text:style-name="T1">part</text:span></text:p>
      <text:p text:style-name="P1"><text:span text:style-name="T1">participant</text:span></text:p>
      <text:p text:style-name="P1"><text:span text:style-name="T1">participate</text:span></text:p>
      <text:p text:style-name="P1"><text:span text:style-name="T1">participation</text:span></text:p>
      <text:p text:style-name="P1"><text:span text:style-name="T1">particular</text:span></text:p>
      <text:p text:style-name="P1"><text:span text:style-name="T1">particularly</text:span></text:p>
      <text:p text:style-name="P1"><text:span text:style-name="T1">partly</text:span></text:p>
      <text:p text:style-name="P1"><text:span text:style-name="T1">partner</text:span></text:p>
      <text:p text:style-name="P1"><text:span text:style-name="T1">partnership</text:span></text:p>
      <text:p text:style-name="P1"><text:span text:style-name="T1">party</text:span></text:p>
      <text:p text:style-name="P1"><text:span text:style-name="T1">pass</text:span></text:p>
      <text:p text:style-name="P1"><text:span text:style-name="T1">passage</text:span></text:p>
      <text:p text:style-name="P1"><text:span text:style-name="T1">passenger</text:span></text:p>
      <text:p text:style-name="P1"><text:span text:style-name="T1">passion</text:span></text:p>
      <text:p text:style-name="P1"><text:span text:style-name="T1">past</text:span></text:p>
      <text:p text:style-name="P1"><text:span text:style-name="T1">patch</text:span></text:p>
      <text:p text:style-name="P1"><text:span text:style-name="T1">path</text:span></text:p>
      <text:p text:style-name="P1"><text:span text:style-name="T1">patient</text:span></text:p>
      <text:p text:style-name="P1"><text:span text:style-name="T1">pattern</text:span></text:p>
      <text:p text:style-name="P1"><text:span text:style-name="T1">pause</text:span></text:p>
      <text:p text:style-name="P1"><text:span text:style-name="T1">pay</text:span></text:p>
      <text:p text:style-name="P1"><text:span text:style-name="T1">payment</text:span></text:p>
      <text:p text:style-name="P1"><text:span text:style-name="T1">PC</text:span></text:p>
      <text:p text:style-name="P1"><text:span text:style-name="T1">peace</text:span></text:p>
      <text:p text:style-name="P1"><text:span text:style-name="T1">peak</text:span></text:p>
      <text:p text:style-name="P1"><text:span text:style-name="T1">peer</text:span></text:p>
      <text:p text:style-name="P1"><text:span text:style-name="T1">penalty</text:span></text:p>
      <text:p text:style-name="P1"><text:span text:style-name="T1">people</text:span></text:p>
      <text:p text:style-name="P1"><text:span text:style-name="T1">pepper</text:span></text:p>
      <text:p text:style-name="P1"><text:span text:style-name="T1">per</text:span></text:p>
      <text:p text:style-name="P1"><text:span text:style-name="T1">perceive</text:span></text:p>
      <text:p text:style-name="P1"><text:span text:style-name="T1">percentage</text:span></text:p>
      <text:p text:style-name="P1"><text:span text:style-name="T1">perception</text:span></text:p>
      <text:p text:style-name="P1"><text:span text:style-name="T1">perfect</text:span></text:p>
      <text:p text:style-name="P1"><text:span text:style-name="T1">perfectly</text:span></text:p>
      <text:p text:style-name="P1"><text:span text:style-name="T1">perform</text:span></text:p>
      <text:p text:style-name="P1"><text:span text:style-name="T1">performance</text:span></text:p>
      <text:p text:style-name="P1"><text:span text:style-name="T1">perhaps</text:span></text:p>
      <text:p text:style-name="P1"><text:span text:style-name="T1">period</text:span></text:p>
      <text:p text:style-name="P1"><text:span text:style-name="T1">permanent</text:span></text:p>
      <text:p text:style-name="P1"><text:span text:style-name="T1">permission</text:span></text:p>
      <text:p text:style-name="P1"><text:span text:style-name="T1">permit</text:span></text:p>
      <text:p text:style-name="P1"><text:span text:style-name="T1">person</text:span></text:p>
      <text:p text:style-name="P1"><text:span text:style-name="T1">personal</text:span></text:p>
      <text:p text:style-name="P1"><text:span text:style-name="T1">personality</text:span></text:p>
      <text:p text:style-name="P1"><text:span text:style-name="T1">personally</text:span></text:p>
      <text:p text:style-name="P1"><text:span text:style-name="T1">personnel</text:span></text:p>
      <text:p text:style-name="P1"><text:span text:style-name="T1">perspective</text:span></text:p>
      <text:p text:style-name="P1"><text:span text:style-name="T1">persuade</text:span></text:p>
      <text:p text:style-name="P1"><text:span text:style-name="T1">pet</text:span></text:p>
      <text:p text:style-name="P1"><text:span text:style-name="T1">phase</text:span></text:p>
      <text:p text:style-name="P1"><text:span text:style-name="T1">phenomenon</text:span></text:p>
      <text:p text:style-name="P1"><text:span text:style-name="T1">philosophy</text:span></text:p>
      <text:p text:style-name="P1"><text:span text:style-name="T1">phone</text:span></text:p>
      <text:p text:style-name="P1"><text:span text:style-name="T1">photo</text:span></text:p>
      <text:p text:style-name="P1"><text:span text:style-name="T1">photograph</text:span></text:p>
      <text:p text:style-name="P1"><text:span text:style-name="T1">photographer</text:span></text:p>
      <text:p text:style-name="P1"><text:span text:style-name="T1">phrase</text:span></text:p>
      <text:p text:style-name="P1"><text:span text:style-name="T1">physical</text:span></text:p>
      <text:p text:style-name="P1"><text:span text:style-name="T1">physically</text:span></text:p>
      <text:p text:style-name="P1"><text:span text:style-name="T1">physician</text:span></text:p>
      <text:p text:style-name="P1"><text:span text:style-name="T1">piano</text:span></text:p>
      <text:p text:style-name="P1"><text:span text:style-name="T1">pick</text:span></text:p>
      <text:p text:style-name="P1"><text:span text:style-name="T1">picture</text:span></text:p>
      <text:p text:style-name="P1"><text:span text:style-name="T1">pie</text:span></text:p>
      <text:p text:style-name="P1"><text:span text:style-name="T1">piece</text:span></text:p>
      <text:p text:style-name="P1"><text:span text:style-name="T1">pile</text:span></text:p>
      <text:p text:style-name="P1"><text:span text:style-name="T1">pilot</text:span></text:p>
      <text:p text:style-name="P1"><text:span text:style-name="T1">pine</text:span></text:p>
      <text:p text:style-name="P1"><text:span text:style-name="T1">pink</text:span></text:p>
      <text:p text:style-name="P1"><text:span text:style-name="T1">pipe</text:span></text:p>
      <text:p text:style-name="P1"><text:span text:style-name="T1">pitch</text:span></text:p>
      <text:p text:style-name="P1"><text:span text:style-name="T1">place</text:span></text:p>
      <text:p text:style-name="P1"><text:span text:style-name="T1">plan</text:span></text:p>
      <text:p text:style-name="P1"><text:span text:style-name="T1">plane</text:span></text:p>
      <text:p text:style-name="P1"><text:span text:style-name="T1">planet</text:span></text:p>
      <text:p text:style-name="P1"><text:span text:style-name="T1">planning</text:span></text:p>
      <text:p text:style-name="P1"><text:span text:style-name="T1">plant</text:span></text:p>
      <text:p text:style-name="P1"><text:span text:style-name="T1">plastic</text:span></text:p>
      <text:p text:style-name="P1"><text:span text:style-name="T1">plate</text:span></text:p>
      <text:p text:style-name="P1"><text:span text:style-name="T1">platform</text:span></text:p>
      <text:p text:style-name="P1"><text:span text:style-name="T1">play</text:span></text:p>
      <text:p text:style-name="P1"><text:span text:style-name="T1">player</text:span></text:p>
      <text:p text:style-name="P1"><text:span text:style-name="T1">please</text:span></text:p>
      <text:p text:style-name="P1"><text:span text:style-name="T1">pleasure</text:span></text:p>
      <text:p text:style-name="P1"><text:span text:style-name="T1">plenty</text:span></text:p>
      <text:p text:style-name="P1"><text:span text:style-name="T1">plot</text:span></text:p>
      <text:p text:style-name="P1"><text:span text:style-name="T1">plus</text:span></text:p>
      <text:p text:style-name="P1"><text:span text:style-name="T1">PM</text:span></text:p>
      <text:p text:style-name="P1"><text:span text:style-name="T1">pocket</text:span></text:p>
      <text:p text:style-name="P1"><text:span text:style-name="T1">poem</text:span></text:p>
      <text:p text:style-name="P1"><text:span text:style-name="T1">poet</text:span></text:p>
      <text:p text:style-name="P1"><text:span text:style-name="T1">poetry</text:span></text:p>
      <text:p text:style-name="P1"><text:span text:style-name="T1">point</text:span></text:p>
      <text:p text:style-name="P1"><text:span text:style-name="T1">pole</text:span></text:p>
      <text:p text:style-name="P1"><text:span text:style-name="T1">police</text:span></text:p>
      <text:p text:style-name="P1"><text:span text:style-name="T1">policy</text:span></text:p>
      <text:p text:style-name="P1"><text:span text:style-name="T1">political</text:span></text:p>
      <text:p text:style-name="P1"><text:span text:style-name="T1">politically</text:span></text:p>
      <text:p text:style-name="P1"><text:span text:style-name="T1">politician</text:span></text:p>
      <text:p text:style-name="P1"><text:span text:style-name="T1">politics</text:span></text:p>
      <text:p text:style-name="P1"><text:span text:style-name="T1">poll</text:span></text:p>
      <text:p text:style-name="P1"><text:span text:style-name="T1">pollution</text:span></text:p>
      <text:p text:style-name="P1"><text:span text:style-name="T1">pool</text:span></text:p>
      <text:p text:style-name="P1"><text:span text:style-name="T1">poor</text:span></text:p>
      <text:p text:style-name="P1"><text:span text:style-name="T1">pop</text:span></text:p>
      <text:p text:style-name="P1"><text:span text:style-name="T1">popular</text:span></text:p>
      <text:p text:style-name="P1"><text:span text:style-name="T1">population</text:span></text:p>
      <text:p text:style-name="P1"><text:span text:style-name="T1">porch</text:span></text:p>
      <text:p text:style-name="P1"><text:span text:style-name="T1">port</text:span></text:p>
      <text:p text:style-name="P1"><text:span text:style-name="T1">portion</text:span></text:p>
      <text:p text:style-name="P1"><text:span text:style-name="T1">portrait</text:span></text:p>
      <text:p text:style-name="P1"><text:span text:style-name="T1">portray</text:span></text:p>
      <text:p text:style-name="P1"><text:span text:style-name="T1">pose</text:span></text:p>
      <text:p text:style-name="P1"><text:span text:style-name="T1">position</text:span></text:p>
      <text:p text:style-name="P1"><text:span text:style-name="T1">positive</text:span></text:p>
      <text:p text:style-name="P1"><text:span text:style-name="T1">possess</text:span></text:p>
      <text:p text:style-name="P1"><text:span text:style-name="T1">possibility</text:span></text:p>
      <text:p text:style-name="P1"><text:span text:style-name="T1">possible</text:span></text:p>
      <text:p text:style-name="P1"><text:span text:style-name="T1">possibly</text:span></text:p>
      <text:p text:style-name="P1"><text:span text:style-name="T1">post</text:span></text:p>
      <text:p text:style-name="P1"><text:span text:style-name="T1">pot</text:span></text:p>
      <text:p text:style-name="P1"><text:span text:style-name="T1">potato</text:span></text:p>
      <text:p text:style-name="P1"><text:span text:style-name="T1">potential</text:span></text:p>
      <text:p text:style-name="P1"><text:span text:style-name="T1">potentially</text:span></text:p>
      <text:p text:style-name="P1"><text:span text:style-name="T1">pound</text:span></text:p>
      <text:p text:style-name="P1"><text:span text:style-name="T1">pour</text:span></text:p>
      <text:p text:style-name="P1"><text:span text:style-name="T1">poverty</text:span></text:p>
      <text:p text:style-name="P1"><text:span text:style-name="T1">powder</text:span></text:p>
      <text:p text:style-name="P1"><text:span text:style-name="T1">power</text:span></text:p>
      <text:p text:style-name="P1"><text:span text:style-name="T1">powerful</text:span></text:p>
      <text:p text:style-name="P1"><text:span text:style-name="T1">practical</text:span></text:p>
      <text:p text:style-name="P1"><text:span text:style-name="T1">practice</text:span></text:p>
      <text:p text:style-name="P1"><text:span text:style-name="T1">pray</text:span></text:p>
      <text:p text:style-name="P1"><text:span text:style-name="T1">prayer</text:span></text:p>
      <text:p text:style-name="P1"><text:span text:style-name="T1">precisely</text:span></text:p>
      <text:p text:style-name="P1"><text:span text:style-name="T1">predict</text:span></text:p>
      <text:p text:style-name="P1"><text:span text:style-name="T1">prefer</text:span></text:p>
      <text:p text:style-name="P1"><text:span text:style-name="T1">preference</text:span></text:p>
      <text:p text:style-name="P1"><text:span text:style-name="T1">pregnancy</text:span></text:p>
      <text:p text:style-name="P1"><text:span text:style-name="T1">pregnant</text:span></text:p>
      <text:p text:style-name="P1"><text:span text:style-name="T1">preparation</text:span></text:p>
      <text:p text:style-name="P1"><text:span text:style-name="T1">prepare</text:span></text:p>
      <text:p text:style-name="P1"><text:span text:style-name="T1">prescription</text:span></text:p>
      <text:p text:style-name="P1"><text:span text:style-name="T1">presence</text:span></text:p>
      <text:p text:style-name="P1"><text:span text:style-name="T1">present</text:span></text:p>
      <text:p text:style-name="P1"><text:span text:style-name="T1">presentation</text:span></text:p>
      <text:p text:style-name="P1"><text:span text:style-name="T1">preserve</text:span></text:p>
      <text:p text:style-name="P1"><text:span text:style-name="T1">president</text:span></text:p>
      <text:p text:style-name="P1"><text:span text:style-name="T1">presidential</text:span></text:p>
      <text:p text:style-name="P1"><text:span text:style-name="T1">press</text:span></text:p>
      <text:p text:style-name="P1"><text:span text:style-name="T1">pressure</text:span></text:p>
      <text:p text:style-name="P1"><text:span text:style-name="T1">pretend</text:span></text:p>
      <text:p text:style-name="P1"><text:span text:style-name="T1">pretty</text:span></text:p>
      <text:p text:style-name="P1"><text:span text:style-name="T1">prevent</text:span></text:p>
      <text:p text:style-name="P1"><text:span text:style-name="T1">previous</text:span></text:p>
      <text:p text:style-name="P1"><text:span text:style-name="T1">previously</text:span></text:p>
      <text:p text:style-name="P1"><text:span text:style-name="T1">price</text:span></text:p>
      <text:p text:style-name="P1"><text:span text:style-name="T1">pride</text:span></text:p>
      <text:p text:style-name="P1"><text:span text:style-name="T1">priest</text:span></text:p>
      <text:p text:style-name="P1"><text:span text:style-name="T1">primarily</text:span></text:p>
      <text:p text:style-name="P1"><text:span text:style-name="T1">primary</text:span></text:p>
      <text:p text:style-name="P1"><text:span text:style-name="T1">prime</text:span></text:p>
      <text:p text:style-name="P1"><text:span text:style-name="T1">principal</text:span></text:p>
      <text:p text:style-name="P1"><text:span text:style-name="T1">principle</text:span></text:p>
      <text:p text:style-name="P1"><text:span text:style-name="T1">print</text:span></text:p>
      <text:p text:style-name="P1"><text:span text:style-name="T1">prior</text:span></text:p>
      <text:p text:style-name="P1"><text:span text:style-name="T1">priority</text:span></text:p>
      <text:p text:style-name="P1"><text:span text:style-name="T1">prison</text:span></text:p>
      <text:p text:style-name="P1"><text:span text:style-name="T1">prisoner</text:span></text:p>
      <text:p text:style-name="P1"><text:span text:style-name="T1">privacy</text:span></text:p>
      <text:p text:style-name="P1"><text:span text:style-name="T1">private</text:span></text:p>
      <text:p text:style-name="P1"><text:span text:style-name="T1">probably</text:span></text:p>
      <text:p text:style-name="P1"><text:span text:style-name="T1">problem</text:span></text:p>
      <text:p text:style-name="P1"><text:span text:style-name="T1">procedure</text:span></text:p>
      <text:p text:style-name="P1"><text:span text:style-name="T1">proceed</text:span></text:p>
      <text:p text:style-name="P1"><text:span text:style-name="T1">process</text:span></text:p>
      <text:p text:style-name="P1"><text:span text:style-name="T1">produce</text:span></text:p>
      <text:p text:style-name="P1"><text:span text:style-name="T1">producer</text:span></text:p>
      <text:p text:style-name="P1"><text:span text:style-name="T1">product</text:span></text:p>
      <text:p text:style-name="P1"><text:span text:style-name="T1">production</text:span></text:p>
      <text:p text:style-name="P1"><text:span text:style-name="T1">profession</text:span></text:p>
      <text:p text:style-name="P1"><text:span text:style-name="T1">professional</text:span></text:p>
      <text:p text:style-name="P1"><text:span text:style-name="T1">professor</text:span></text:p>
      <text:p text:style-name="P1"><text:span text:style-name="T1">profile</text:span></text:p>
      <text:p text:style-name="P1"><text:span text:style-name="T1">profit</text:span></text:p>
      <text:p text:style-name="P1"><text:span text:style-name="T1">program</text:span></text:p>
      <text:p text:style-name="P1"><text:span text:style-name="T1">progress</text:span></text:p>
      <text:p text:style-name="P1"><text:span text:style-name="T1">project</text:span></text:p>
      <text:p text:style-name="P1"><text:span text:style-name="T1">prominent</text:span></text:p>
      <text:p text:style-name="P1"><text:span text:style-name="T1">promise</text:span></text:p>
      <text:p text:style-name="P1"><text:span text:style-name="T1">promote</text:span></text:p>
      <text:p text:style-name="P1"><text:span text:style-name="T1">prompt</text:span></text:p>
      <text:p text:style-name="P1"><text:span text:style-name="T1">proof</text:span></text:p>
      <text:p text:style-name="P1"><text:span text:style-name="T1">proper</text:span></text:p>
      <text:p text:style-name="P1"><text:span text:style-name="T1">properly</text:span></text:p>
      <text:p text:style-name="P1"><text:span text:style-name="T1">property</text:span></text:p>
      <text:p text:style-name="P1"><text:span text:style-name="T1">proportion</text:span></text:p>
      <text:p text:style-name="P1"><text:span text:style-name="T1">proposal</text:span></text:p>
      <text:p text:style-name="P1"><text:span text:style-name="T1">propose</text:span></text:p>
      <text:p text:style-name="P1"><text:span text:style-name="T1">proposed</text:span></text:p>
      <text:p text:style-name="P1"><text:span text:style-name="T1">prosecutor</text:span></text:p>
      <text:p text:style-name="P1"><text:span text:style-name="T1">prospect</text:span></text:p>
      <text:p text:style-name="P1"><text:span text:style-name="T1">protect</text:span></text:p>
      <text:p text:style-name="P1"><text:span text:style-name="T1">protection</text:span></text:p>
      <text:p text:style-name="P1"><text:span text:style-name="T1">protein</text:span></text:p>
      <text:p text:style-name="P1"><text:span text:style-name="T1">protest</text:span></text:p>
      <text:p text:style-name="P1"><text:span text:style-name="T1">proud</text:span></text:p>
      <text:p text:style-name="P1"><text:span text:style-name="T1">prove</text:span></text:p>
      <text:p text:style-name="P1"><text:span text:style-name="T1">provide</text:span></text:p>
      <text:p text:style-name="P1"><text:span text:style-name="T1">provider</text:span></text:p>
      <text:p text:style-name="P1"><text:span text:style-name="T1">province</text:span></text:p>
      <text:p text:style-name="P1"><text:span text:style-name="T1">provision</text:span></text:p>
      <text:p text:style-name="P1"><text:span text:style-name="T1">psychological</text:span></text:p>
      <text:p text:style-name="P1"><text:span text:style-name="T1">psychologist</text:span></text:p>
      <text:p text:style-name="P1"><text:span text:style-name="T1">psychology</text:span></text:p>
      <text:p text:style-name="P1"><text:span text:style-name="T1">public</text:span></text:p>
      <text:p text:style-name="P1"><text:span text:style-name="T1">publication</text:span></text:p>
      <text:p text:style-name="P1"><text:span text:style-name="T1">publicly</text:span></text:p>
      <text:p text:style-name="P1"><text:span text:style-name="T1">publish</text:span></text:p>
      <text:p text:style-name="P1"><text:span text:style-name="T1">publisher</text:span></text:p>
      <text:p text:style-name="P1"><text:span text:style-name="T1">pull</text:span></text:p>
      <text:p text:style-name="P1"><text:span text:style-name="T1">punishment</text:span></text:p>
      <text:p text:style-name="P1"><text:span text:style-name="T1">purchase</text:span></text:p>
      <text:p text:style-name="P1"><text:span text:style-name="T1">pure</text:span></text:p>
      <text:p text:style-name="P1"><text:span text:style-name="T1">purpose</text:span></text:p>
      <text:p text:style-name="P1"><text:span text:style-name="T1">pursue</text:span></text:p>
      <text:p text:style-name="P1"><text:span text:style-name="T1">push</text:span></text:p>
      <text:p text:style-name="P1"><text:span text:style-name="T1">put</text:span></text:p>
      <text:p text:style-name="P1"><text:span text:style-name="T1">qualify</text:span></text:p>
      <text:p text:style-name="P1"><text:span text:style-name="T1">quality</text:span></text:p>
      <text:p text:style-name="P1"><text:span text:style-name="T1">quarter</text:span></text:p>
      <text:p text:style-name="P1"><text:span text:style-name="T1">quarterback</text:span></text:p>
      <text:p text:style-name="P1"><text:span text:style-name="T1">question</text:span></text:p>
      <text:p text:style-name="P1"><text:span text:style-name="T1">quick</text:span></text:p>
      <text:p text:style-name="P1"><text:span text:style-name="T1">quickly</text:span></text:p>
      <text:p text:style-name="P1"><text:span text:style-name="T1">quiet</text:span></text:p>
      <text:p text:style-name="P1"><text:span text:style-name="T1">quietly</text:span></text:p>
      <text:p text:style-name="P1"><text:span text:style-name="T1">quit</text:span></text:p>
      <text:p text:style-name="P1"><text:span text:style-name="T1">quite</text:span></text:p>
      <text:p text:style-name="P1"><text:span text:style-name="T1">quote</text:span></text:p>
      <text:p text:style-name="P1"><text:span text:style-name="T1">race</text:span></text:p>
      <text:p text:style-name="P1"><text:span text:style-name="T1">racial</text:span></text:p>
      <text:p text:style-name="P1"><text:span text:style-name="T1">radical</text:span></text:p>
      <text:p text:style-name="P1"><text:span text:style-name="T1">radio</text:span></text:p>
      <text:p text:style-name="P1"><text:span text:style-name="T1">rail</text:span></text:p>
      <text:p text:style-name="P1"><text:span text:style-name="T1">rain</text:span></text:p>
      <text:p text:style-name="P1"><text:span text:style-name="T1">raise</text:span></text:p>
      <text:p text:style-name="P1"><text:span text:style-name="T1">range</text:span></text:p>
      <text:p text:style-name="P1"><text:span text:style-name="T1">rank</text:span></text:p>
      <text:p text:style-name="P1"><text:span text:style-name="T1">rapid</text:span></text:p>
      <text:p text:style-name="P1"><text:span text:style-name="T1">rapidly</text:span></text:p>
      <text:p text:style-name="P1"><text:span text:style-name="T1">rare</text:span></text:p>
      <text:p text:style-name="P1"><text:span text:style-name="T1">rarely</text:span></text:p>
      <text:p text:style-name="P1"><text:span text:style-name="T1">rate</text:span></text:p>
      <text:p text:style-name="P1"><text:span text:style-name="T1">rather</text:span></text:p>
      <text:p text:style-name="P1"><text:span text:style-name="T1">rating</text:span></text:p>
      <text:p text:style-name="P1"><text:span text:style-name="T1">ratio</text:span></text:p>
      <text:p text:style-name="P1"><text:span text:style-name="T1">raw</text:span></text:p>
      <text:p text:style-name="P1"><text:span text:style-name="T1">reach</text:span></text:p>
      <text:p text:style-name="P1"><text:span text:style-name="T1">react</text:span></text:p>
      <text:p text:style-name="P1"><text:span text:style-name="T1">reaction</text:span></text:p>
      <text:p text:style-name="P1"><text:span text:style-name="T1">read</text:span></text:p>
      <text:p text:style-name="P1"><text:span text:style-name="T1">reader</text:span></text:p>
      <text:p text:style-name="P1"><text:span text:style-name="T1">reading</text:span></text:p>
      <text:p text:style-name="P1"><text:span text:style-name="T1">ready</text:span></text:p>
      <text:p text:style-name="P1"><text:span text:style-name="T1">real</text:span></text:p>
      <text:p text:style-name="P1"><text:span text:style-name="T1">reality</text:span></text:p>
      <text:p text:style-name="P1"><text:span text:style-name="T1">realize</text:span></text:p>
      <text:p text:style-name="P1"><text:span text:style-name="T1">really</text:span></text:p>
      <text:p text:style-name="P1"><text:span text:style-name="T1">reason</text:span></text:p>
      <text:p text:style-name="P1"><text:span text:style-name="T1">reasonable</text:span></text:p>
      <text:p text:style-name="P1"><text:span text:style-name="T1">recall</text:span></text:p>
      <text:p text:style-name="P1"><text:span text:style-name="T1">receive</text:span></text:p>
      <text:p text:style-name="P1"><text:span text:style-name="T1">recent</text:span></text:p>
      <text:p text:style-name="P1"><text:span text:style-name="T1">recently</text:span></text:p>
      <text:p text:style-name="P1"><text:span text:style-name="T1">recipe</text:span></text:p>
      <text:p text:style-name="P1"><text:span text:style-name="T1">recognition</text:span></text:p>
      <text:p text:style-name="P1"><text:span text:style-name="T1">recognize</text:span></text:p>
      <text:p text:style-name="P1"><text:span text:style-name="T1">recommend</text:span></text:p>
      <text:p text:style-name="P1"><text:span text:style-name="T1">recommendation</text:span></text:p>
      <text:p text:style-name="P1"><text:span text:style-name="T1">record</text:span></text:p>
      <text:p text:style-name="P1"><text:span text:style-name="T1">recording</text:span></text:p>
      <text:p text:style-name="P1"><text:span text:style-name="T1">recover</text:span></text:p>
      <text:p text:style-name="P1"><text:span text:style-name="T1">recovery</text:span></text:p>
      <text:p text:style-name="P1"><text:span text:style-name="T1">recruit</text:span></text:p>
      <text:p text:style-name="P1"><text:span text:style-name="T1">red</text:span></text:p>
      <text:p text:style-name="P1"><text:span text:style-name="T1">reduce</text:span></text:p>
      <text:p text:style-name="P1"><text:span text:style-name="T1">reduction</text:span></text:p>
      <text:p text:style-name="P1"><text:span text:style-name="T1">refer</text:span></text:p>
      <text:p text:style-name="P1"><text:span text:style-name="T1">reference</text:span></text:p>
      <text:p text:style-name="P1"><text:span text:style-name="T1">reflect</text:span></text:p>
      <text:p text:style-name="P1"><text:span text:style-name="T1">reflection</text:span></text:p>
      <text:p text:style-name="P1"><text:span text:style-name="T1">reform</text:span></text:p>
      <text:p text:style-name="P1"><text:span text:style-name="T1">refugee</text:span></text:p>
      <text:p text:style-name="P1"><text:span text:style-name="T1">refuse</text:span></text:p>
      <text:p text:style-name="P1"><text:span text:style-name="T1">regard</text:span></text:p>
      <text:p text:style-name="P1"><text:span text:style-name="T1">regarding</text:span></text:p>
      <text:p text:style-name="P1"><text:span text:style-name="T1">regardless</text:span></text:p>
      <text:p text:style-name="P1"><text:span text:style-name="T1">regime</text:span></text:p>
      <text:p text:style-name="P1"><text:span text:style-name="T1">region</text:span></text:p>
      <text:p text:style-name="P1"><text:span text:style-name="T1">regional</text:span></text:p>
      <text:p text:style-name="P1"><text:span text:style-name="T1">register</text:span></text:p>
      <text:p text:style-name="P1"><text:span text:style-name="T1">regular</text:span></text:p>
      <text:p text:style-name="P1"><text:span text:style-name="T1">regularly</text:span></text:p>
      <text:p text:style-name="P1"><text:span text:style-name="T1">regulate</text:span></text:p>
      <text:p text:style-name="P1"><text:span text:style-name="T1">regulation</text:span></text:p>
      <text:p text:style-name="P1"><text:span text:style-name="T1">reinforce</text:span></text:p>
      <text:p text:style-name="P1"><text:span text:style-name="T1">reject</text:span></text:p>
      <text:p text:style-name="P1"><text:span text:style-name="T1">relate</text:span></text:p>
      <text:p text:style-name="P1"><text:span text:style-name="T1">relation</text:span></text:p>
      <text:p text:style-name="P1"><text:span text:style-name="T1">relationship</text:span></text:p>
      <text:p text:style-name="P1"><text:span text:style-name="T1">relative</text:span></text:p>
      <text:p text:style-name="P1"><text:span text:style-name="T1">relatively</text:span></text:p>
      <text:p text:style-name="P1"><text:span text:style-name="T1">relax</text:span></text:p>
      <text:p text:style-name="P1"><text:span text:style-name="T1">release</text:span></text:p>
      <text:p text:style-name="P1"><text:span text:style-name="T1">relevant</text:span></text:p>
      <text:p text:style-name="P1"><text:span text:style-name="T1">relief</text:span></text:p>
      <text:p text:style-name="P1"><text:span text:style-name="T1">religion</text:span></text:p>
      <text:p text:style-name="P1"><text:span text:style-name="T1">religious</text:span></text:p>
      <text:p text:style-name="P1"><text:span text:style-name="T1">rely</text:span></text:p>
      <text:p text:style-name="P1"><text:span text:style-name="T1">remain</text:span></text:p>
      <text:p text:style-name="P1"><text:span text:style-name="T1">remaining</text:span></text:p>
      <text:p text:style-name="P1"><text:span text:style-name="T1">remarkable</text:span></text:p>
      <text:p text:style-name="P1"><text:span text:style-name="T1">remember</text:span></text:p>
      <text:p text:style-name="P1"><text:span text:style-name="T1">remind</text:span></text:p>
      <text:p text:style-name="P1"><text:span text:style-name="T1">remote</text:span></text:p>
      <text:p text:style-name="P1"><text:span text:style-name="T1">remove</text:span></text:p>
      <text:p text:style-name="P1"><text:span text:style-name="T1">repeat</text:span></text:p>
      <text:p text:style-name="P1"><text:span text:style-name="T1">repeatedly</text:span></text:p>
      <text:p text:style-name="P1"><text:span text:style-name="T1">replace</text:span></text:p>
      <text:p text:style-name="P1"><text:span text:style-name="T1">reply</text:span></text:p>
      <text:p text:style-name="P1"><text:span text:style-name="T1">report</text:span></text:p>
      <text:p text:style-name="P1"><text:span text:style-name="T1">reporter</text:span></text:p>
      <text:p text:style-name="P1"><text:span text:style-name="T1">represent</text:span></text:p>
      <text:p text:style-name="P1"><text:span text:style-name="T1">representation</text:span></text:p>
      <text:p text:style-name="P1"><text:span text:style-name="T1">representative</text:span></text:p>
      <text:p text:style-name="P1"><text:span text:style-name="T1">Republican</text:span></text:p>
      <text:p text:style-name="P1"><text:span text:style-name="T1">reputation</text:span></text:p>
      <text:p text:style-name="P1"><text:span text:style-name="T1">request</text:span></text:p>
      <text:p text:style-name="P1"><text:span text:style-name="T1">require</text:span></text:p>
      <text:p text:style-name="P1"><text:span text:style-name="T1">requirement</text:span></text:p>
      <text:p text:style-name="P1"><text:span text:style-name="T1">research</text:span></text:p>
      <text:p text:style-name="P1"><text:span text:style-name="T1">researcher</text:span></text:p>
      <text:p text:style-name="P1"><text:span text:style-name="T1">resemble</text:span></text:p>
      <text:p text:style-name="P1"><text:span text:style-name="T1">reservation</text:span></text:p>
      <text:p text:style-name="P1"><text:span text:style-name="T1">resident</text:span></text:p>
      <text:p text:style-name="P1"><text:span text:style-name="T1">resist</text:span></text:p>
      <text:p text:style-name="P1"><text:span text:style-name="T1">resistance</text:span></text:p>
      <text:p text:style-name="P1"><text:span text:style-name="T1">resolution</text:span></text:p>
      <text:p text:style-name="P1"><text:span text:style-name="T1">resolve</text:span></text:p>
      <text:p text:style-name="P1"><text:span text:style-name="T1">resort</text:span></text:p>
      <text:p text:style-name="P1"><text:span text:style-name="T1">resource</text:span></text:p>
      <text:p text:style-name="P1"><text:span text:style-name="T1">respect</text:span></text:p>
      <text:p text:style-name="P1"><text:span text:style-name="T1">respond</text:span></text:p>
      <text:p text:style-name="P1"><text:span text:style-name="T1">respondent</text:span></text:p>
      <text:p text:style-name="P1"><text:span text:style-name="T1">response</text:span></text:p>
      <text:p text:style-name="P1"><text:span text:style-name="T1">responsibility</text:span></text:p>
      <text:p text:style-name="P1"><text:span text:style-name="T1">responsible</text:span></text:p>
      <text:p text:style-name="P1"><text:span text:style-name="T1">rest</text:span></text:p>
      <text:p text:style-name="P1"><text:span text:style-name="T1">restaurant</text:span></text:p>
      <text:p text:style-name="P1"><text:span text:style-name="T1">restore</text:span></text:p>
      <text:p text:style-name="P1"><text:span text:style-name="T1">restriction</text:span></text:p>
      <text:p text:style-name="P1"><text:span text:style-name="T1">result</text:span></text:p>
      <text:p text:style-name="P1"><text:span text:style-name="T1">retain</text:span></text:p>
      <text:p text:style-name="P1"><text:span text:style-name="T1">retire</text:span></text:p>
      <text:p text:style-name="P1"><text:span text:style-name="T1">retirement</text:span></text:p>
      <text:p text:style-name="P1"><text:span text:style-name="T1">return</text:span></text:p>
      <text:p text:style-name="P1"><text:span text:style-name="T1">reveal</text:span></text:p>
      <text:p text:style-name="P1"><text:span text:style-name="T1">revenue</text:span></text:p>
      <text:p text:style-name="P1"><text:span text:style-name="T1">review</text:span></text:p>
      <text:p text:style-name="P1"><text:span text:style-name="T1">revolution</text:span></text:p>
      <text:p text:style-name="P1"><text:span text:style-name="T1">rhythm</text:span></text:p>
      <text:p text:style-name="P1"><text:span text:style-name="T1">rice</text:span></text:p>
      <text:p text:style-name="P1"><text:span text:style-name="T1">rich</text:span></text:p>
      <text:p text:style-name="P1"><text:span text:style-name="T1">rid</text:span></text:p>
      <text:p text:style-name="P1"><text:span text:style-name="T1">ride</text:span></text:p>
      <text:p text:style-name="P1"><text:span text:style-name="T1">rifle</text:span></text:p>
      <text:p text:style-name="P1"><text:span text:style-name="T1">right</text:span></text:p>
      <text:p text:style-name="P1"><text:span text:style-name="T1">ring</text:span></text:p>
      <text:p text:style-name="P1"><text:span text:style-name="T1">rise</text:span></text:p>
      <text:p text:style-name="P1"><text:span text:style-name="T1">risk</text:span></text:p>
      <text:p text:style-name="P1"><text:span text:style-name="T1">river</text:span></text:p>
      <text:p text:style-name="P1"><text:span text:style-name="T1">road</text:span></text:p>
      <text:p text:style-name="P1"><text:span text:style-name="T1">rock</text:span></text:p>
      <text:p text:style-name="P1"><text:span text:style-name="T1">role</text:span></text:p>
      <text:p text:style-name="P1"><text:span text:style-name="T1">roll</text:span></text:p>
      <text:p text:style-name="P1"><text:span text:style-name="T1">romantic</text:span></text:p>
      <text:p text:style-name="P1"><text:span text:style-name="T1">roof</text:span></text:p>
      <text:p text:style-name="P1"><text:span text:style-name="T1">room</text:span></text:p>
      <text:p text:style-name="P1"><text:span text:style-name="T1">root</text:span></text:p>
      <text:p text:style-name="P1"><text:span text:style-name="T1">rope</text:span></text:p>
      <text:p text:style-name="P1"><text:span text:style-name="T1">rose</text:span></text:p>
      <text:p text:style-name="P1"><text:span text:style-name="T1">rough</text:span></text:p>
      <text:p text:style-name="P1"><text:span text:style-name="T1">roughly</text:span></text:p>
      <text:p text:style-name="P1"><text:span text:style-name="T1">round</text:span></text:p>
      <text:p text:style-name="P1"><text:span text:style-name="T1">route</text:span></text:p>
      <text:p text:style-name="P1"><text:span text:style-name="T1">routine</text:span></text:p>
      <text:p text:style-name="P1"><text:span text:style-name="T1">row</text:span></text:p>
      <text:p text:style-name="P1"><text:span text:style-name="T1">rub</text:span></text:p>
      <text:p text:style-name="P1"><text:span text:style-name="T1">rule</text:span></text:p>
      <text:p text:style-name="P1"><text:span text:style-name="T1">run</text:span></text:p>
      <text:p text:style-name="P1"><text:span text:style-name="T1">running</text:span></text:p>
      <text:p text:style-name="P1"><text:span text:style-name="T1">rural</text:span></text:p>
      <text:p text:style-name="P1"><text:span text:style-name="T1">rush</text:span></text:p>
      <text:p text:style-name="P1"><text:span text:style-name="T1">Russian</text:span></text:p>
      <text:p text:style-name="P1"><text:span text:style-name="T1">sacred</text:span></text:p>
      <text:p text:style-name="P1"><text:span text:style-name="T1">sad</text:span></text:p>
      <text:p text:style-name="P1"><text:span text:style-name="T1">safe</text:span></text:p>
      <text:p text:style-name="P1"><text:span text:style-name="T1">safety</text:span></text:p>
      <text:p text:style-name="P1"><text:span text:style-name="T1">sake</text:span></text:p>
      <text:p text:style-name="P1"><text:span text:style-name="T1">salad</text:span></text:p>
      <text:p text:style-name="P1"><text:span text:style-name="T1">salary</text:span></text:p>
      <text:p text:style-name="P1"><text:span text:style-name="T1">sale</text:span></text:p>
      <text:p text:style-name="P1"><text:span text:style-name="T1">sales</text:span></text:p>
      <text:p text:style-name="P1"><text:span text:style-name="T1">salt</text:span></text:p>
      <text:p text:style-name="P1"><text:span text:style-name="T1">same</text:span></text:p>
      <text:p text:style-name="P1"><text:span text:style-name="T1">sample</text:span></text:p>
      <text:p text:style-name="P1"><text:span text:style-name="T1">sanction</text:span></text:p>
      <text:p text:style-name="P1"><text:span text:style-name="T1">sand</text:span></text:p>
      <text:p text:style-name="P1"><text:span text:style-name="T1">satellite</text:span></text:p>
      <text:p text:style-name="P1"><text:span text:style-name="T1">satisfaction</text:span></text:p>
      <text:p text:style-name="P1"><text:span text:style-name="T1">satisfy</text:span></text:p>
      <text:p text:style-name="P1"><text:span text:style-name="T1">sauce</text:span></text:p>
      <text:p text:style-name="P1"><text:span text:style-name="T1">save</text:span></text:p>
      <text:p text:style-name="P1"><text:span text:style-name="T1">saving</text:span></text:p>
      <text:p text:style-name="P1"><text:span text:style-name="T1">say</text:span></text:p>
      <text:p text:style-name="P1"><text:span text:style-name="T1">scale</text:span></text:p>
      <text:p text:style-name="P1"><text:span text:style-name="T1">scandal</text:span></text:p>
      <text:p text:style-name="P1"><text:span text:style-name="T1">scared</text:span></text:p>
      <text:p text:style-name="P1"><text:span text:style-name="T1">scenario</text:span></text:p>
      <text:p text:style-name="P1"><text:span text:style-name="T1">scene</text:span></text:p>
      <text:p text:style-name="P1"><text:span text:style-name="T1">schedule</text:span></text:p>
      <text:p text:style-name="P1"><text:span text:style-name="T1">scheme</text:span></text:p>
      <text:p text:style-name="P1"><text:span text:style-name="T1">scholar</text:span></text:p>
      <text:p text:style-name="P1"><text:span text:style-name="T1">scholarship</text:span></text:p>
      <text:p text:style-name="P1"><text:span text:style-name="T1">school</text:span></text:p>
      <text:p text:style-name="P1"><text:span text:style-name="T1">science</text:span></text:p>
      <text:p text:style-name="P1"><text:span text:style-name="T1">scientific</text:span></text:p>
      <text:p text:style-name="P1"><text:span text:style-name="T1">scientist</text:span></text:p>
      <text:p text:style-name="P1"><text:span text:style-name="T1">scope</text:span></text:p>
      <text:p text:style-name="P1"><text:span text:style-name="T1">score</text:span></text:p>
      <text:p text:style-name="P1"><text:span text:style-name="T1">scream</text:span></text:p>
      <text:p text:style-name="P1"><text:span text:style-name="T1">screen</text:span></text:p>
      <text:p text:style-name="P1"><text:span text:style-name="T1">script</text:span></text:p>
      <text:p text:style-name="P1"><text:span text:style-name="T1">sea</text:span></text:p>
      <text:p text:style-name="P1"><text:span text:style-name="T1">search</text:span></text:p>
      <text:p text:style-name="P1"><text:span text:style-name="T1">season</text:span></text:p>
      <text:p text:style-name="P1"><text:span text:style-name="T1">seat</text:span></text:p>
      <text:p text:style-name="P1"><text:span text:style-name="T1">second</text:span></text:p>
      <text:p text:style-name="P1"><text:span text:style-name="T1">secret</text:span></text:p>
      <text:p text:style-name="P1"><text:span text:style-name="T1">secretary</text:span></text:p>
      <text:p text:style-name="P1"><text:span text:style-name="T1">section</text:span></text:p>
      <text:p text:style-name="P1"><text:span text:style-name="T1">sector</text:span></text:p>
      <text:p text:style-name="P1"><text:span text:style-name="T1">secure</text:span></text:p>
      <text:p text:style-name="P1"><text:span text:style-name="T1">security</text:span></text:p>
      <text:p text:style-name="P1"><text:span text:style-name="T1">see</text:span></text:p>
      <text:p text:style-name="P1"><text:span text:style-name="T1">seed</text:span></text:p>
      <text:p text:style-name="P1"><text:span text:style-name="T1">seek</text:span></text:p>
      <text:p text:style-name="P1"><text:span text:style-name="T1">seem</text:span></text:p>
      <text:p text:style-name="P1"><text:span text:style-name="T1">segment</text:span></text:p>
      <text:p text:style-name="P1"><text:span text:style-name="T1">seize</text:span></text:p>
      <text:p text:style-name="P1"><text:span text:style-name="T1">select</text:span></text:p>
      <text:p text:style-name="P1"><text:span text:style-name="T1">selection</text:span></text:p>
      <text:p text:style-name="P1"><text:span text:style-name="T1">self</text:span></text:p>
      <text:p text:style-name="P1"><text:span text:style-name="T1">sell</text:span></text:p>
      <text:p text:style-name="P1"><text:span text:style-name="T1">Senate</text:span></text:p>
      <text:p text:style-name="P1"><text:span text:style-name="T1">senator</text:span></text:p>
      <text:p text:style-name="P1"><text:span text:style-name="T1">send</text:span></text:p>
      <text:p text:style-name="P1"><text:span text:style-name="T1">senior</text:span></text:p>
      <text:p text:style-name="P1"><text:span text:style-name="T1">sense</text:span></text:p>
      <text:p text:style-name="P1"><text:span text:style-name="T1">sensitive</text:span></text:p>
      <text:p text:style-name="P1"><text:span text:style-name="T1">sentence</text:span></text:p>
      <text:p text:style-name="P1"><text:span text:style-name="T1">separate</text:span></text:p>
      <text:p text:style-name="P1"><text:span text:style-name="T1">sequence</text:span></text:p>
      <text:p text:style-name="P1"><text:span text:style-name="T1">series</text:span></text:p>
      <text:p text:style-name="P1"><text:span text:style-name="T1">serious</text:span></text:p>
      <text:p text:style-name="P1"><text:span text:style-name="T1">seriously</text:span></text:p>
      <text:p text:style-name="P1"><text:span text:style-name="T1">serve</text:span></text:p>
      <text:p text:style-name="P1"><text:span text:style-name="T1">service</text:span></text:p>
      <text:p text:style-name="P1"><text:span text:style-name="T1">session</text:span></text:p>
      <text:p text:style-name="P1"><text:span text:style-name="T1">set</text:span></text:p>
      <text:p text:style-name="P1"><text:span text:style-name="T1">setting</text:span></text:p>
      <text:p text:style-name="P1"><text:span text:style-name="T1">settle</text:span></text:p>
      <text:p text:style-name="P1"><text:span text:style-name="T1">settlement</text:span></text:p>
      <text:p text:style-name="P1"><text:span text:style-name="T1">seven</text:span></text:p>
      <text:p text:style-name="P1"><text:span text:style-name="T1">several</text:span></text:p>
      <text:p text:style-name="P1"><text:span text:style-name="T1">severe</text:span></text:p>
      <text:p text:style-name="P1"><text:span text:style-name="T1">sex</text:span></text:p>
      <text:p text:style-name="P1"><text:span text:style-name="T1">sexual</text:span></text:p>
      <text:p text:style-name="P1"><text:span text:style-name="T1">shade</text:span></text:p>
      <text:p text:style-name="P1"><text:span text:style-name="T1">shadow</text:span></text:p>
      <text:p text:style-name="P1"><text:span text:style-name="T1">shake</text:span></text:p>
      <text:p text:style-name="P1"><text:span text:style-name="T1">shall</text:span></text:p>
      <text:p text:style-name="P1"><text:span text:style-name="T1">shape</text:span></text:p>
      <text:p text:style-name="P1"><text:span text:style-name="T1">share</text:span></text:p>
      <text:p text:style-name="P1"><text:span text:style-name="T1">sharp</text:span></text:p>
      <text:p text:style-name="P1"><text:span text:style-name="T1">she</text:span></text:p>
      <text:p text:style-name="P1"><text:span text:style-name="T1">sheet</text:span></text:p>
      <text:p text:style-name="P1"><text:span text:style-name="T1">shelf</text:span></text:p>
      <text:p text:style-name="P1"><text:span text:style-name="T1">shell</text:span></text:p>
      <text:p text:style-name="P1"><text:span text:style-name="T1">shelter</text:span></text:p>
      <text:p text:style-name="P1"><text:span text:style-name="T1">shift</text:span></text:p>
      <text:p text:style-name="P1"><text:span text:style-name="T1">shine</text:span></text:p>
      <text:p text:style-name="P1"><text:span text:style-name="T1">ship</text:span></text:p>
      <text:p text:style-name="P1"><text:span text:style-name="T1">shirt</text:span></text:p>
      <text:p text:style-name="P1"><text:span text:style-name="T1">shit</text:span></text:p>
      <text:p text:style-name="P1"><text:span text:style-name="T1">shock</text:span></text:p>
      <text:p text:style-name="P1"><text:span text:style-name="T1">shoe</text:span></text:p>
      <text:p text:style-name="P1"><text:span text:style-name="T1">shoot</text:span></text:p>
      <text:p text:style-name="P1"><text:span text:style-name="T1">shooting</text:span></text:p>
      <text:p text:style-name="P1"><text:span text:style-name="T1">shop</text:span></text:p>
      <text:p text:style-name="P1"><text:span text:style-name="T1">shopping</text:span></text:p>
      <text:p text:style-name="P1"><text:span text:style-name="T1">shore</text:span></text:p>
      <text:p text:style-name="P1"><text:span text:style-name="T1">short</text:span></text:p>
      <text:p text:style-name="P1"><text:span text:style-name="T1">shortly</text:span></text:p>
      <text:p text:style-name="P1"><text:span text:style-name="T1">shot</text:span></text:p>
      <text:p text:style-name="P1"><text:span text:style-name="T1">should</text:span></text:p>
      <text:p text:style-name="P1"><text:span text:style-name="T1">shoulder</text:span></text:p>
      <text:p text:style-name="P1"><text:span text:style-name="T1">shout</text:span></text:p>
      <text:p text:style-name="P1"><text:span text:style-name="T1">show</text:span></text:p>
      <text:p text:style-name="P1"><text:span text:style-name="T1">shower</text:span></text:p>
      <text:p text:style-name="P1"><text:span text:style-name="T1">shrug</text:span></text:p>
      <text:p text:style-name="P1"><text:span text:style-name="T1">shut</text:span></text:p>
      <text:p text:style-name="P1"><text:span text:style-name="T1">sick</text:span></text:p>
      <text:p text:style-name="P1"><text:span text:style-name="T1">side</text:span></text:p>
      <text:p text:style-name="P1"><text:span text:style-name="T1">sigh</text:span></text:p>
      <text:p text:style-name="P1"><text:span text:style-name="T1">sight</text:span></text:p>
      <text:p text:style-name="P1"><text:span text:style-name="T1">sign</text:span></text:p>
      <text:p text:style-name="P1"><text:span text:style-name="T1">signal</text:span></text:p>
      <text:p text:style-name="P1"><text:span text:style-name="T1">significance</text:span></text:p>
      <text:p text:style-name="P1"><text:span text:style-name="T1">significant</text:span></text:p>
      <text:p text:style-name="P1"><text:span text:style-name="T1">significantly</text:span></text:p>
      <text:p text:style-name="P1"><text:span text:style-name="T1">silence</text:span></text:p>
      <text:p text:style-name="P1"><text:span text:style-name="T1">silent</text:span></text:p>
      <text:p text:style-name="P1"><text:span text:style-name="T1">silver</text:span></text:p>
      <text:p text:style-name="P1"><text:span text:style-name="T1">similar</text:span></text:p>
      <text:p text:style-name="P1"><text:span text:style-name="T1">similarly</text:span></text:p>
      <text:p text:style-name="P1"><text:span text:style-name="T1">simple</text:span></text:p>
      <text:p text:style-name="P1"><text:span text:style-name="T1">simply</text:span></text:p>
      <text:p text:style-name="P1"><text:span text:style-name="T1">sin</text:span></text:p>
      <text:p text:style-name="P1"><text:span text:style-name="T1">since</text:span></text:p>
      <text:p text:style-name="P1"><text:span text:style-name="T1">sing</text:span></text:p>
      <text:p text:style-name="P1"><text:span text:style-name="T1">singer</text:span></text:p>
      <text:p text:style-name="P1"><text:span text:style-name="T1">single</text:span></text:p>
      <text:p text:style-name="P1"><text:span text:style-name="T1">sink</text:span></text:p>
      <text:p text:style-name="P1"><text:span text:style-name="T1">sir</text:span></text:p>
      <text:p text:style-name="P1"><text:span text:style-name="T1">sister</text:span></text:p>
      <text:p text:style-name="P1"><text:span text:style-name="T1">sit</text:span></text:p>
      <text:p text:style-name="P1"><text:span text:style-name="T1">site</text:span></text:p>
      <text:p text:style-name="P1"><text:span text:style-name="T1">situation</text:span></text:p>
      <text:p text:style-name="P1"><text:span text:style-name="T1">six</text:span></text:p>
      <text:p text:style-name="P1"><text:span text:style-name="T1">size</text:span></text:p>
      <text:p text:style-name="P1"><text:span text:style-name="T1">ski</text:span></text:p>
      <text:p text:style-name="P1"><text:span text:style-name="T1">skill</text:span></text:p>
      <text:p text:style-name="P1"><text:span text:style-name="T1">skin</text:span></text:p>
      <text:p text:style-name="P1"><text:span text:style-name="T1">sky</text:span></text:p>
      <text:p text:style-name="P1"><text:span text:style-name="T1">slave</text:span></text:p>
      <text:p text:style-name="P1"><text:span text:style-name="T1">sleep</text:span></text:p>
      <text:p text:style-name="P1"><text:span text:style-name="T1">slice</text:span></text:p>
      <text:p text:style-name="P1"><text:span text:style-name="T1">slide</text:span></text:p>
      <text:p text:style-name="P1"><text:span text:style-name="T1">slight</text:span></text:p>
      <text:p text:style-name="P1"><text:span text:style-name="T1">slightly</text:span></text:p>
      <text:p text:style-name="P1"><text:span text:style-name="T1">slip</text:span></text:p>
      <text:p text:style-name="P1"><text:span text:style-name="T1">slow</text:span></text:p>
      <text:p text:style-name="P1"><text:span text:style-name="T1">slowly</text:span></text:p>
      <text:p text:style-name="P1"><text:span text:style-name="T1">small</text:span></text:p>
      <text:p text:style-name="P1"><text:span text:style-name="T1">smart</text:span></text:p>
      <text:p text:style-name="P1"><text:span text:style-name="T1">smell</text:span></text:p>
      <text:p text:style-name="P1"><text:span text:style-name="T1">smile</text:span></text:p>
      <text:p text:style-name="P1"><text:span text:style-name="T1">smoke</text:span></text:p>
      <text:p text:style-name="P1"><text:span text:style-name="T1">smooth</text:span></text:p>
      <text:p text:style-name="P1"><text:span text:style-name="T1">snap</text:span></text:p>
      <text:p text:style-name="P1"><text:span text:style-name="T1">snow</text:span></text:p>
      <text:p text:style-name="P1"><text:span text:style-name="T1">so</text:span></text:p>
      <text:p text:style-name="P1"><text:span text:style-name="T1">so-called</text:span></text:p>
      <text:p text:style-name="P1"><text:span text:style-name="T1">soccer</text:span></text:p>
      <text:p text:style-name="P1"><text:span text:style-name="T1">social</text:span></text:p>
      <text:p text:style-name="P1"><text:span text:style-name="T1">society</text:span></text:p>
      <text:p text:style-name="P1"><text:span text:style-name="T1">soft</text:span></text:p>
      <text:p text:style-name="P1"><text:span text:style-name="T1">software</text:span></text:p>
      <text:p text:style-name="P1"><text:span text:style-name="T1">soil</text:span></text:p>
      <text:p text:style-name="P1"><text:span text:style-name="T1">solar</text:span></text:p>
      <text:p text:style-name="P1"><text:span text:style-name="T1">soldier</text:span></text:p>
      <text:p text:style-name="P1"><text:span text:style-name="T1">solid</text:span></text:p>
      <text:p text:style-name="P1"><text:span text:style-name="T1">solution</text:span></text:p>
      <text:p text:style-name="P1"><text:span text:style-name="T1">solve</text:span></text:p>
      <text:p text:style-name="P1"><text:span text:style-name="T1">some</text:span></text:p>
      <text:p text:style-name="P1"><text:span text:style-name="T1">somebody</text:span></text:p>
      <text:p text:style-name="P1"><text:span text:style-name="T1">somehow</text:span></text:p>
      <text:p text:style-name="P1"><text:span text:style-name="T1">someone</text:span></text:p>
      <text:p text:style-name="P1"><text:span text:style-name="T1">something</text:span></text:p>
      <text:p text:style-name="P1"><text:span text:style-name="T1">sometimes</text:span></text:p>
      <text:p text:style-name="P1"><text:span text:style-name="T1">somewhat</text:span></text:p>
      <text:p text:style-name="P1"><text:span text:style-name="T1">somewhere</text:span></text:p>
      <text:p text:style-name="P1"><text:span text:style-name="T1">son</text:span></text:p>
      <text:p text:style-name="P1"><text:span text:style-name="T1">song</text:span></text:p>
      <text:p text:style-name="P1"><text:span text:style-name="T1">soon</text:span></text:p>
      <text:p text:style-name="P1"><text:span text:style-name="T1">sophisticated</text:span></text:p>
      <text:p text:style-name="P1"><text:span text:style-name="T1">sorry</text:span></text:p>
      <text:p text:style-name="P1"><text:span text:style-name="T1">sort</text:span></text:p>
      <text:p text:style-name="P1"><text:span text:style-name="T1">soul</text:span></text:p>
      <text:p text:style-name="P1"><text:span text:style-name="T1">sound</text:span></text:p>
      <text:p text:style-name="P1"><text:span text:style-name="T1">soup</text:span></text:p>
      <text:p text:style-name="P1"><text:span text:style-name="T1">source</text:span></text:p>
      <text:p text:style-name="P1"><text:span text:style-name="T1">south</text:span></text:p>
      <text:p text:style-name="P1"><text:span text:style-name="T1">southern</text:span></text:p>
      <text:p text:style-name="P1"><text:span text:style-name="T1">Soviet</text:span></text:p>
      <text:p text:style-name="P1"><text:span text:style-name="T1">space</text:span></text:p>
      <text:p text:style-name="P1"><text:span text:style-name="T1">Spanish</text:span></text:p>
      <text:p text:style-name="P1"><text:span text:style-name="T1">speak</text:span></text:p>
      <text:p text:style-name="P1"><text:span text:style-name="T1">speaker</text:span></text:p>
      <text:p text:style-name="P1"><text:span text:style-name="T1">special</text:span></text:p>
      <text:p text:style-name="P1"><text:span text:style-name="T1">specialist</text:span></text:p>
      <text:p text:style-name="P1"><text:span text:style-name="T1">species</text:span></text:p>
      <text:p text:style-name="P1"><text:span text:style-name="T1">specific</text:span></text:p>
      <text:p text:style-name="P1"><text:span text:style-name="T1">specifically</text:span></text:p>
      <text:p text:style-name="P1"><text:span text:style-name="T1">speech</text:span></text:p>
      <text:p text:style-name="P1"><text:span text:style-name="T1">speed</text:span></text:p>
      <text:p text:style-name="P1"><text:span text:style-name="T1">spend</text:span></text:p>
      <text:p text:style-name="P1"><text:span text:style-name="T1">spending</text:span></text:p>
      <text:p text:style-name="P1"><text:span text:style-name="T1">spin</text:span></text:p>
      <text:p text:style-name="P1"><text:span text:style-name="T1">spirit</text:span></text:p>
      <text:p text:style-name="P1"><text:span text:style-name="T1">spiritual</text:span></text:p>
      <text:p text:style-name="P1"><text:span text:style-name="T1">split</text:span></text:p>
      <text:p text:style-name="P1"><text:span text:style-name="T1">spokesman</text:span></text:p>
      <text:p text:style-name="P1"><text:span text:style-name="T1">sport</text:span></text:p>
      <text:p text:style-name="P1"><text:span text:style-name="T1">spot</text:span></text:p>
      <text:p text:style-name="P1"><text:span text:style-name="T1">spread</text:span></text:p>
      <text:p text:style-name="P1"><text:span text:style-name="T1">spring</text:span></text:p>
      <text:p text:style-name="P1"><text:span text:style-name="T1">square</text:span></text:p>
      <text:p text:style-name="P1"><text:span text:style-name="T1">squeeze</text:span></text:p>
      <text:p text:style-name="P1"><text:span text:style-name="T1">stability</text:span></text:p>
      <text:p text:style-name="P1"><text:span text:style-name="T1">stable</text:span></text:p>
      <text:p text:style-name="P1"><text:span text:style-name="T1">staff</text:span></text:p>
      <text:p text:style-name="P1"><text:span text:style-name="T1">stage</text:span></text:p>
      <text:p text:style-name="P1"><text:span text:style-name="T1">stair</text:span></text:p>
      <text:p text:style-name="P1"><text:span text:style-name="T1">stake</text:span></text:p>
      <text:p text:style-name="P1"><text:span text:style-name="T1">stand</text:span></text:p>
      <text:p text:style-name="P1"><text:span text:style-name="T1">standard</text:span></text:p>
      <text:p text:style-name="P1"><text:span text:style-name="T1">standing</text:span></text:p>
      <text:p text:style-name="P1"><text:span text:style-name="T1">star</text:span></text:p>
      <text:p text:style-name="P1"><text:span text:style-name="T1">stare</text:span></text:p>
      <text:p text:style-name="P1"><text:span text:style-name="T1">start</text:span></text:p>
      <text:p text:style-name="P1"><text:span text:style-name="T1">state</text:span></text:p>
      <text:p text:style-name="P1"><text:span text:style-name="T1">statement</text:span></text:p>
      <text:p text:style-name="P1"><text:span text:style-name="T1">station</text:span></text:p>
      <text:p text:style-name="P1"><text:span text:style-name="T1">statistics</text:span></text:p>
      <text:p text:style-name="P1"><text:span text:style-name="T1">status</text:span></text:p>
      <text:p text:style-name="P1"><text:span text:style-name="T1">stay</text:span></text:p>
      <text:p text:style-name="P1"><text:span text:style-name="T1">steady</text:span></text:p>
      <text:p text:style-name="P1"><text:span text:style-name="T1">steal</text:span></text:p>
      <text:p text:style-name="P1"><text:span text:style-name="T1">steel</text:span></text:p>
      <text:p text:style-name="P1"><text:span text:style-name="T1">step</text:span></text:p>
      <text:p text:style-name="P1"><text:span text:style-name="T1">stick</text:span></text:p>
      <text:p text:style-name="P1"><text:span text:style-name="T1">still</text:span></text:p>
      <text:p text:style-name="P1"><text:span text:style-name="T1">stir</text:span></text:p>
      <text:p text:style-name="P1"><text:span text:style-name="T1">stock</text:span></text:p>
      <text:p text:style-name="P1"><text:span text:style-name="T1">stomach</text:span></text:p>
      <text:p text:style-name="P1"><text:span text:style-name="T1">stone</text:span></text:p>
      <text:p text:style-name="P1"><text:span text:style-name="T1">stop</text:span></text:p>
      <text:p text:style-name="P1"><text:span text:style-name="T1">storage</text:span></text:p>
      <text:p text:style-name="P1"><text:span text:style-name="T1">store</text:span></text:p>
      <text:p text:style-name="P1"><text:span text:style-name="T1">storm</text:span></text:p>
      <text:p text:style-name="P1"><text:span text:style-name="T1">story</text:span></text:p>
      <text:p text:style-name="P1"><text:span text:style-name="T1">straight</text:span></text:p>
      <text:p text:style-name="P1"><text:span text:style-name="T1">strange</text:span></text:p>
      <text:p text:style-name="P1"><text:span text:style-name="T1">stranger</text:span></text:p>
      <text:p text:style-name="P1"><text:span text:style-name="T1">strategic</text:span></text:p>
      <text:p text:style-name="P1"><text:span text:style-name="T1">strategy</text:span></text:p>
      <text:p text:style-name="P1"><text:span text:style-name="T1">stream</text:span></text:p>
      <text:p text:style-name="P1"><text:span text:style-name="T1">street</text:span></text:p>
      <text:p text:style-name="P1"><text:span text:style-name="T1">strength</text:span></text:p>
      <text:p text:style-name="P1"><text:span text:style-name="T1">strengthen</text:span></text:p>
      <text:p text:style-name="P1"><text:span text:style-name="T1">stress</text:span></text:p>
      <text:p text:style-name="P1"><text:span text:style-name="T1">stretch</text:span></text:p>
      <text:p text:style-name="P1"><text:span text:style-name="T1">strike</text:span></text:p>
      <text:p text:style-name="P1"><text:span text:style-name="T1">string</text:span></text:p>
      <text:p text:style-name="P1"><text:span text:style-name="T1">strip</text:span></text:p>
      <text:p text:style-name="P1"><text:span text:style-name="T1">stroke</text:span></text:p>
      <text:p text:style-name="P1"><text:span text:style-name="T1">strong</text:span></text:p>
      <text:p text:style-name="P1"><text:span text:style-name="T1">strongly</text:span></text:p>
      <text:p text:style-name="P1"><text:span text:style-name="T1">structure</text:span></text:p>
      <text:p text:style-name="P1"><text:span text:style-name="T1">struggle</text:span></text:p>
      <text:p text:style-name="P1"><text:span text:style-name="T1">student</text:span></text:p>
      <text:p text:style-name="P1"><text:span text:style-name="T1">studio</text:span></text:p>
      <text:p text:style-name="P1"><text:span text:style-name="T1">study</text:span></text:p>
      <text:p text:style-name="P1"><text:span text:style-name="T1">stuff</text:span></text:p>
      <text:p text:style-name="P1"><text:span text:style-name="T1">stupid</text:span></text:p>
      <text:p text:style-name="P1"><text:span text:style-name="T1">style</text:span></text:p>
      <text:p text:style-name="P1"><text:span text:style-name="T1">subject</text:span></text:p>
      <text:p text:style-name="P1"><text:span text:style-name="T1">submit</text:span></text:p>
      <text:p text:style-name="P1"><text:span text:style-name="T1">subsequent</text:span></text:p>
      <text:p text:style-name="P1"><text:span text:style-name="T1">substance</text:span></text:p>
      <text:p text:style-name="P1"><text:span text:style-name="T1">substantial</text:span></text:p>
      <text:p text:style-name="P1"><text:span text:style-name="T1">succeed</text:span></text:p>
      <text:p text:style-name="P1"><text:span text:style-name="T1">success</text:span></text:p>
      <text:p text:style-name="P1"><text:span text:style-name="T1">successful</text:span></text:p>
      <text:p text:style-name="P1"><text:span text:style-name="T1">successfully</text:span></text:p>
      <text:p text:style-name="P1"><text:span text:style-name="T1">such</text:span></text:p>
      <text:p text:style-name="P1"><text:span text:style-name="T1">sudden</text:span></text:p>
      <text:p text:style-name="P1"><text:span text:style-name="T1">suddenly</text:span></text:p>
      <text:p text:style-name="P1"><text:span text:style-name="T1">sue</text:span></text:p>
      <text:p text:style-name="P1"><text:span text:style-name="T1">suffer</text:span></text:p>
      <text:p text:style-name="P1"><text:span text:style-name="T1">sufficient</text:span></text:p>
      <text:p text:style-name="P1"><text:span text:style-name="T1">sugar</text:span></text:p>
      <text:p text:style-name="P1"><text:span text:style-name="T1">suggest</text:span></text:p>
      <text:p text:style-name="P1"><text:span text:style-name="T1">suggestion</text:span></text:p>
      <text:p text:style-name="P1"><text:span text:style-name="T1">suicide</text:span></text:p>
      <text:p text:style-name="P1"><text:span text:style-name="T1">suit</text:span></text:p>
      <text:p text:style-name="P1"><text:span text:style-name="T1">summer</text:span></text:p>
      <text:p text:style-name="P1"><text:span text:style-name="T1">summit</text:span></text:p>
      <text:p text:style-name="P1"><text:span text:style-name="T1">sun</text:span></text:p>
      <text:p text:style-name="P1"><text:span text:style-name="T1">super</text:span></text:p>
      <text:p text:style-name="P1"><text:span text:style-name="T1">supply</text:span></text:p>
      <text:p text:style-name="P1"><text:span text:style-name="T1">support</text:span></text:p>
      <text:p text:style-name="P1"><text:span text:style-name="T1">supporter</text:span></text:p>
      <text:p text:style-name="P1"><text:span text:style-name="T1">suppose</text:span></text:p>
      <text:p text:style-name="P1"><text:span text:style-name="T1">supposed</text:span></text:p>
      <text:p text:style-name="P1"><text:span text:style-name="T1">Supreme</text:span></text:p>
      <text:p text:style-name="P1"><text:span text:style-name="T1">sure</text:span></text:p>
      <text:p text:style-name="P1"><text:span text:style-name="T1">surely</text:span></text:p>
      <text:p text:style-name="P1"><text:span text:style-name="T1">surface</text:span></text:p>
      <text:p text:style-name="P1"><text:span text:style-name="T1">surgery</text:span></text:p>
      <text:p text:style-name="P1"><text:span text:style-name="T1">surprise</text:span></text:p>
      <text:p text:style-name="P1"><text:span text:style-name="T1">surprised</text:span></text:p>
      <text:p text:style-name="P1"><text:span text:style-name="T1">surprising</text:span></text:p>
      <text:p text:style-name="P1"><text:span text:style-name="T1">surprisingly</text:span></text:p>
      <text:p text:style-name="P1"><text:span text:style-name="T1">surround</text:span></text:p>
      <text:p text:style-name="P1"><text:span text:style-name="T1">survey</text:span></text:p>
      <text:p text:style-name="P1"><text:span text:style-name="T1">survival</text:span></text:p>
      <text:p text:style-name="P1"><text:span text:style-name="T1">survive</text:span></text:p>
      <text:p text:style-name="P1"><text:span text:style-name="T1">survivor</text:span></text:p>
      <text:p text:style-name="P1"><text:span text:style-name="T1">suspect</text:span></text:p>
      <text:p text:style-name="P1"><text:span text:style-name="T1">sustain</text:span></text:p>
      <text:p text:style-name="P1"><text:span text:style-name="T1">swear</text:span></text:p>
      <text:p text:style-name="P1"><text:span text:style-name="T1">sweep</text:span></text:p>
      <text:p text:style-name="P1"><text:span text:style-name="T1">sweet</text:span></text:p>
      <text:p text:style-name="P1"><text:span text:style-name="T1">swim</text:span></text:p>
      <text:p text:style-name="P1"><text:span text:style-name="T1">swing</text:span></text:p>
      <text:p text:style-name="P1"><text:span text:style-name="T1">switch</text:span></text:p>
      <text:p text:style-name="P1"><text:span text:style-name="T1">symbol</text:span></text:p>
      <text:p text:style-name="P1"><text:span text:style-name="T1">symptom</text:span></text:p>
      <text:p text:style-name="P1"><text:span text:style-name="T1">system</text:span></text:p>
      <text:p text:style-name="P1"><text:span text:style-name="T1">table</text:span></text:p>
      <text:p text:style-name="P1"><text:span text:style-name="T1">tablespoon</text:span></text:p>
      <text:p text:style-name="P1"><text:span text:style-name="T1">tactic</text:span></text:p>
      <text:p text:style-name="P1"><text:span text:style-name="T1">tail</text:span></text:p>
      <text:p text:style-name="P1"><text:span text:style-name="T1">take</text:span></text:p>
      <text:p text:style-name="P1"><text:span text:style-name="T1">tale</text:span></text:p>
      <text:p text:style-name="P1"><text:span text:style-name="T1">talent</text:span></text:p>
      <text:p text:style-name="P1"><text:span text:style-name="T1">talk</text:span></text:p>
      <text:p text:style-name="P1"><text:span text:style-name="T1">tall</text:span></text:p>
      <text:p text:style-name="P1"><text:span text:style-name="T1">tank</text:span></text:p>
      <text:p text:style-name="P1"><text:span text:style-name="T1">tap</text:span></text:p>
      <text:p text:style-name="P1"><text:span text:style-name="T1">tape</text:span></text:p>
      <text:p text:style-name="P1"><text:span text:style-name="T1">target</text:span></text:p>
      <text:p text:style-name="P1"><text:span text:style-name="T1">task</text:span></text:p>
      <text:p text:style-name="P1"><text:span text:style-name="T1">taste</text:span></text:p>
      <text:p text:style-name="P1"><text:span text:style-name="T1">tax</text:span></text:p>
      <text:p text:style-name="P1"><text:span text:style-name="T1">taxpayer</text:span></text:p>
      <text:p text:style-name="P1"><text:span text:style-name="T1">tea</text:span></text:p>
      <text:p text:style-name="P1"><text:span text:style-name="T1">teach</text:span></text:p>
      <text:p text:style-name="P1"><text:span text:style-name="T1">teacher</text:span></text:p>
      <text:p text:style-name="P1"><text:span text:style-name="T1">teaching</text:span></text:p>
      <text:p text:style-name="P1"><text:span text:style-name="T1">team</text:span></text:p>
      <text:p text:style-name="P1"><text:span text:style-name="T1">tear</text:span></text:p>
      <text:p text:style-name="P1"><text:span text:style-name="T1">teaspoon</text:span></text:p>
      <text:p text:style-name="P1"><text:span text:style-name="T1">technical</text:span></text:p>
      <text:p text:style-name="P1"><text:span text:style-name="T1">technique</text:span></text:p>
      <text:p text:style-name="P1"><text:span text:style-name="T1">technology</text:span></text:p>
      <text:p text:style-name="P1"><text:span text:style-name="T1">teen</text:span></text:p>
      <text:p text:style-name="P1"><text:span text:style-name="T1">teenager</text:span></text:p>
      <text:p text:style-name="P1"><text:span text:style-name="T1">telephone</text:span></text:p>
      <text:p text:style-name="P1"><text:span text:style-name="T1">telescope</text:span></text:p>
      <text:p text:style-name="P1"><text:span text:style-name="T1">television</text:span></text:p>
      <text:p text:style-name="P1"><text:span text:style-name="T1">tell</text:span></text:p>
      <text:p text:style-name="P1"><text:span text:style-name="T1">temperature</text:span></text:p>
      <text:p text:style-name="P1"><text:span text:style-name="T1">temporary</text:span></text:p>
      <text:p text:style-name="P1"><text:span text:style-name="T1">ten</text:span></text:p>
      <text:p text:style-name="P1"><text:span text:style-name="T1">tend</text:span></text:p>
      <text:p text:style-name="P1"><text:span text:style-name="T1">tendency</text:span></text:p>
      <text:p text:style-name="P1"><text:span text:style-name="T1">tennis</text:span></text:p>
      <text:p text:style-name="P1"><text:span text:style-name="T1">tension</text:span></text:p>
      <text:p text:style-name="P1"><text:span text:style-name="T1">tent</text:span></text:p>
      <text:p text:style-name="P1"><text:span text:style-name="T1">term</text:span></text:p>
      <text:p text:style-name="P1"><text:span text:style-name="T1">terms</text:span></text:p>
      <text:p text:style-name="P1"><text:span text:style-name="T1">terrible</text:span></text:p>
      <text:p text:style-name="P1"><text:span text:style-name="T1">territory</text:span></text:p>
      <text:p text:style-name="P1"><text:span text:style-name="T1">terror</text:span></text:p>
      <text:p text:style-name="P1"><text:span text:style-name="T1">terrorism</text:span></text:p>
      <text:p text:style-name="P1"><text:span text:style-name="T1">terrorist</text:span></text:p>
      <text:p text:style-name="P1"><text:span text:style-name="T1">test</text:span></text:p>
      <text:p text:style-name="P1"><text:span text:style-name="T1">testify</text:span></text:p>
      <text:p text:style-name="P1"><text:span text:style-name="T1">testimony</text:span></text:p>
      <text:p text:style-name="P1"><text:span text:style-name="T1">testing</text:span></text:p>
      <text:p text:style-name="P1"><text:span text:style-name="T1">text</text:span></text:p>
      <text:p text:style-name="P1"><text:span text:style-name="T1">than</text:span></text:p>
      <text:p text:style-name="P1"><text:span text:style-name="T1">thank</text:span></text:p>
      <text:p text:style-name="P1"><text:span text:style-name="T1">thanks</text:span></text:p>
      <text:p text:style-name="P1"><text:span text:style-name="T1">that</text:span></text:p>
      <text:p text:style-name="P1"><text:span text:style-name="T1">the</text:span></text:p>
      <text:p text:style-name="P1"><text:span text:style-name="T1">theater</text:span></text:p>
      <text:p text:style-name="P1"><text:span text:style-name="T1">their</text:span></text:p>
      <text:p text:style-name="P1"><text:span text:style-name="T1">them</text:span></text:p>
      <text:p text:style-name="P1"><text:span text:style-name="T1">theme</text:span></text:p>
      <text:p text:style-name="P1"><text:span text:style-name="T1">themselves</text:span></text:p>
      <text:p text:style-name="P1"><text:span text:style-name="T1">then</text:span></text:p>
      <text:p text:style-name="P1"><text:span text:style-name="T1">theory</text:span></text:p>
      <text:p text:style-name="P1"><text:span text:style-name="T1">therapy</text:span></text:p>
      <text:p text:style-name="P1"><text:span text:style-name="T1">there</text:span></text:p>
      <text:p text:style-name="P1"><text:span text:style-name="T1">therefore</text:span></text:p>
      <text:p text:style-name="P1"><text:span text:style-name="T1">these</text:span></text:p>
      <text:p text:style-name="P1"><text:span text:style-name="T1">they</text:span></text:p>
      <text:p text:style-name="P1"><text:span text:style-name="T1">thick</text:span></text:p>
      <text:p text:style-name="P1"><text:span text:style-name="T1">thin</text:span></text:p>
      <text:p text:style-name="P1"><text:span text:style-name="T1">thing</text:span></text:p>
      <text:p text:style-name="P1"><text:span text:style-name="T1">think</text:span></text:p>
      <text:p text:style-name="P1"><text:span text:style-name="T1">thinking</text:span></text:p>
      <text:p text:style-name="P1"><text:span text:style-name="T1">third</text:span></text:p>
      <text:p text:style-name="P1"><text:span text:style-name="T1">thirty</text:span></text:p>
      <text:p text:style-name="P1"><text:span text:style-name="T1">this</text:span></text:p>
      <text:p text:style-name="P1"><text:span text:style-name="T1">those</text:span></text:p>
      <text:p text:style-name="P1"><text:span text:style-name="T1">though</text:span></text:p>
      <text:p text:style-name="P1"><text:span text:style-name="T1">thought</text:span></text:p>
      <text:p text:style-name="P1"><text:span text:style-name="T1">thousand</text:span></text:p>
      <text:p text:style-name="P1"><text:span text:style-name="T1">threat</text:span></text:p>
      <text:p text:style-name="P1"><text:span text:style-name="T1">threaten</text:span></text:p>
      <text:p text:style-name="P1"><text:span text:style-name="T1">three</text:span></text:p>
      <text:p text:style-name="P1"><text:span text:style-name="T1">throat</text:span></text:p>
      <text:p text:style-name="P1"><text:span text:style-name="T1">through</text:span></text:p>
      <text:p text:style-name="P1"><text:span text:style-name="T1">throughout</text:span></text:p>
      <text:p text:style-name="P1"><text:span text:style-name="T1">throw</text:span></text:p>
      <text:p text:style-name="P1"><text:span text:style-name="T1">thus</text:span></text:p>
      <text:p text:style-name="P1"><text:span text:style-name="T1">ticket</text:span></text:p>
      <text:p text:style-name="P1"><text:span text:style-name="T1">tie</text:span></text:p>
      <text:p text:style-name="P1"><text:span text:style-name="T1">tight</text:span></text:p>
      <text:p text:style-name="P1"><text:span text:style-name="T1">time</text:span></text:p>
      <text:p text:style-name="P1"><text:span text:style-name="T1">tiny</text:span></text:p>
      <text:p text:style-name="P1"><text:span text:style-name="T1">tip</text:span></text:p>
      <text:p text:style-name="P1"><text:span text:style-name="T1">tire</text:span></text:p>
      <text:p text:style-name="P1"><text:span text:style-name="T1">tired</text:span></text:p>
      <text:p text:style-name="P1"><text:span text:style-name="T1">tissue</text:span></text:p>
      <text:p text:style-name="P1"><text:span text:style-name="T1">title</text:span></text:p>
      <text:p text:style-name="P1"><text:span text:style-name="T1">to</text:span></text:p>
      <text:p text:style-name="P1"><text:span text:style-name="T1">tobacco</text:span></text:p>
      <text:p text:style-name="P1"><text:span text:style-name="T1">today</text:span></text:p>
      <text:p text:style-name="P1"><text:span text:style-name="T1">toe</text:span></text:p>
      <text:p text:style-name="P1"><text:span text:style-name="T1">together</text:span></text:p>
      <text:p text:style-name="P1"><text:span text:style-name="T1">tomato</text:span></text:p>
      <text:p text:style-name="P1"><text:span text:style-name="T1">tomorrow</text:span></text:p>
      <text:p text:style-name="P1"><text:span text:style-name="T1">tone</text:span></text:p>
      <text:p text:style-name="P1"><text:span text:style-name="T1">tongue</text:span></text:p>
      <text:p text:style-name="P1"><text:span text:style-name="T1">tonight</text:span></text:p>
      <text:p text:style-name="P1"><text:span text:style-name="T1">too</text:span></text:p>
      <text:p text:style-name="P1"><text:span text:style-name="T1">tool</text:span></text:p>
      <text:p text:style-name="P1"><text:span text:style-name="T1">tooth</text:span></text:p>
      <text:p text:style-name="P1"><text:span text:style-name="T1">top</text:span></text:p>
      <text:p text:style-name="P1"><text:span text:style-name="T1">topic</text:span></text:p>
      <text:p text:style-name="P1"><text:span text:style-name="T1">toss</text:span></text:p>
      <text:p text:style-name="P1"><text:span text:style-name="T1">total</text:span></text:p>
      <text:p text:style-name="P1"><text:span text:style-name="T1">totally</text:span></text:p>
      <text:p text:style-name="P1"><text:span text:style-name="T1">touch</text:span></text:p>
      <text:p text:style-name="P1"><text:span text:style-name="T1">tough</text:span></text:p>
      <text:p text:style-name="P1"><text:span text:style-name="T1">tour</text:span></text:p>
      <text:p text:style-name="P1"><text:span text:style-name="T1">tourist</text:span></text:p>
      <text:p text:style-name="P1"><text:span text:style-name="T1">tournament</text:span></text:p>
      <text:p text:style-name="P1"><text:span text:style-name="T1">toward</text:span></text:p>
      <text:p text:style-name="P1"><text:span text:style-name="T1">towards</text:span></text:p>
      <text:p text:style-name="P1"><text:span text:style-name="T1">tower</text:span></text:p>
      <text:p text:style-name="P1"><text:span text:style-name="T1">town</text:span></text:p>
      <text:p text:style-name="P1"><text:span text:style-name="T1">toy</text:span></text:p>
      <text:p text:style-name="P1"><text:span text:style-name="T1">trace</text:span></text:p>
      <text:p text:style-name="P1"><text:span text:style-name="T1">track</text:span></text:p>
      <text:p text:style-name="P1"><text:span text:style-name="T1">trade</text:span></text:p>
      <text:p text:style-name="P1"><text:span text:style-name="T1">tradition</text:span></text:p>
      <text:p text:style-name="P1"><text:span text:style-name="T1">traditional</text:span></text:p>
      <text:p text:style-name="P1"><text:span text:style-name="T1">traffic</text:span></text:p>
      <text:p text:style-name="P1"><text:span text:style-name="T1">tragedy</text:span></text:p>
      <text:p text:style-name="P1"><text:span text:style-name="T1">trail</text:span></text:p>
      <text:p text:style-name="P1"><text:span text:style-name="T1">train</text:span></text:p>
      <text:p text:style-name="P1"><text:span text:style-name="T1">training</text:span></text:p>
      <text:p text:style-name="P1"><text:span text:style-name="T1">transfer</text:span></text:p>
      <text:p text:style-name="P1"><text:span text:style-name="T1">transform</text:span></text:p>
      <text:p text:style-name="P1"><text:span text:style-name="T1">transformation</text:span></text:p>
      <text:p text:style-name="P1"><text:span text:style-name="T1">transition</text:span></text:p>
      <text:p text:style-name="P1"><text:span text:style-name="T1">translate</text:span></text:p>
      <text:p text:style-name="P1"><text:span text:style-name="T1">transportation</text:span></text:p>
      <text:p text:style-name="P1"><text:span text:style-name="T1">travel</text:span></text:p>
      <text:p text:style-name="P1"><text:span text:style-name="T1">treat</text:span></text:p>
      <text:p text:style-name="P1"><text:span text:style-name="T1">treatment</text:span></text:p>
      <text:p text:style-name="P1"><text:span text:style-name="T1">treaty</text:span></text:p>
      <text:p text:style-name="P1"><text:span text:style-name="T1">tree</text:span></text:p>
      <text:p text:style-name="P1"><text:span text:style-name="T1">tremendous</text:span></text:p>
      <text:p text:style-name="P1"><text:span text:style-name="T1">trend</text:span></text:p>
      <text:p text:style-name="P1"><text:span text:style-name="T1">trial</text:span></text:p>
      <text:p text:style-name="P1"><text:span text:style-name="T1">tribe</text:span></text:p>
      <text:p text:style-name="P1"><text:span text:style-name="T1">trick</text:span></text:p>
      <text:p text:style-name="P1"><text:span text:style-name="T1">trip</text:span></text:p>
      <text:p text:style-name="P1"><text:span text:style-name="T1">troop</text:span></text:p>
      <text:p text:style-name="P1"><text:span text:style-name="T1">trouble</text:span></text:p>
      <text:p text:style-name="P1"><text:span text:style-name="T1">truck</text:span></text:p>
      <text:p text:style-name="P1"><text:span text:style-name="T1">true</text:span></text:p>
      <text:p text:style-name="P1"><text:span text:style-name="T1">truly</text:span></text:p>
      <text:p text:style-name="P1"><text:span text:style-name="T1">trust</text:span></text:p>
      <text:p text:style-name="P1"><text:span text:style-name="T1">truth</text:span></text:p>
      <text:p text:style-name="P1"><text:span text:style-name="T1">try</text:span></text:p>
      <text:p text:style-name="P1"><text:span text:style-name="T1">tube</text:span></text:p>
      <text:p text:style-name="P1"><text:span text:style-name="T1">tunnel</text:span></text:p>
      <text:p text:style-name="P1"><text:span text:style-name="T1">turn</text:span></text:p>
      <text:p text:style-name="P1"><text:span text:style-name="T1">TV</text:span></text:p>
      <text:p text:style-name="P1"><text:span text:style-name="T1">twelve</text:span></text:p>
      <text:p text:style-name="P1"><text:span text:style-name="T1">twenty</text:span></text:p>
      <text:p text:style-name="P1"><text:span text:style-name="T1">twice</text:span></text:p>
      <text:p text:style-name="P1"><text:span text:style-name="T1">twin</text:span></text:p>
      <text:p text:style-name="P1"><text:span text:style-name="T1">two</text:span></text:p>
      <text:p text:style-name="P1"><text:span text:style-name="T1">type</text:span></text:p>
      <text:p text:style-name="P1"><text:span text:style-name="T1">typical</text:span></text:p>
      <text:p text:style-name="P1"><text:span text:style-name="T1">typically</text:span></text:p>
      <text:p text:style-name="P1"><text:span text:style-name="T1">ugly</text:span></text:p>
      <text:p text:style-name="P1"><text:span text:style-name="T1">ultimate</text:span></text:p>
      <text:p text:style-name="P1"><text:span text:style-name="T1">ultimately</text:span></text:p>
      <text:p text:style-name="P1"><text:span text:style-name="T1">unable</text:span></text:p>
      <text:p text:style-name="P1"><text:span text:style-name="T1">uncle</text:span></text:p>
      <text:p text:style-name="P1"><text:span text:style-name="T1">under</text:span></text:p>
      <text:p text:style-name="P1"><text:span text:style-name="T1">undergo</text:span></text:p>
      <text:p text:style-name="P1"><text:span text:style-name="T1">understand</text:span></text:p>
      <text:p text:style-name="P1"><text:span text:style-name="T1">understanding</text:span></text:p>
      <text:p text:style-name="P1"><text:span text:style-name="T1">unfortunately</text:span></text:p>
      <text:p text:style-name="P1"><text:span text:style-name="T1">uniform</text:span></text:p>
      <text:p text:style-name="P1"><text:span text:style-name="T1">union</text:span></text:p>
      <text:p text:style-name="P1"><text:span text:style-name="T1">unique</text:span></text:p>
      <text:p text:style-name="P1"><text:span text:style-name="T1">unit</text:span></text:p>
      <text:p text:style-name="P1"><text:span text:style-name="T1">United</text:span></text:p>
      <text:p text:style-name="P1"><text:span text:style-name="T1">universal</text:span></text:p>
      <text:p text:style-name="P1"><text:span text:style-name="T1">universe</text:span></text:p>
      <text:p text:style-name="P1"><text:span text:style-name="T1">university</text:span></text:p>
      <text:p text:style-name="P1"><text:span text:style-name="T1">unknown</text:span></text:p>
      <text:p text:style-name="P1"><text:span text:style-name="T1">unless</text:span></text:p>
      <text:p text:style-name="P1"><text:span text:style-name="T1">unlike</text:span></text:p>
      <text:p text:style-name="P1"><text:span text:style-name="T1">unlikely</text:span></text:p>
      <text:p text:style-name="P1"><text:span text:style-name="T1">until</text:span></text:p>
      <text:p text:style-name="P1"><text:span text:style-name="T1">unusual</text:span></text:p>
      <text:p text:style-name="P1"><text:span text:style-name="T1">up</text:span></text:p>
      <text:p text:style-name="P1"><text:span text:style-name="T1">upon</text:span></text:p>
      <text:p text:style-name="P1"><text:span text:style-name="T1">upper</text:span></text:p>
      <text:p text:style-name="P1"><text:span text:style-name="T1">urban</text:span></text:p>
      <text:p text:style-name="P1"><text:span text:style-name="T1">urge</text:span></text:p>
      <text:p text:style-name="P1"><text:span text:style-name="T1">us</text:span></text:p>
      <text:p text:style-name="P1"><text:span text:style-name="T1">use</text:span></text:p>
      <text:p text:style-name="P1"><text:span text:style-name="T1">used</text:span></text:p>
      <text:p text:style-name="P1"><text:span text:style-name="T1">useful</text:span></text:p>
      <text:p text:style-name="P1"><text:span text:style-name="T1">user</text:span></text:p>
      <text:p text:style-name="P1"><text:span text:style-name="T1">usual</text:span></text:p>
      <text:p text:style-name="P1"><text:span text:style-name="T1">usually</text:span></text:p>
      <text:p text:style-name="P1"><text:span text:style-name="T1">utility</text:span></text:p>
      <text:p text:style-name="P1"><text:span text:style-name="T1">vacation</text:span></text:p>
      <text:p text:style-name="P1"><text:span text:style-name="T1">valley</text:span></text:p>
      <text:p text:style-name="P1"><text:span text:style-name="T1">valuable</text:span></text:p>
      <text:p text:style-name="P1"><text:span text:style-name="T1">value</text:span></text:p>
      <text:p text:style-name="P1"><text:span text:style-name="T1">variable</text:span></text:p>
      <text:p text:style-name="P1"><text:span text:style-name="T1">variation</text:span></text:p>
      <text:p text:style-name="P1"><text:span text:style-name="T1">variety</text:span></text:p>
      <text:p text:style-name="P1"><text:span text:style-name="T1">various</text:span></text:p>
      <text:p text:style-name="P1"><text:span text:style-name="T1">vary</text:span></text:p>
      <text:p text:style-name="P1"><text:span text:style-name="T1">vast</text:span></text:p>
      <text:p text:style-name="P1"><text:span text:style-name="T1">vegetable</text:span></text:p>
      <text:p text:style-name="P1"><text:span text:style-name="T1">vehicle</text:span></text:p>
      <text:p text:style-name="P1"><text:span text:style-name="T1">venture</text:span></text:p>
      <text:p text:style-name="P1"><text:span text:style-name="T1">version</text:span></text:p>
      <text:p text:style-name="P1"><text:span text:style-name="T1">versus</text:span></text:p>
      <text:p text:style-name="P1"><text:span text:style-name="T1">very</text:span></text:p>
      <text:p text:style-name="P1"><text:span text:style-name="T1">vessel</text:span></text:p>
      <text:p text:style-name="P1"><text:span text:style-name="T1">veteran</text:span></text:p>
      <text:p text:style-name="P1"><text:span text:style-name="T1">via</text:span></text:p>
      <text:p text:style-name="P1"><text:span text:style-name="T1">victim</text:span></text:p>
      <text:p text:style-name="P1"><text:span text:style-name="T1">victory</text:span></text:p>
      <text:p text:style-name="P1"><text:span text:style-name="T1">video</text:span></text:p>
      <text:p text:style-name="P1"><text:span text:style-name="T1">view</text:span></text:p>
      <text:p text:style-name="P1"><text:span text:style-name="T1">viewer</text:span></text:p>
      <text:p text:style-name="P1"><text:span text:style-name="T1">village</text:span></text:p>
      <text:p text:style-name="P1"><text:span text:style-name="T1">violate</text:span></text:p>
      <text:p text:style-name="P1"><text:span text:style-name="T1">violation</text:span></text:p>
      <text:p text:style-name="P1"><text:span text:style-name="T1">violence</text:span></text:p>
      <text:p text:style-name="P1"><text:span text:style-name="T1">violent</text:span></text:p>
      <text:p text:style-name="P1"><text:span text:style-name="T1">virtually</text:span></text:p>
      <text:p text:style-name="P1"><text:span text:style-name="T1">virtue</text:span></text:p>
      <text:p text:style-name="P1"><text:span text:style-name="T1">virus</text:span></text:p>
      <text:p text:style-name="P1"><text:span text:style-name="T1">visible</text:span></text:p>
      <text:p text:style-name="P1"><text:span text:style-name="T1">vision</text:span></text:p>
      <text:p text:style-name="P1"><text:span text:style-name="T1">visit</text:span></text:p>
      <text:p text:style-name="P1"><text:span text:style-name="T1">visitor</text:span></text:p>
      <text:p text:style-name="P1"><text:span text:style-name="T1">visual</text:span></text:p>
      <text:p text:style-name="P1"><text:span text:style-name="T1">vital</text:span></text:p>
      <text:p text:style-name="P1"><text:span text:style-name="T1">voice</text:span></text:p>
      <text:p text:style-name="P1"><text:span text:style-name="T1">volume</text:span></text:p>
      <text:p text:style-name="P1"><text:span text:style-name="T1">volunteer</text:span></text:p>
      <text:p text:style-name="P1"><text:span text:style-name="T1">vote</text:span></text:p>
      <text:p text:style-name="P1"><text:span text:style-name="T1">voter</text:span></text:p>
      <text:p text:style-name="P1"><text:span text:style-name="T1">vs</text:span></text:p>
      <text:p text:style-name="P1"><text:span text:style-name="T1">vulnerable</text:span></text:p>
      <text:p text:style-name="P1"><text:span text:style-name="T1">wage</text:span></text:p>
      <text:p text:style-name="P1"><text:span text:style-name="T1">wait</text:span></text:p>
      <text:p text:style-name="P1"><text:span text:style-name="T1">wake</text:span></text:p>
      <text:p text:style-name="P1"><text:span text:style-name="T1">walk</text:span></text:p>
      <text:p text:style-name="P1"><text:span text:style-name="T1">wall</text:span></text:p>
      <text:p text:style-name="P1"><text:span text:style-name="T1">wander</text:span></text:p>
      <text:p text:style-name="P1"><text:span text:style-name="T1">want</text:span></text:p>
      <text:p text:style-name="P1"><text:span text:style-name="T1">war</text:span></text:p>
      <text:p text:style-name="P1"><text:span text:style-name="T1">warm</text:span></text:p>
      <text:p text:style-name="P1"><text:span text:style-name="T1">warn</text:span></text:p>
      <text:p text:style-name="P1"><text:span text:style-name="T1">warning</text:span></text:p>
      <text:p text:style-name="P1"><text:span text:style-name="T1">wash</text:span></text:p>
      <text:p text:style-name="P1"><text:span text:style-name="T1">waste</text:span></text:p>
      <text:p text:style-name="P1"><text:span text:style-name="T1">watch</text:span></text:p>
      <text:p text:style-name="P1"><text:span text:style-name="T1">water</text:span></text:p>
      <text:p text:style-name="P1"><text:span text:style-name="T1">wave</text:span></text:p>
      <text:p text:style-name="P1"><text:span text:style-name="T1">way</text:span></text:p>
      <text:p text:style-name="P1"><text:span text:style-name="T1">we</text:span></text:p>
      <text:p text:style-name="P1"><text:span text:style-name="T1">weak</text:span></text:p>
      <text:p text:style-name="P1"><text:span text:style-name="T1">wealth</text:span></text:p>
      <text:p text:style-name="P1"><text:span text:style-name="T1">wealthy</text:span></text:p>
      <text:p text:style-name="P1"><text:span text:style-name="T1">weapon</text:span></text:p>
      <text:p text:style-name="P1"><text:span text:style-name="T1">wear</text:span></text:p>
      <text:p text:style-name="P1"><text:span text:style-name="T1">weather</text:span></text:p>
      <text:p text:style-name="P1"><text:span text:style-name="T1">wedding</text:span></text:p>
      <text:p text:style-name="P1"><text:span text:style-name="T1">week</text:span></text:p>
      <text:p text:style-name="P1"><text:span text:style-name="T1">weekend</text:span></text:p>
      <text:p text:style-name="P1"><text:span text:style-name="T1">weekly</text:span></text:p>
      <text:p text:style-name="P1"><text:span text:style-name="T1">weigh</text:span></text:p>
      <text:p text:style-name="P1"><text:span text:style-name="T1">weight</text:span></text:p>
      <text:p text:style-name="P1"><text:span text:style-name="T1">welcome</text:span></text:p>
      <text:p text:style-name="P1"><text:span text:style-name="T1">welfare</text:span></text:p>
      <text:p text:style-name="P1"><text:span text:style-name="T1">well</text:span></text:p>
      <text:p text:style-name="P1"><text:span text:style-name="T1">west</text:span></text:p>
      <text:p text:style-name="P1"><text:span text:style-name="T1">western</text:span></text:p>
      <text:p text:style-name="P1"><text:span text:style-name="T1">wet</text:span></text:p>
      <text:p text:style-name="P1"><text:span text:style-name="T1">what</text:span></text:p>
      <text:p text:style-name="P1"><text:span text:style-name="T1">whatever</text:span></text:p>
      <text:p text:style-name="P1"><text:span text:style-name="T1">wheel</text:span></text:p>
      <text:p text:style-name="P1"><text:span text:style-name="T1">when</text:span></text:p>
      <text:p text:style-name="P1"><text:span text:style-name="T1">whenever</text:span></text:p>
      <text:p text:style-name="P1"><text:span text:style-name="T1">where</text:span></text:p>
      <text:p text:style-name="P1"><text:span text:style-name="T1">whereas</text:span></text:p>
      <text:p text:style-name="P1"><text:span text:style-name="T1">whether</text:span></text:p>
      <text:p text:style-name="P1"><text:span text:style-name="T1">which</text:span></text:p>
      <text:p text:style-name="P1"><text:span text:style-name="T1">while</text:span></text:p>
      <text:p text:style-name="P1"><text:span text:style-name="T1">whisper</text:span></text:p>
      <text:p text:style-name="P1"><text:span text:style-name="T1">white</text:span></text:p>
      <text:p text:style-name="P1"><text:span text:style-name="T1">who</text:span></text:p>
      <text:p text:style-name="P1"><text:span text:style-name="T1">whole</text:span></text:p>
      <text:p text:style-name="P1"><text:span text:style-name="T1">whom</text:span></text:p>
      <text:p text:style-name="P1"><text:span text:style-name="T1">whose</text:span></text:p>
      <text:p text:style-name="P1"><text:span text:style-name="T1">why</text:span></text:p>
      <text:p text:style-name="P1"><text:span text:style-name="T1">wide</text:span></text:p>
      <text:p text:style-name="P1"><text:span text:style-name="T1">widely</text:span></text:p>
      <text:p text:style-name="P1"><text:span text:style-name="T1">widespread</text:span></text:p>
      <text:p text:style-name="P1"><text:span text:style-name="T1">wife</text:span></text:p>
      <text:p text:style-name="P1"><text:span text:style-name="T1">wild</text:span></text:p>
      <text:p text:style-name="P1"><text:span text:style-name="T1">will</text:span></text:p>
      <text:p text:style-name="P1"><text:span text:style-name="T1">willing</text:span></text:p>
      <text:p text:style-name="P1"><text:span text:style-name="T1">win</text:span></text:p>
      <text:p text:style-name="P1"><text:span text:style-name="T1">wind</text:span></text:p>
      <text:p text:style-name="P1"><text:span text:style-name="T1">window</text:span></text:p>
      <text:p text:style-name="P1"><text:span text:style-name="T1">wine</text:span></text:p>
      <text:p text:style-name="P1"><text:span text:style-name="T1">wing</text:span></text:p>
      <text:p text:style-name="P1"><text:span text:style-name="T1">winner</text:span></text:p>
      <text:p text:style-name="P1"><text:span text:style-name="T1">winter</text:span></text:p>
      <text:p text:style-name="P1"><text:span text:style-name="T1">wipe</text:span></text:p>
      <text:p text:style-name="P1"><text:span text:style-name="T1">wire</text:span></text:p>
      <text:p text:style-name="P1"><text:span text:style-name="T1">wisdom</text:span></text:p>
      <text:p text:style-name="P1"><text:span text:style-name="T1">wise</text:span></text:p>
      <text:p text:style-name="P1"><text:span text:style-name="T1">wish</text:span></text:p>
      <text:p text:style-name="P1"><text:span text:style-name="T1">with</text:span></text:p>
      <text:p text:style-name="P1"><text:span text:style-name="T1">withdraw</text:span></text:p>
      <text:p text:style-name="P1"><text:span text:style-name="T1">within</text:span></text:p>
      <text:p text:style-name="P1"><text:span text:style-name="T1">without</text:span></text:p>
      <text:p text:style-name="P1"><text:span text:style-name="T1">witness</text:span></text:p>
      <text:p text:style-name="P1"><text:span text:style-name="T1">woman</text:span></text:p>
      <text:p text:style-name="P1"><text:span text:style-name="T1">wonder</text:span></text:p>
      <text:p text:style-name="P1"><text:span text:style-name="T1">wonderful</text:span></text:p>
      <text:p text:style-name="P1"><text:span text:style-name="T1">wood</text:span></text:p>
      <text:p text:style-name="P1"><text:span text:style-name="T1">wooden</text:span></text:p>
      <text:p text:style-name="P1"><text:span text:style-name="T1">word</text:span></text:p>
      <text:p text:style-name="P1"><text:span text:style-name="T1">work</text:span></text:p>
      <text:p text:style-name="P1"><text:span text:style-name="T1">worker</text:span></text:p>
      <text:p text:style-name="P1"><text:span text:style-name="T1">working</text:span></text:p>
      <text:p text:style-name="P1"><text:span text:style-name="T1">works</text:span></text:p>
      <text:p text:style-name="P1"><text:span text:style-name="T1">workshop</text:span></text:p>
      <text:p text:style-name="P1"><text:span text:style-name="T1">world</text:span></text:p>
      <text:p text:style-name="P1"><text:span text:style-name="T1">worried</text:span></text:p>
      <text:p text:style-name="P1"><text:span text:style-name="T1">worry</text:span></text:p>
      <text:p text:style-name="P1"><text:span text:style-name="T1">worth</text:span></text:p>
      <text:p text:style-name="P1"><text:span text:style-name="T1">would</text:span></text:p>
      <text:p text:style-name="P1"><text:span text:style-name="T1">wound</text:span></text:p>
      <text:p text:style-name="P1"><text:span text:style-name="T1">wrap</text:span></text:p>
      <text:p text:style-name="P1"><text:span text:style-name="T1">write</text:span></text:p>
      <text:p text:style-name="P1"><text:span text:style-name="T1">writer</text:span></text:p>
      <text:p text:style-name="P1"><text:span text:style-name="T1">writing</text:span></text:p>
      <text:p text:style-name="P1"><text:span text:style-name="T1">wrong</text:span></text:p>
      <text:p text:style-name="P1"><text:span text:style-name="T1">yard</text:span></text:p>
      <text:p text:style-name="P1"><text:span text:style-name="T1">yeah</text:span></text:p>
      <text:p text:style-name="P1"><text:span text:style-name="T1">year</text:span></text:p>
      <text:p text:style-name="P1"><text:span text:style-name="T1">yell</text:span></text:p>
      <text:p text:style-name="P1"><text:span text:style-name="T1">yellow</text:span></text:p>
      <text:p text:style-name="P1"><text:span text:style-name="T1">yes</text:span></text:p>
      <text:p text:style-name="P1"><text:span text:style-name="T1">yesterday</text:span></text:p>
      <text:p text:style-name="P1"><text:span text:style-name="T1">yet</text:span></text:p>
      <text:p text:style-name="P1"><text:span text:style-name="T1">yield</text:span></text:p>
      <text:p text:style-name="P1"><text:span text:style-name="T1">you</text:span></text:p>
      <text:p text:style-name="P1"><text:span text:style-name="T1">young</text:span></text:p>
      <text:p text:style-name="P1"><text:span text:style-name="T1">your</text:span></text:p>
      <text:p text:style-name="P1"><text:span text:style-name="T1">yours</text:span></text:p>
      <text:p text:style-name="P1"><text:span text:style-name="T1">yourself</text:span></text:p>
      <text:p text:style-name="P1"><text:span text:style-name="T1">youth</text:span></text:p>
      <text:p text:style-name="P1"><text:span text:style-name="T1">z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